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8.512cm" svg:height="12.038cm" svg:x="94.251cm" svg:y="4.182cm">
            <draw:object draw:notify-on-update-of-ranges="Hoja1.BA1:Hoja1.BA57 Hoja1.BB1:Hoja1.BB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471cm" svg:height="11.9cm" svg:x="116.403cm" svg:y="4.72cm">
            <draw:object draw:notify-on-update-of-ranges="Hoja1.BA1:Hoja1.BA57 Hoja1.BC1:Hoja1.BC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0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209000">
            <text:p>209000</text:p>
          </table:table-cell>
          <table:table-cell office:value-type="float" office:value="107000">
            <text:p>107000</text:p>
          </table:table-cell>
          <table:table-cell office:value-type="float" office:value="203000">
            <text:p>203000</text:p>
          </table:table-cell>
          <table:table-cell office:value-type="float" office:value="200000">
            <text:p>200000</text:p>
          </table:table-cell>
          <table:table-cell office:value-type="float" office:value="199000">
            <text:p>199000</text:p>
          </table:table-cell>
          <table:table-cell office:value-type="float" office:value="200000">
            <text:p>200000</text:p>
          </table:table-cell>
          <table:table-cell office:value-type="float" office:value="201000">
            <text:p>201000</text:p>
          </table:table-cell>
          <table:table-cell office:value-type="float" office:value="202000">
            <text:p>202000</text:p>
          </table:table-cell>
          <table:table-cell office:value-type="float" office:value="198000">
            <text:p>198000</text:p>
          </table:table-cell>
          <table:table-cell office:value-type="float" office:value="200000">
            <text:p>200000</text:p>
          </table:table-cell>
          <table:table-cell office:value-type="float" office:value="199000">
            <text:p>199000</text:p>
          </table:table-cell>
          <table:table-cell table:number-columns-repeated="3" office:value-type="float" office:value="200000">
            <text:p>200000</text:p>
          </table:table-cell>
          <table:table-cell office:value-type="float" office:value="201000">
            <text:p>201000</text:p>
          </table:table-cell>
          <table:table-cell office:value-type="float" office:value="200000">
            <text:p>200000</text:p>
          </table:table-cell>
          <table:table-cell office:value-type="float" office:value="201000">
            <text:p>201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03000">
            <text:p>203000</text:p>
          </table:table-cell>
          <table:table-cell office:value-type="float" office:value="227000">
            <text:p>227000</text:p>
          </table:table-cell>
          <table:table-cell office:value-type="float" office:value="201000">
            <text:p>201000</text:p>
          </table:table-cell>
          <table:table-cell office:value-type="float" office:value="203000">
            <text:p>203000</text:p>
          </table:table-cell>
          <table:table-cell office:value-type="float" office:value="206000">
            <text:p>206000</text:p>
          </table:table-cell>
          <table:table-cell office:value-type="float" office:value="209000">
            <text:p>209000</text:p>
          </table:table-cell>
          <table:table-cell office:value-type="float" office:value="204000">
            <text:p>204000</text:p>
          </table:table-cell>
          <table:table-cell office:value-type="float" office:value="214000">
            <text:p>214000</text:p>
          </table:table-cell>
          <table:table-cell table:number-columns-repeated="2" office:value-type="float" office:value="199000">
            <text:p>199000</text:p>
          </table:table-cell>
          <table:table-cell table:number-columns-repeated="2" office:value-type="float" office:value="201000">
            <text:p>201000</text:p>
          </table:table-cell>
          <table:table-cell office:value-type="float" office:value="200000">
            <text:p>200000</text:p>
          </table:table-cell>
          <table:table-cell office:value-type="float" office:value="210000">
            <text:p>210000</text:p>
          </table:table-cell>
          <table:table-cell office:value-type="float" office:value="202000">
            <text:p>202000</text:p>
          </table:table-cell>
          <table:table-cell office:value-type="float" office:value="201000">
            <text:p>201000</text:p>
          </table:table-cell>
          <table:table-cell office:value-type="float" office:value="206000">
            <text:p>206000</text:p>
          </table:table-cell>
          <table:table-cell office:value-type="float" office:value="200000">
            <text:p>200000</text:p>
          </table:table-cell>
          <table:table-cell office:value-type="float" office:value="201000">
            <text:p>201000</text:p>
          </table:table-cell>
          <table:table-cell office:value-type="float" office:value="202000">
            <text:p>202000</text:p>
          </table:table-cell>
          <table:table-cell office:value-type="float" office:value="224000">
            <text:p>224000</text:p>
          </table:table-cell>
          <table:table-cell office:value-type="float" office:value="201000">
            <text:p>201000</text:p>
          </table:table-cell>
          <table:table-cell office:value-type="float" office:value="204000">
            <text:p>204000</text:p>
          </table:table-cell>
          <table:table-cell office:value-type="float" office:value="202000">
            <text:p>202000</text:p>
          </table:table-cell>
          <table:table-cell office:value-type="float" office:value="201000">
            <text:p>201000</text:p>
          </table:table-cell>
          <table:table-cell office:value-type="float" office:value="202000">
            <text:p>202000</text:p>
          </table:table-cell>
          <table:table-cell office:value-type="float" office:value="201000">
            <text:p>201000</text:p>
          </table:table-cell>
          <table:table-cell office:value-type="float" office:value="205000">
            <text:p>205000</text:p>
          </table:table-cell>
          <table:table-cell table:number-columns-repeated="2" office:value-type="float" office:value="200000">
            <text:p>20000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AVERAGE([.A1:.AX1])" office:value-type="float" office:value="201080">
            <text:p>201080</text:p>
          </table:table-cell>
          <table:table-cell table:formula="of:=[.BB1]/([.BA1]^2)" office:value-type="float" office:value="12567.5">
            <text:p>12567,5</text:p>
          </table:table-cell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219000">
            <text:p>219000</text:p>
          </table:table-cell>
          <table:table-cell office:value-type="float" office:value="226000">
            <text:p>226000</text:p>
          </table:table-cell>
          <table:table-cell office:value-type="float" office:value="220000">
            <text:p>220000</text:p>
          </table:table-cell>
          <table:table-cell office:value-type="float" office:value="928000">
            <text:p>928000</text:p>
          </table:table-cell>
          <table:table-cell table:number-columns-repeated="3" office:value-type="float" office:value="219000">
            <text:p>219000</text:p>
          </table:table-cell>
          <table:table-cell table:number-columns-repeated="2" office:value-type="float" office:value="220000">
            <text:p>220000</text:p>
          </table:table-cell>
          <table:table-cell table:number-columns-repeated="2" office:value-type="float" office:value="219000">
            <text:p>219000</text:p>
          </table:table-cell>
          <table:table-cell office:value-type="float" office:value="220000">
            <text:p>220000</text:p>
          </table:table-cell>
          <table:table-cell office:value-type="float" office:value="221000">
            <text:p>221000</text:p>
          </table:table-cell>
          <table:table-cell office:value-type="float" office:value="219000">
            <text:p>219000</text:p>
          </table:table-cell>
          <table:table-cell office:value-type="float" office:value="300000">
            <text:p>300000</text:p>
          </table:table-cell>
          <table:table-cell office:value-type="float" office:value="218000">
            <text:p>218000</text:p>
          </table:table-cell>
          <table:table-cell office:value-type="float" office:value="221000">
            <text:p>221000</text:p>
          </table:table-cell>
          <table:table-cell office:value-type="float" office:value="219000">
            <text:p>219000</text:p>
          </table:table-cell>
          <table:table-cell office:value-type="float" office:value="221000">
            <text:p>221000</text:p>
          </table:table-cell>
          <table:table-cell office:value-type="float" office:value="220000">
            <text:p>220000</text:p>
          </table:table-cell>
          <table:table-cell office:value-type="float" office:value="218000">
            <text:p>218000</text:p>
          </table:table-cell>
          <table:table-cell table:number-columns-repeated="2" office:value-type="float" office:value="219000">
            <text:p>219000</text:p>
          </table:table-cell>
          <table:table-cell table:number-columns-repeated="2" office:value-type="float" office:value="222000">
            <text:p>222000</text:p>
          </table:table-cell>
          <table:table-cell table:number-columns-repeated="2" office:value-type="float" office:value="220000">
            <text:p>220000</text:p>
          </table:table-cell>
          <table:table-cell office:value-type="float" office:value="221000">
            <text:p>221000</text:p>
          </table:table-cell>
          <table:table-cell office:value-type="float" office:value="222000">
            <text:p>222000</text:p>
          </table:table-cell>
          <table:table-cell office:value-type="float" office:value="218000">
            <text:p>218000</text:p>
          </table:table-cell>
          <table:table-cell table:number-columns-repeated="2" office:value-type="float" office:value="221000">
            <text:p>221000</text:p>
          </table:table-cell>
          <table:table-cell office:value-type="float" office:value="218000">
            <text:p>218000</text:p>
          </table:table-cell>
          <table:table-cell office:value-type="float" office:value="228000">
            <text:p>228000</text:p>
          </table:table-cell>
          <table:table-cell office:value-type="float" office:value="220000">
            <text:p>220000</text:p>
          </table:table-cell>
          <table:table-cell office:value-type="float" office:value="223000">
            <text:p>223000</text:p>
          </table:table-cell>
          <table:table-cell office:value-type="float" office:value="220000">
            <text:p>220000</text:p>
          </table:table-cell>
          <table:table-cell office:value-type="float" office:value="222000">
            <text:p>222000</text:p>
          </table:table-cell>
          <table:table-cell office:value-type="float" office:value="221000">
            <text:p>221000</text:p>
          </table:table-cell>
          <table:table-cell office:value-type="float" office:value="222000">
            <text:p>222000</text:p>
          </table:table-cell>
          <table:table-cell office:value-type="float" office:value="234000">
            <text:p>234000</text:p>
          </table:table-cell>
          <table:table-cell table:number-columns-repeated="2" office:value-type="float" office:value="219000">
            <text:p>219000</text:p>
          </table:table-cell>
          <table:table-cell table:number-columns-repeated="2" office:value-type="float" office:value="218000">
            <text:p>218000</text:p>
          </table:table-cell>
          <table:table-cell office:value-type="float" office:value="221000">
            <text:p>221000</text:p>
          </table:table-cell>
          <table:table-cell office:value-type="float" office:value="220000">
            <text:p>220000</text:p>
          </table:table-cell>
          <table:table-cell office:value-type="float" office:value="219000">
            <text:p>219000</text:p>
          </table:table-cell>
          <table:table-cell office:value-type="float" office:value="221000">
            <text:p>22100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AVERAGE([.A2:.AX2])" office:value-type="float" office:value="236300">
            <text:p>236300</text:p>
          </table:table-cell>
          <table:table-cell table:formula="of:=[.BB2]/([.BA2]^2)" office:value-type="float" office:value="9452">
            <text:p>9452</text:p>
          </table:table-cell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239000">
            <text:p>239000</text:p>
          </table:table-cell>
          <table:table-cell office:value-type="float" office:value="245000">
            <text:p>245000</text:p>
          </table:table-cell>
          <table:table-cell office:value-type="float" office:value="256000">
            <text:p>256000</text:p>
          </table:table-cell>
          <table:table-cell office:value-type="float" office:value="199000">
            <text:p>199000</text:p>
          </table:table-cell>
          <table:table-cell office:value-type="float" office:value="240000">
            <text:p>240000</text:p>
          </table:table-cell>
          <table:table-cell office:value-type="float" office:value="239000">
            <text:p>239000</text:p>
          </table:table-cell>
          <table:table-cell office:value-type="float" office:value="240000">
            <text:p>240000</text:p>
          </table:table-cell>
          <table:table-cell office:value-type="float" office:value="239000">
            <text:p>239000</text:p>
          </table:table-cell>
          <table:table-cell office:value-type="float" office:value="238000">
            <text:p>238000</text:p>
          </table:table-cell>
          <table:table-cell office:value-type="float" office:value="237000">
            <text:p>237000</text:p>
          </table:table-cell>
          <table:table-cell office:value-type="float" office:value="235000">
            <text:p>235000</text:p>
          </table:table-cell>
          <table:table-cell office:value-type="float" office:value="241000">
            <text:p>241000</text:p>
          </table:table-cell>
          <table:table-cell office:value-type="float" office:value="240000">
            <text:p>240000</text:p>
          </table:table-cell>
          <table:table-cell office:value-type="float" office:value="252000">
            <text:p>252000</text:p>
          </table:table-cell>
          <table:table-cell office:value-type="float" office:value="237000">
            <text:p>237000</text:p>
          </table:table-cell>
          <table:table-cell table:number-columns-repeated="4" office:value-type="float" office:value="238000">
            <text:p>238000</text:p>
          </table:table-cell>
          <table:table-cell office:value-type="float" office:value="237000">
            <text:p>237000</text:p>
          </table:table-cell>
          <table:table-cell office:value-type="float" office:value="239000">
            <text:p>239000</text:p>
          </table:table-cell>
          <table:table-cell office:value-type="float" office:value="262000">
            <text:p>262000</text:p>
          </table:table-cell>
          <table:table-cell office:value-type="float" office:value="248000">
            <text:p>248000</text:p>
          </table:table-cell>
          <table:table-cell office:value-type="float" office:value="239000">
            <text:p>239000</text:p>
          </table:table-cell>
          <table:table-cell office:value-type="float" office:value="265000">
            <text:p>265000</text:p>
          </table:table-cell>
          <table:table-cell table:number-columns-repeated="3" office:value-type="float" office:value="239000">
            <text:p>239000</text:p>
          </table:table-cell>
          <table:table-cell office:value-type="float" office:value="237000">
            <text:p>237000</text:p>
          </table:table-cell>
          <table:table-cell office:value-type="float" office:value="238000">
            <text:p>238000</text:p>
          </table:table-cell>
          <table:table-cell office:value-type="float" office:value="239000">
            <text:p>239000</text:p>
          </table:table-cell>
          <table:table-cell office:value-type="float" office:value="238000">
            <text:p>238000</text:p>
          </table:table-cell>
          <table:table-cell office:value-type="float" office:value="241000">
            <text:p>241000</text:p>
          </table:table-cell>
          <table:table-cell office:value-type="float" office:value="240000">
            <text:p>240000</text:p>
          </table:table-cell>
          <table:table-cell office:value-type="float" office:value="239000">
            <text:p>239000</text:p>
          </table:table-cell>
          <table:table-cell office:value-type="float" office:value="238000">
            <text:p>238000</text:p>
          </table:table-cell>
          <table:table-cell office:value-type="float" office:value="250000">
            <text:p>250000</text:p>
          </table:table-cell>
          <table:table-cell office:value-type="float" office:value="239000">
            <text:p>239000</text:p>
          </table:table-cell>
          <table:table-cell office:value-type="float" office:value="237000">
            <text:p>237000</text:p>
          </table:table-cell>
          <table:table-cell office:value-type="float" office:value="949000">
            <text:p>949000</text:p>
          </table:table-cell>
          <table:table-cell office:value-type="float" office:value="244000">
            <text:p>244000</text:p>
          </table:table-cell>
          <table:table-cell office:value-type="float" office:value="241000">
            <text:p>241000</text:p>
          </table:table-cell>
          <table:table-cell table:number-columns-repeated="2" office:value-type="float" office:value="239000">
            <text:p>239000</text:p>
          </table:table-cell>
          <table:table-cell office:value-type="float" office:value="240000">
            <text:p>240000</text:p>
          </table:table-cell>
          <table:table-cell office:value-type="float" office:value="241000">
            <text:p>241000</text:p>
          </table:table-cell>
          <table:table-cell office:value-type="float" office:value="242000">
            <text:p>242000</text:p>
          </table:table-cell>
          <table:table-cell office:value-type="float" office:value="241000">
            <text:p>241000</text:p>
          </table:table-cell>
          <table:table-cell office:value-type="float" office:value="248000">
            <text:p>248000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A3:.AX3])" office:value-type="float" office:value="254760">
            <text:p>254760</text:p>
          </table:table-cell>
          <table:table-cell table:formula="of:=[.BB3]/([.BA3]^2)" office:value-type="float" office:value="7076.66666666667">
            <text:p>7076,6666666667</text:p>
          </table:table-cell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261000">
            <text:p>261000</text:p>
          </table:table-cell>
          <table:table-cell office:value-type="float" office:value="270000">
            <text:p>270000</text:p>
          </table:table-cell>
          <table:table-cell office:value-type="float" office:value="263000">
            <text:p>263000</text:p>
          </table:table-cell>
          <table:table-cell office:value-type="float" office:value="269000">
            <text:p>269000</text:p>
          </table:table-cell>
          <table:table-cell table:number-columns-repeated="2" office:value-type="float" office:value="262000">
            <text:p>262000</text:p>
          </table:table-cell>
          <table:table-cell office:value-type="float" office:value="268000">
            <text:p>268000</text:p>
          </table:table-cell>
          <table:table-cell office:value-type="float" office:value="265000">
            <text:p>265000</text:p>
          </table:table-cell>
          <table:table-cell office:value-type="float" office:value="277000">
            <text:p>277000</text:p>
          </table:table-cell>
          <table:table-cell office:value-type="float" office:value="262000">
            <text:p>262000</text:p>
          </table:table-cell>
          <table:table-cell office:value-type="float" office:value="266000">
            <text:p>266000</text:p>
          </table:table-cell>
          <table:table-cell office:value-type="float" office:value="264000">
            <text:p>264000</text:p>
          </table:table-cell>
          <table:table-cell office:value-type="float" office:value="269000">
            <text:p>269000</text:p>
          </table:table-cell>
          <table:table-cell office:value-type="float" office:value="266000">
            <text:p>266000</text:p>
          </table:table-cell>
          <table:table-cell office:value-type="float" office:value="263000">
            <text:p>263000</text:p>
          </table:table-cell>
          <table:table-cell office:value-type="float" office:value="266000">
            <text:p>266000</text:p>
          </table:table-cell>
          <table:table-cell office:value-type="float" office:value="265000">
            <text:p>265000</text:p>
          </table:table-cell>
          <table:table-cell office:value-type="float" office:value="266000">
            <text:p>266000</text:p>
          </table:table-cell>
          <table:table-cell office:value-type="float" office:value="263000">
            <text:p>263000</text:p>
          </table:table-cell>
          <table:table-cell office:value-type="float" office:value="262000">
            <text:p>262000</text:p>
          </table:table-cell>
          <table:table-cell office:value-type="float" office:value="264000">
            <text:p>264000</text:p>
          </table:table-cell>
          <table:table-cell office:value-type="float" office:value="291000">
            <text:p>291000</text:p>
          </table:table-cell>
          <table:table-cell table:number-columns-repeated="2" office:value-type="float" office:value="265000">
            <text:p>265000</text:p>
          </table:table-cell>
          <table:table-cell office:value-type="float" office:value="263000">
            <text:p>263000</text:p>
          </table:table-cell>
          <table:table-cell office:value-type="float" office:value="261000">
            <text:p>261000</text:p>
          </table:table-cell>
          <table:table-cell table:number-columns-repeated="3" office:value-type="float" office:value="264000">
            <text:p>264000</text:p>
          </table:table-cell>
          <table:table-cell office:value-type="float" office:value="271000">
            <text:p>271000</text:p>
          </table:table-cell>
          <table:table-cell office:value-type="float" office:value="264000">
            <text:p>264000</text:p>
          </table:table-cell>
          <table:table-cell table:number-columns-repeated="2" office:value-type="float" office:value="263000">
            <text:p>263000</text:p>
          </table:table-cell>
          <table:table-cell office:value-type="float" office:value="265000">
            <text:p>26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table:number-columns-repeated="3" office:value-type="float" office:value="266000">
            <text:p>266000</text:p>
          </table:table-cell>
          <table:table-cell office:value-type="float" office:value="281000">
            <text:p>281000</text:p>
          </table:table-cell>
          <table:table-cell office:value-type="float" office:value="278000">
            <text:p>278000</text:p>
          </table:table-cell>
          <table:table-cell office:value-type="float" office:value="265000">
            <text:p>265000</text:p>
          </table:table-cell>
          <table:table-cell office:value-type="float" office:value="264000">
            <text:p>264000</text:p>
          </table:table-cell>
          <table:table-cell office:value-type="float" office:value="263000">
            <text:p>263000</text:p>
          </table:table-cell>
          <table:table-cell office:value-type="float" office:value="264000">
            <text:p>264000</text:p>
          </table:table-cell>
          <table:table-cell office:value-type="float" office:value="263000">
            <text:p>263000</text:p>
          </table:table-cell>
          <table:table-cell office:value-type="float" office:value="261000">
            <text:p>261000</text:p>
          </table:table-cell>
          <table:table-cell office:value-type="float" office:value="264000">
            <text:p>264000</text:p>
          </table:table-cell>
          <table:table-cell office:value-type="float" office:value="266000">
            <text:p>26600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AVERAGE([.A4:.AX4])" office:value-type="float" office:value="265900">
            <text:p>265900</text:p>
          </table:table-cell>
          <table:table-cell table:formula="of:=[.BB4]/([.BA4]^2)" office:value-type="float" office:value="5426.5306122449">
            <text:p>5426,530612244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89000">
            <text:p>289000</text:p>
          </table:table-cell>
          <table:table-cell office:value-type="float" office:value="305000">
            <text:p>305000</text:p>
          </table:table-cell>
          <table:table-cell office:value-type="float" office:value="303000">
            <text:p>303000</text:p>
          </table:table-cell>
          <table:table-cell office:value-type="float" office:value="292000">
            <text:p>292000</text:p>
          </table:table-cell>
          <table:table-cell office:value-type="float" office:value="288000">
            <text:p>288000</text:p>
          </table:table-cell>
          <table:table-cell table:number-columns-repeated="2" office:value-type="float" office:value="291000">
            <text:p>291000</text:p>
          </table:table-cell>
          <table:table-cell office:value-type="float" office:value="287000">
            <text:p>287000</text:p>
          </table:table-cell>
          <table:table-cell table:number-columns-repeated="2" office:value-type="float" office:value="293000">
            <text:p>293000</text:p>
          </table:table-cell>
          <table:table-cell office:value-type="float" office:value="290000">
            <text:p>290000</text:p>
          </table:table-cell>
          <table:table-cell office:value-type="float" office:value="291000">
            <text:p>291000</text:p>
          </table:table-cell>
          <table:table-cell office:value-type="float" office:value="289000">
            <text:p>289000</text:p>
          </table:table-cell>
          <table:table-cell office:value-type="float" office:value="290000">
            <text:p>290000</text:p>
          </table:table-cell>
          <table:table-cell office:value-type="float" office:value="289000">
            <text:p>289000</text:p>
          </table:table-cell>
          <table:table-cell office:value-type="float" office:value="290000">
            <text:p>290000</text:p>
          </table:table-cell>
          <table:table-cell office:value-type="float" office:value="294000">
            <text:p>294000</text:p>
          </table:table-cell>
          <table:table-cell office:value-type="float" office:value="290000">
            <text:p>290000</text:p>
          </table:table-cell>
          <table:table-cell office:value-type="float" office:value="294000">
            <text:p>294000</text:p>
          </table:table-cell>
          <table:table-cell office:value-type="float" office:value="287000">
            <text:p>287000</text:p>
          </table:table-cell>
          <table:table-cell office:value-type="float" office:value="289000">
            <text:p>289000</text:p>
          </table:table-cell>
          <table:table-cell office:value-type="float" office:value="292000">
            <text:p>292000</text:p>
          </table:table-cell>
          <table:table-cell office:value-type="float" office:value="295000">
            <text:p>295000</text:p>
          </table:table-cell>
          <table:table-cell office:value-type="float" office:value="289000">
            <text:p>289000</text:p>
          </table:table-cell>
          <table:table-cell office:value-type="float" office:value="288000">
            <text:p>288000</text:p>
          </table:table-cell>
          <table:table-cell office:value-type="float" office:value="291000">
            <text:p>291000</text:p>
          </table:table-cell>
          <table:table-cell office:value-type="float" office:value="292000">
            <text:p>292000</text:p>
          </table:table-cell>
          <table:table-cell office:value-type="float" office:value="300000">
            <text:p>300000</text:p>
          </table:table-cell>
          <table:table-cell office:value-type="float" office:value="291000">
            <text:p>291000</text:p>
          </table:table-cell>
          <table:table-cell office:value-type="float" office:value="285000">
            <text:p>285000</text:p>
          </table:table-cell>
          <table:table-cell office:value-type="float" office:value="294000">
            <text:p>294000</text:p>
          </table:table-cell>
          <table:table-cell office:value-type="float" office:value="287000">
            <text:p>287000</text:p>
          </table:table-cell>
          <table:table-cell office:value-type="float" office:value="295000">
            <text:p>295000</text:p>
          </table:table-cell>
          <table:table-cell office:value-type="float" office:value="288000">
            <text:p>288000</text:p>
          </table:table-cell>
          <table:table-cell office:value-type="float" office:value="287000">
            <text:p>287000</text:p>
          </table:table-cell>
          <table:table-cell office:value-type="float" office:value="285000">
            <text:p>285000</text:p>
          </table:table-cell>
          <table:table-cell office:value-type="float" office:value="287000">
            <text:p>287000</text:p>
          </table:table-cell>
          <table:table-cell table:number-columns-repeated="2" office:value-type="float" office:value="288000">
            <text:p>288000</text:p>
          </table:table-cell>
          <table:table-cell office:value-type="float" office:value="299000">
            <text:p>299000</text:p>
          </table:table-cell>
          <table:table-cell office:value-type="float" office:value="290000">
            <text:p>290000</text:p>
          </table:table-cell>
          <table:table-cell office:value-type="float" office:value="291000">
            <text:p>291000</text:p>
          </table:table-cell>
          <table:table-cell office:value-type="float" office:value="288000">
            <text:p>288000</text:p>
          </table:table-cell>
          <table:table-cell office:value-type="float" office:value="291000">
            <text:p>291000</text:p>
          </table:table-cell>
          <table:table-cell office:value-type="float" office:value="294000">
            <text:p>294000</text:p>
          </table:table-cell>
          <table:table-cell table:number-columns-repeated="2" office:value-type="float" office:value="290000">
            <text:p>290000</text:p>
          </table:table-cell>
          <table:table-cell office:value-type="float" office:value="297000">
            <text:p>297000</text:p>
          </table:table-cell>
          <table:table-cell office:value-type="float" office:value="293000">
            <text:p>293000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AVERAGE([.A5:.AX5])" office:value-type="float" office:value="291200">
            <text:p>291200</text:p>
          </table:table-cell>
          <table:table-cell table:formula="of:=[.BB5]/([.BA5]^2)" office:value-type="float" office:value="4550">
            <text:p>4550</text:p>
          </table:table-cell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321000">
            <text:p>321000</text:p>
          </table:table-cell>
          <table:table-cell office:value-type="float" office:value="324000">
            <text:p>324000</text:p>
          </table:table-cell>
          <table:table-cell office:value-type="float" office:value="317000">
            <text:p>317000</text:p>
          </table:table-cell>
          <table:table-cell office:value-type="float" office:value="318000">
            <text:p>318000</text:p>
          </table:table-cell>
          <table:table-cell table:number-columns-repeated="2" office:value-type="float" office:value="319000">
            <text:p>319000</text:p>
          </table:table-cell>
          <table:table-cell office:value-type="float" office:value="323000">
            <text:p>323000</text:p>
          </table:table-cell>
          <table:table-cell office:value-type="float" office:value="320000">
            <text:p>320000</text:p>
          </table:table-cell>
          <table:table-cell office:value-type="float" office:value="318000">
            <text:p>318000</text:p>
          </table:table-cell>
          <table:table-cell office:value-type="float" office:value="317000">
            <text:p>317000</text:p>
          </table:table-cell>
          <table:table-cell office:value-type="float" office:value="326000">
            <text:p>326000</text:p>
          </table:table-cell>
          <table:table-cell office:value-type="float" office:value="332000">
            <text:p>332000</text:p>
          </table:table-cell>
          <table:table-cell office:value-type="float" office:value="335000">
            <text:p>335000</text:p>
          </table:table-cell>
          <table:table-cell office:value-type="float" office:value="333000">
            <text:p>333000</text:p>
          </table:table-cell>
          <table:table-cell office:value-type="float" office:value="413000">
            <text:p>413000</text:p>
          </table:table-cell>
          <table:table-cell office:value-type="float" office:value="331000">
            <text:p>331000</text:p>
          </table:table-cell>
          <table:table-cell office:value-type="float" office:value="330000">
            <text:p>330000</text:p>
          </table:table-cell>
          <table:table-cell office:value-type="float" office:value="321000">
            <text:p>321000</text:p>
          </table:table-cell>
          <table:table-cell office:value-type="float" office:value="344000">
            <text:p>344000</text:p>
          </table:table-cell>
          <table:table-cell office:value-type="float" office:value="332000">
            <text:p>332000</text:p>
          </table:table-cell>
          <table:table-cell office:value-type="float" office:value="326000">
            <text:p>326000</text:p>
          </table:table-cell>
          <table:table-cell office:value-type="float" office:value="320000">
            <text:p>320000</text:p>
          </table:table-cell>
          <table:table-cell office:value-type="float" office:value="325000">
            <text:p>325000</text:p>
          </table:table-cell>
          <table:table-cell office:value-type="float" office:value="320000">
            <text:p>320000</text:p>
          </table:table-cell>
          <table:table-cell office:value-type="float" office:value="321000">
            <text:p>321000</text:p>
          </table:table-cell>
          <table:table-cell office:value-type="float" office:value="327000">
            <text:p>327000</text:p>
          </table:table-cell>
          <table:table-cell office:value-type="float" office:value="329000">
            <text:p>329000</text:p>
          </table:table-cell>
          <table:table-cell table:number-columns-repeated="2" office:value-type="float" office:value="320000">
            <text:p>320000</text:p>
          </table:table-cell>
          <table:table-cell office:value-type="float" office:value="325000">
            <text:p>325000</text:p>
          </table:table-cell>
          <table:table-cell office:value-type="float" office:value="318000">
            <text:p>318000</text:p>
          </table:table-cell>
          <table:table-cell table:number-columns-repeated="2" office:value-type="float" office:value="321000">
            <text:p>321000</text:p>
          </table:table-cell>
          <table:table-cell office:value-type="float" office:value="317000">
            <text:p>317000</text:p>
          </table:table-cell>
          <table:table-cell office:value-type="float" office:value="318000">
            <text:p>318000</text:p>
          </table:table-cell>
          <table:table-cell office:value-type="float" office:value="1039000">
            <text:p>1039000</text:p>
          </table:table-cell>
          <table:table-cell office:value-type="float" office:value="324000">
            <text:p>324000</text:p>
          </table:table-cell>
          <table:table-cell table:number-columns-repeated="2" office:value-type="float" office:value="325000">
            <text:p>325000</text:p>
          </table:table-cell>
          <table:table-cell office:value-type="float" office:value="323000">
            <text:p>323000</text:p>
          </table:table-cell>
          <table:table-cell office:value-type="float" office:value="317000">
            <text:p>317000</text:p>
          </table:table-cell>
          <table:table-cell office:value-type="float" office:value="316000">
            <text:p>316000</text:p>
          </table:table-cell>
          <table:table-cell office:value-type="float" office:value="340000">
            <text:p>340000</text:p>
          </table:table-cell>
          <table:table-cell office:value-type="float" office:value="318000">
            <text:p>318000</text:p>
          </table:table-cell>
          <table:table-cell office:value-type="float" office:value="316000">
            <text:p>316000</text:p>
          </table:table-cell>
          <table:table-cell office:value-type="float" office:value="317000">
            <text:p>317000</text:p>
          </table:table-cell>
          <table:table-cell office:value-type="float" office:value="316000">
            <text:p>316000</text:p>
          </table:table-cell>
          <table:table-cell office:value-type="float" office:value="318000">
            <text:p>318000</text:p>
          </table:table-cell>
          <table:table-cell office:value-type="float" office:value="320000">
            <text:p>320000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AVERAGE([.A6:.AX6])" office:value-type="float" office:value="339140">
            <text:p>339140</text:p>
          </table:table-cell>
          <table:table-cell table:formula="of:=[.BB6]/([.BA6]^2)" office:value-type="float" office:value="4186.91358024691">
            <text:p>4186,9135802469</text:p>
          </table:table-cell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351000">
            <text:p>351000</text:p>
          </table:table-cell>
          <table:table-cell office:value-type="float" office:value="361000">
            <text:p>361000</text:p>
          </table:table-cell>
          <table:table-cell office:value-type="float" office:value="346000">
            <text:p>346000</text:p>
          </table:table-cell>
          <table:table-cell office:value-type="float" office:value="349000">
            <text:p>349000</text:p>
          </table:table-cell>
          <table:table-cell office:value-type="float" office:value="355000">
            <text:p>355000</text:p>
          </table:table-cell>
          <table:table-cell office:value-type="float" office:value="350000">
            <text:p>350000</text:p>
          </table:table-cell>
          <table:table-cell office:value-type="float" office:value="352000">
            <text:p>352000</text:p>
          </table:table-cell>
          <table:table-cell office:value-type="float" office:value="350000">
            <text:p>350000</text:p>
          </table:table-cell>
          <table:table-cell office:value-type="float" office:value="352000">
            <text:p>352000</text:p>
          </table:table-cell>
          <table:table-cell office:value-type="float" office:value="348000">
            <text:p>348000</text:p>
          </table:table-cell>
          <table:table-cell office:value-type="float" office:value="354000">
            <text:p>354000</text:p>
          </table:table-cell>
          <table:table-cell office:value-type="float" office:value="352000">
            <text:p>352000</text:p>
          </table:table-cell>
          <table:table-cell office:value-type="float" office:value="348000">
            <text:p>348000</text:p>
          </table:table-cell>
          <table:table-cell office:value-type="float" office:value="350000">
            <text:p>350000</text:p>
          </table:table-cell>
          <table:table-cell office:value-type="float" office:value="357000">
            <text:p>357000</text:p>
          </table:table-cell>
          <table:table-cell office:value-type="float" office:value="355000">
            <text:p>355000</text:p>
          </table:table-cell>
          <table:table-cell office:value-type="float" office:value="357000">
            <text:p>357000</text:p>
          </table:table-cell>
          <table:table-cell office:value-type="float" office:value="348000">
            <text:p>348000</text:p>
          </table:table-cell>
          <table:table-cell table:number-columns-repeated="3" office:value-type="float" office:value="352000">
            <text:p>352000</text:p>
          </table:table-cell>
          <table:table-cell office:value-type="float" office:value="353000">
            <text:p>353000</text:p>
          </table:table-cell>
          <table:table-cell office:value-type="float" office:value="352000">
            <text:p>352000</text:p>
          </table:table-cell>
          <table:table-cell office:value-type="float" office:value="355000">
            <text:p>355000</text:p>
          </table:table-cell>
          <table:table-cell office:value-type="float" office:value="359000">
            <text:p>359000</text:p>
          </table:table-cell>
          <table:table-cell office:value-type="float" office:value="356000">
            <text:p>356000</text:p>
          </table:table-cell>
          <table:table-cell office:value-type="float" office:value="354000">
            <text:p>354000</text:p>
          </table:table-cell>
          <table:table-cell office:value-type="float" office:value="352000">
            <text:p>352000</text:p>
          </table:table-cell>
          <table:table-cell office:value-type="float" office:value="348000">
            <text:p>348000</text:p>
          </table:table-cell>
          <table:table-cell office:value-type="float" office:value="353000">
            <text:p>353000</text:p>
          </table:table-cell>
          <table:table-cell office:value-type="float" office:value="354000">
            <text:p>354000</text:p>
          </table:table-cell>
          <table:table-cell office:value-type="float" office:value="348000">
            <text:p>348000</text:p>
          </table:table-cell>
          <table:table-cell office:value-type="float" office:value="353000">
            <text:p>353000</text:p>
          </table:table-cell>
          <table:table-cell office:value-type="float" office:value="347000">
            <text:p>347000</text:p>
          </table:table-cell>
          <table:table-cell table:number-columns-repeated="2" office:value-type="float" office:value="354000">
            <text:p>354000</text:p>
          </table:table-cell>
          <table:table-cell office:value-type="float" office:value="352000">
            <text:p>352000</text:p>
          </table:table-cell>
          <table:table-cell office:value-type="float" office:value="349000">
            <text:p>349000</text:p>
          </table:table-cell>
          <table:table-cell office:value-type="float" office:value="352000">
            <text:p>352000</text:p>
          </table:table-cell>
          <table:table-cell office:value-type="float" office:value="354000">
            <text:p>354000</text:p>
          </table:table-cell>
          <table:table-cell office:value-type="float" office:value="348000">
            <text:p>348000</text:p>
          </table:table-cell>
          <table:table-cell office:value-type="float" office:value="354000">
            <text:p>354000</text:p>
          </table:table-cell>
          <table:table-cell office:value-type="float" office:value="358000">
            <text:p>358000</text:p>
          </table:table-cell>
          <table:table-cell office:value-type="float" office:value="352000">
            <text:p>352000</text:p>
          </table:table-cell>
          <table:table-cell table:number-columns-repeated="2" office:value-type="float" office:value="355000">
            <text:p>355000</text:p>
          </table:table-cell>
          <table:table-cell table:number-columns-repeated="2" office:value-type="float" office:value="353000">
            <text:p>353000</text:p>
          </table:table-cell>
          <table:table-cell office:value-type="float" office:value="348000">
            <text:p>34800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AVERAGE([.A7:.AX7])" office:value-type="float" office:value="352420">
            <text:p>352420</text:p>
          </table:table-cell>
          <table:table-cell table:formula="of:=[.BB7]/([.BA7]^2)" office:value-type="float" office:value="3524.2">
            <text:p>3524,2</text:p>
          </table:table-cell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389000">
            <text:p>389000</text:p>
          </table:table-cell>
          <table:table-cell office:value-type="float" office:value="391000">
            <text:p>391000</text:p>
          </table:table-cell>
          <table:table-cell table:number-columns-repeated="2" office:value-type="float" office:value="388000">
            <text:p>388000</text:p>
          </table:table-cell>
          <table:table-cell office:value-type="float" office:value="389000">
            <text:p>389000</text:p>
          </table:table-cell>
          <table:table-cell office:value-type="float" office:value="386000">
            <text:p>386000</text:p>
          </table:table-cell>
          <table:table-cell office:value-type="float" office:value="392000">
            <text:p>392000</text:p>
          </table:table-cell>
          <table:table-cell office:value-type="float" office:value="383000">
            <text:p>383000</text:p>
          </table:table-cell>
          <table:table-cell office:value-type="float" office:value="393000">
            <text:p>393000</text:p>
          </table:table-cell>
          <table:table-cell office:value-type="float" office:value="388000">
            <text:p>388000</text:p>
          </table:table-cell>
          <table:table-cell office:value-type="float" office:value="406000">
            <text:p>406000</text:p>
          </table:table-cell>
          <table:table-cell office:value-type="float" office:value="390000">
            <text:p>390000</text:p>
          </table:table-cell>
          <table:table-cell office:value-type="float" office:value="386000">
            <text:p>386000</text:p>
          </table:table-cell>
          <table:table-cell office:value-type="float" office:value="382000">
            <text:p>382000</text:p>
          </table:table-cell>
          <table:table-cell office:value-type="float" office:value="413000">
            <text:p>413000</text:p>
          </table:table-cell>
          <table:table-cell office:value-type="float" office:value="383000">
            <text:p>383000</text:p>
          </table:table-cell>
          <table:table-cell office:value-type="float" office:value="384000">
            <text:p>384000</text:p>
          </table:table-cell>
          <table:table-cell office:value-type="float" office:value="1126000">
            <text:p>1126000</text:p>
          </table:table-cell>
          <table:table-cell office:value-type="float" office:value="390000">
            <text:p>390000</text:p>
          </table:table-cell>
          <table:table-cell office:value-type="float" office:value="385000">
            <text:p>385000</text:p>
          </table:table-cell>
          <table:table-cell office:value-type="float" office:value="394000">
            <text:p>394000</text:p>
          </table:table-cell>
          <table:table-cell office:value-type="float" office:value="387000">
            <text:p>387000</text:p>
          </table:table-cell>
          <table:table-cell office:value-type="float" office:value="397000">
            <text:p>397000</text:p>
          </table:table-cell>
          <table:table-cell table:number-columns-repeated="2" office:value-type="float" office:value="386000">
            <text:p>386000</text:p>
          </table:table-cell>
          <table:table-cell table:number-columns-repeated="2" office:value-type="float" office:value="392000">
            <text:p>392000</text:p>
          </table:table-cell>
          <table:table-cell office:value-type="float" office:value="401000">
            <text:p>401000</text:p>
          </table:table-cell>
          <table:table-cell office:value-type="float" office:value="394000">
            <text:p>394000</text:p>
          </table:table-cell>
          <table:table-cell office:value-type="float" office:value="397000">
            <text:p>397000</text:p>
          </table:table-cell>
          <table:table-cell office:value-type="float" office:value="387000">
            <text:p>387000</text:p>
          </table:table-cell>
          <table:table-cell office:value-type="float" office:value="418000">
            <text:p>418000</text:p>
          </table:table-cell>
          <table:table-cell office:value-type="float" office:value="384000">
            <text:p>384000</text:p>
          </table:table-cell>
          <table:table-cell office:value-type="float" office:value="385000">
            <text:p>385000</text:p>
          </table:table-cell>
          <table:table-cell office:value-type="float" office:value="400000">
            <text:p>400000</text:p>
          </table:table-cell>
          <table:table-cell table:number-columns-repeated="2" office:value-type="float" office:value="397000">
            <text:p>397000</text:p>
          </table:table-cell>
          <table:table-cell office:value-type="float" office:value="402000">
            <text:p>402000</text:p>
          </table:table-cell>
          <table:table-cell office:value-type="float" office:value="399000">
            <text:p>399000</text:p>
          </table:table-cell>
          <table:table-cell office:value-type="float" office:value="471000">
            <text:p>471000</text:p>
          </table:table-cell>
          <table:table-cell office:value-type="float" office:value="395000">
            <text:p>395000</text:p>
          </table:table-cell>
          <table:table-cell table:number-columns-repeated="2" office:value-type="float" office:value="389000">
            <text:p>389000</text:p>
          </table:table-cell>
          <table:table-cell office:value-type="float" office:value="392000">
            <text:p>392000</text:p>
          </table:table-cell>
          <table:table-cell office:value-type="float" office:value="386000">
            <text:p>386000</text:p>
          </table:table-cell>
          <table:table-cell office:value-type="float" office:value="390000">
            <text:p>390000</text:p>
          </table:table-cell>
          <table:table-cell office:value-type="float" office:value="407000">
            <text:p>407000</text:p>
          </table:table-cell>
          <table:table-cell office:value-type="float" office:value="471000">
            <text:p>471000</text:p>
          </table:table-cell>
          <table:table-cell office:value-type="float" office:value="469000">
            <text:p>469000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AVERAGE([.A8:.AX8])" office:value-type="float" office:value="411400">
            <text:p>411400</text:p>
          </table:table-cell>
          <table:table-cell table:formula="of:=[.BB8]/([.BA8]^2)" office:value-type="float" office:value="3400">
            <text:p>3400</text:p>
          </table:table-cell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435000">
            <text:p>435000</text:p>
          </table:table-cell>
          <table:table-cell office:value-type="float" office:value="444000">
            <text:p>444000</text:p>
          </table:table-cell>
          <table:table-cell office:value-type="float" office:value="427000">
            <text:p>427000</text:p>
          </table:table-cell>
          <table:table-cell office:value-type="float" office:value="426000">
            <text:p>426000</text:p>
          </table:table-cell>
          <table:table-cell office:value-type="float" office:value="435000">
            <text:p>435000</text:p>
          </table:table-cell>
          <table:table-cell office:value-type="float" office:value="428000">
            <text:p>428000</text:p>
          </table:table-cell>
          <table:table-cell office:value-type="float" office:value="429000">
            <text:p>429000</text:p>
          </table:table-cell>
          <table:table-cell office:value-type="float" office:value="439000">
            <text:p>439000</text:p>
          </table:table-cell>
          <table:table-cell office:value-type="float" office:value="455000">
            <text:p>455000</text:p>
          </table:table-cell>
          <table:table-cell office:value-type="float" office:value="429000">
            <text:p>429000</text:p>
          </table:table-cell>
          <table:table-cell office:value-type="float" office:value="442000">
            <text:p>442000</text:p>
          </table:table-cell>
          <table:table-cell office:value-type="float" office:value="432000">
            <text:p>432000</text:p>
          </table:table-cell>
          <table:table-cell office:value-type="float" office:value="431000">
            <text:p>431000</text:p>
          </table:table-cell>
          <table:table-cell office:value-type="float" office:value="427000">
            <text:p>427000</text:p>
          </table:table-cell>
          <table:table-cell office:value-type="float" office:value="432000">
            <text:p>432000</text:p>
          </table:table-cell>
          <table:table-cell office:value-type="float" office:value="429000">
            <text:p>429000</text:p>
          </table:table-cell>
          <table:table-cell office:value-type="float" office:value="428000">
            <text:p>428000</text:p>
          </table:table-cell>
          <table:table-cell office:value-type="float" office:value="441000">
            <text:p>441000</text:p>
          </table:table-cell>
          <table:table-cell office:value-type="float" office:value="431000">
            <text:p>431000</text:p>
          </table:table-cell>
          <table:table-cell office:value-type="float" office:value="432000">
            <text:p>432000</text:p>
          </table:table-cell>
          <table:table-cell office:value-type="float" office:value="427000">
            <text:p>427000</text:p>
          </table:table-cell>
          <table:table-cell office:value-type="float" office:value="430000">
            <text:p>430000</text:p>
          </table:table-cell>
          <table:table-cell office:value-type="float" office:value="425000">
            <text:p>425000</text:p>
          </table:table-cell>
          <table:table-cell office:value-type="float" office:value="431000">
            <text:p>431000</text:p>
          </table:table-cell>
          <table:table-cell office:value-type="float" office:value="430000">
            <text:p>430000</text:p>
          </table:table-cell>
          <table:table-cell office:value-type="float" office:value="463000">
            <text:p>463000</text:p>
          </table:table-cell>
          <table:table-cell office:value-type="float" office:value="429000">
            <text:p>429000</text:p>
          </table:table-cell>
          <table:table-cell office:value-type="float" office:value="426000">
            <text:p>426000</text:p>
          </table:table-cell>
          <table:table-cell office:value-type="float" office:value="442000">
            <text:p>442000</text:p>
          </table:table-cell>
          <table:table-cell office:value-type="float" office:value="430000">
            <text:p>430000</text:p>
          </table:table-cell>
          <table:table-cell office:value-type="float" office:value="431000">
            <text:p>431000</text:p>
          </table:table-cell>
          <table:table-cell office:value-type="float" office:value="429000">
            <text:p>429000</text:p>
          </table:table-cell>
          <table:table-cell office:value-type="float" office:value="432000">
            <text:p>432000</text:p>
          </table:table-cell>
          <table:table-cell office:value-type="float" office:value="433000">
            <text:p>433000</text:p>
          </table:table-cell>
          <table:table-cell office:value-type="float" office:value="429000">
            <text:p>429000</text:p>
          </table:table-cell>
          <table:table-cell office:value-type="float" office:value="430000">
            <text:p>430000</text:p>
          </table:table-cell>
          <table:table-cell office:value-type="float" office:value="432000">
            <text:p>432000</text:p>
          </table:table-cell>
          <table:table-cell office:value-type="float" office:value="429000">
            <text:p>429000</text:p>
          </table:table-cell>
          <table:table-cell office:value-type="float" office:value="430000">
            <text:p>430000</text:p>
          </table:table-cell>
          <table:table-cell office:value-type="float" office:value="441000">
            <text:p>441000</text:p>
          </table:table-cell>
          <table:table-cell office:value-type="float" office:value="442000">
            <text:p>442000</text:p>
          </table:table-cell>
          <table:table-cell office:value-type="float" office:value="434000">
            <text:p>434000</text:p>
          </table:table-cell>
          <table:table-cell office:value-type="float" office:value="437000">
            <text:p>437000</text:p>
          </table:table-cell>
          <table:table-cell office:value-type="float" office:value="433000">
            <text:p>433000</text:p>
          </table:table-cell>
          <table:table-cell office:value-type="float" office:value="429000">
            <text:p>429000</text:p>
          </table:table-cell>
          <table:table-cell office:value-type="float" office:value="433000">
            <text:p>433000</text:p>
          </table:table-cell>
          <table:table-cell office:value-type="float" office:value="448000">
            <text:p>448000</text:p>
          </table:table-cell>
          <table:table-cell office:value-type="float" office:value="429000">
            <text:p>429000</text:p>
          </table:table-cell>
          <table:table-cell office:value-type="float" office:value="434000">
            <text:p>434000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AVERAGE([.A9:.AX9])" office:value-type="float" office:value="433460">
            <text:p>433460</text:p>
          </table:table-cell>
          <table:table-cell table:formula="of:=[.BB9]/([.BA9]^2)" office:value-type="float" office:value="3010.13888888889">
            <text:p>3010,1388888889</text:p>
          </table:table-cell>
        </table:table-row>
        <table:table-row table:style-name="ro1">
          <table:table-cell office:value-type="float" office:value="1232000">
            <text:p>1232000</text:p>
          </table:table-cell>
          <table:table-cell office:value-type="float" office:value="477000">
            <text:p>477000</text:p>
          </table:table-cell>
          <table:table-cell office:value-type="float" office:value="490000">
            <text:p>490000</text:p>
          </table:table-cell>
          <table:table-cell office:value-type="float" office:value="483000">
            <text:p>483000</text:p>
          </table:table-cell>
          <table:table-cell office:value-type="float" office:value="474000">
            <text:p>474000</text:p>
          </table:table-cell>
          <table:table-cell office:value-type="float" office:value="479000">
            <text:p>479000</text:p>
          </table:table-cell>
          <table:table-cell office:value-type="float" office:value="469000">
            <text:p>469000</text:p>
          </table:table-cell>
          <table:table-cell office:value-type="float" office:value="480000">
            <text:p>480000</text:p>
          </table:table-cell>
          <table:table-cell office:value-type="float" office:value="476000">
            <text:p>476000</text:p>
          </table:table-cell>
          <table:table-cell office:value-type="float" office:value="474000">
            <text:p>474000</text:p>
          </table:table-cell>
          <table:table-cell office:value-type="float" office:value="478000">
            <text:p>478000</text:p>
          </table:table-cell>
          <table:table-cell office:value-type="float" office:value="501000">
            <text:p>501000</text:p>
          </table:table-cell>
          <table:table-cell office:value-type="float" office:value="503000">
            <text:p>503000</text:p>
          </table:table-cell>
          <table:table-cell office:value-type="float" office:value="474000">
            <text:p>474000</text:p>
          </table:table-cell>
          <table:table-cell office:value-type="float" office:value="482000">
            <text:p>482000</text:p>
          </table:table-cell>
          <table:table-cell office:value-type="float" office:value="474000">
            <text:p>474000</text:p>
          </table:table-cell>
          <table:table-cell office:value-type="float" office:value="477000">
            <text:p>477000</text:p>
          </table:table-cell>
          <table:table-cell office:value-type="float" office:value="482000">
            <text:p>482000</text:p>
          </table:table-cell>
          <table:table-cell office:value-type="float" office:value="470000">
            <text:p>470000</text:p>
          </table:table-cell>
          <table:table-cell office:value-type="float" office:value="480000">
            <text:p>480000</text:p>
          </table:table-cell>
          <table:table-cell office:value-type="float" office:value="477000">
            <text:p>477000</text:p>
          </table:table-cell>
          <table:table-cell office:value-type="float" office:value="479000">
            <text:p>479000</text:p>
          </table:table-cell>
          <table:table-cell table:number-columns-repeated="2" office:value-type="float" office:value="481000">
            <text:p>481000</text:p>
          </table:table-cell>
          <table:table-cell office:value-type="float" office:value="477000">
            <text:p>477000</text:p>
          </table:table-cell>
          <table:table-cell office:value-type="float" office:value="499000">
            <text:p>499000</text:p>
          </table:table-cell>
          <table:table-cell table:number-columns-repeated="2" office:value-type="float" office:value="476000">
            <text:p>476000</text:p>
          </table:table-cell>
          <table:table-cell office:value-type="float" office:value="469000">
            <text:p>469000</text:p>
          </table:table-cell>
          <table:table-cell office:value-type="float" office:value="478000">
            <text:p>478000</text:p>
          </table:table-cell>
          <table:table-cell office:value-type="float" office:value="472000">
            <text:p>472000</text:p>
          </table:table-cell>
          <table:table-cell office:value-type="float" office:value="490000">
            <text:p>490000</text:p>
          </table:table-cell>
          <table:table-cell office:value-type="float" office:value="501000">
            <text:p>501000</text:p>
          </table:table-cell>
          <table:table-cell office:value-type="float" office:value="481000">
            <text:p>481000</text:p>
          </table:table-cell>
          <table:table-cell office:value-type="float" office:value="483000">
            <text:p>483000</text:p>
          </table:table-cell>
          <table:table-cell office:value-type="float" office:value="471000">
            <text:p>471000</text:p>
          </table:table-cell>
          <table:table-cell office:value-type="float" office:value="472000">
            <text:p>472000</text:p>
          </table:table-cell>
          <table:table-cell office:value-type="float" office:value="471000">
            <text:p>471000</text:p>
          </table:table-cell>
          <table:table-cell office:value-type="float" office:value="479000">
            <text:p>479000</text:p>
          </table:table-cell>
          <table:table-cell office:value-type="float" office:value="470000">
            <text:p>470000</text:p>
          </table:table-cell>
          <table:table-cell office:value-type="float" office:value="473000">
            <text:p>473000</text:p>
          </table:table-cell>
          <table:table-cell office:value-type="float" office:value="483000">
            <text:p>483000</text:p>
          </table:table-cell>
          <table:table-cell office:value-type="float" office:value="475000">
            <text:p>475000</text:p>
          </table:table-cell>
          <table:table-cell office:value-type="float" office:value="468000">
            <text:p>468000</text:p>
          </table:table-cell>
          <table:table-cell office:value-type="float" office:value="480000">
            <text:p>480000</text:p>
          </table:table-cell>
          <table:table-cell office:value-type="float" office:value="468000">
            <text:p>468000</text:p>
          </table:table-cell>
          <table:table-cell office:value-type="float" office:value="556000">
            <text:p>556000</text:p>
          </table:table-cell>
          <table:table-cell office:value-type="float" office:value="478000">
            <text:p>478000</text:p>
          </table:table-cell>
          <table:table-cell office:value-type="float" office:value="466000">
            <text:p>466000</text:p>
          </table:table-cell>
          <table:table-cell office:value-type="float" office:value="471000">
            <text:p>471000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AVERAGE([.A10:.AX10])" office:value-type="float" office:value="495120">
            <text:p>495120</text:p>
          </table:table-cell>
          <table:table-cell table:formula="of:=[.BB10]/([.BA10]^2)" office:value-type="float" office:value="2929.70414201183">
            <text:p>2929,7041420118</text:p>
          </table:table-cell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522000">
            <text:p>522000</text:p>
          </table:table-cell>
          <table:table-cell office:value-type="float" office:value="541000">
            <text:p>541000</text:p>
          </table:table-cell>
          <table:table-cell office:value-type="float" office:value="517000">
            <text:p>517000</text:p>
          </table:table-cell>
          <table:table-cell office:value-type="float" office:value="511000">
            <text:p>511000</text:p>
          </table:table-cell>
          <table:table-cell office:value-type="float" office:value="520000">
            <text:p>520000</text:p>
          </table:table-cell>
          <table:table-cell office:value-type="float" office:value="515000">
            <text:p>515000</text:p>
          </table:table-cell>
          <table:table-cell office:value-type="float" office:value="529000">
            <text:p>529000</text:p>
          </table:table-cell>
          <table:table-cell office:value-type="float" office:value="518000">
            <text:p>518000</text:p>
          </table:table-cell>
          <table:table-cell office:value-type="float" office:value="515000">
            <text:p>515000</text:p>
          </table:table-cell>
          <table:table-cell office:value-type="float" office:value="553000">
            <text:p>553000</text:p>
          </table:table-cell>
          <table:table-cell office:value-type="float" office:value="515000">
            <text:p>515000</text:p>
          </table:table-cell>
          <table:table-cell office:value-type="float" office:value="512000">
            <text:p>512000</text:p>
          </table:table-cell>
          <table:table-cell office:value-type="float" office:value="523000">
            <text:p>523000</text:p>
          </table:table-cell>
          <table:table-cell office:value-type="float" office:value="519000">
            <text:p>519000</text:p>
          </table:table-cell>
          <table:table-cell office:value-type="float" office:value="515000">
            <text:p>515000</text:p>
          </table:table-cell>
          <table:table-cell office:value-type="float" office:value="519000">
            <text:p>519000</text:p>
          </table:table-cell>
          <table:table-cell office:value-type="float" office:value="546000">
            <text:p>546000</text:p>
          </table:table-cell>
          <table:table-cell office:value-type="float" office:value="516000">
            <text:p>516000</text:p>
          </table:table-cell>
          <table:table-cell office:value-type="float" office:value="522000">
            <text:p>522000</text:p>
          </table:table-cell>
          <table:table-cell office:value-type="float" office:value="519000">
            <text:p>519000</text:p>
          </table:table-cell>
          <table:table-cell office:value-type="float" office:value="523000">
            <text:p>523000</text:p>
          </table:table-cell>
          <table:table-cell office:value-type="float" office:value="517000">
            <text:p>517000</text:p>
          </table:table-cell>
          <table:table-cell office:value-type="float" office:value="516000">
            <text:p>516000</text:p>
          </table:table-cell>
          <table:table-cell office:value-type="float" office:value="604000">
            <text:p>604000</text:p>
          </table:table-cell>
          <table:table-cell office:value-type="float" office:value="518000">
            <text:p>518000</text:p>
          </table:table-cell>
          <table:table-cell office:value-type="float" office:value="523000">
            <text:p>523000</text:p>
          </table:table-cell>
          <table:table-cell office:value-type="float" office:value="517000">
            <text:p>517000</text:p>
          </table:table-cell>
          <table:table-cell office:value-type="float" office:value="519000">
            <text:p>519000</text:p>
          </table:table-cell>
          <table:table-cell office:value-type="float" office:value="523000">
            <text:p>523000</text:p>
          </table:table-cell>
          <table:table-cell office:value-type="float" office:value="1308000">
            <text:p>1308000</text:p>
          </table:table-cell>
          <table:table-cell office:value-type="float" office:value="517000">
            <text:p>517000</text:p>
          </table:table-cell>
          <table:table-cell office:value-type="float" office:value="514000">
            <text:p>514000</text:p>
          </table:table-cell>
          <table:table-cell office:value-type="float" office:value="521000">
            <text:p>521000</text:p>
          </table:table-cell>
          <table:table-cell office:value-type="float" office:value="515000">
            <text:p>515000</text:p>
          </table:table-cell>
          <table:table-cell office:value-type="float" office:value="522000">
            <text:p>522000</text:p>
          </table:table-cell>
          <table:table-cell office:value-type="float" office:value="516000">
            <text:p>516000</text:p>
          </table:table-cell>
          <table:table-cell office:value-type="float" office:value="535000">
            <text:p>535000</text:p>
          </table:table-cell>
          <table:table-cell office:value-type="float" office:value="514000">
            <text:p>514000</text:p>
          </table:table-cell>
          <table:table-cell office:value-type="float" office:value="520000">
            <text:p>520000</text:p>
          </table:table-cell>
          <table:table-cell office:value-type="float" office:value="526000">
            <text:p>526000</text:p>
          </table:table-cell>
          <table:table-cell office:value-type="float" office:value="514000">
            <text:p>514000</text:p>
          </table:table-cell>
          <table:table-cell office:value-type="float" office:value="519000">
            <text:p>519000</text:p>
          </table:table-cell>
          <table:table-cell office:value-type="float" office:value="521000">
            <text:p>521000</text:p>
          </table:table-cell>
          <table:table-cell office:value-type="float" office:value="539000">
            <text:p>539000</text:p>
          </table:table-cell>
          <table:table-cell office:value-type="float" office:value="530000">
            <text:p>530000</text:p>
          </table:table-cell>
          <table:table-cell office:value-type="float" office:value="528000">
            <text:p>528000</text:p>
          </table:table-cell>
          <table:table-cell office:value-type="float" office:value="529000">
            <text:p>529000</text:p>
          </table:table-cell>
          <table:table-cell office:value-type="float" office:value="517000">
            <text:p>517000</text:p>
          </table:table-cell>
          <table:table-cell office:value-type="float" office:value="552000">
            <text:p>552000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AVERAGE([.A11:.AX11])" office:value-type="float" office:value="539980">
            <text:p>539980</text:p>
          </table:table-cell>
          <table:table-cell table:formula="of:=[.BB11]/([.BA11]^2)" office:value-type="float" office:value="2755">
            <text:p>2755</text:p>
          </table:table-cell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570000">
            <text:p>570000</text:p>
          </table:table-cell>
          <table:table-cell office:value-type="float" office:value="572000">
            <text:p>572000</text:p>
          </table:table-cell>
          <table:table-cell office:value-type="float" office:value="566000">
            <text:p>566000</text:p>
          </table:table-cell>
          <table:table-cell office:value-type="float" office:value="572000">
            <text:p>572000</text:p>
          </table:table-cell>
          <table:table-cell office:value-type="float" office:value="558000">
            <text:p>558000</text:p>
          </table:table-cell>
          <table:table-cell office:value-type="float" office:value="565000">
            <text:p>565000</text:p>
          </table:table-cell>
          <table:table-cell office:value-type="float" office:value="564000">
            <text:p>564000</text:p>
          </table:table-cell>
          <table:table-cell office:value-type="float" office:value="569000">
            <text:p>569000</text:p>
          </table:table-cell>
          <table:table-cell office:value-type="float" office:value="595000">
            <text:p>595000</text:p>
          </table:table-cell>
          <table:table-cell office:value-type="float" office:value="573000">
            <text:p>573000</text:p>
          </table:table-cell>
          <table:table-cell office:value-type="float" office:value="558000">
            <text:p>558000</text:p>
          </table:table-cell>
          <table:table-cell office:value-type="float" office:value="575000">
            <text:p>575000</text:p>
          </table:table-cell>
          <table:table-cell office:value-type="float" office:value="567000">
            <text:p>567000</text:p>
          </table:table-cell>
          <table:table-cell office:value-type="float" office:value="584000">
            <text:p>584000</text:p>
          </table:table-cell>
          <table:table-cell office:value-type="float" office:value="592000">
            <text:p>592000</text:p>
          </table:table-cell>
          <table:table-cell office:value-type="float" office:value="567000">
            <text:p>567000</text:p>
          </table:table-cell>
          <table:table-cell office:value-type="float" office:value="564000">
            <text:p>564000</text:p>
          </table:table-cell>
          <table:table-cell office:value-type="float" office:value="567000">
            <text:p>567000</text:p>
          </table:table-cell>
          <table:table-cell office:value-type="float" office:value="575000">
            <text:p>575000</text:p>
          </table:table-cell>
          <table:table-cell office:value-type="float" office:value="563000">
            <text:p>563000</text:p>
          </table:table-cell>
          <table:table-cell office:value-type="float" office:value="562000">
            <text:p>562000</text:p>
          </table:table-cell>
          <table:table-cell office:value-type="float" office:value="575000">
            <text:p>575000</text:p>
          </table:table-cell>
          <table:table-cell office:value-type="float" office:value="567000">
            <text:p>567000</text:p>
          </table:table-cell>
          <table:table-cell office:value-type="float" office:value="578000">
            <text:p>578000</text:p>
          </table:table-cell>
          <table:table-cell office:value-type="float" office:value="568000">
            <text:p>568000</text:p>
          </table:table-cell>
          <table:table-cell office:value-type="float" office:value="569000">
            <text:p>569000</text:p>
          </table:table-cell>
          <table:table-cell office:value-type="float" office:value="564000">
            <text:p>564000</text:p>
          </table:table-cell>
          <table:table-cell office:value-type="float" office:value="572000">
            <text:p>572000</text:p>
          </table:table-cell>
          <table:table-cell office:value-type="float" office:value="573000">
            <text:p>573000</text:p>
          </table:table-cell>
          <table:table-cell office:value-type="float" office:value="567000">
            <text:p>567000</text:p>
          </table:table-cell>
          <table:table-cell office:value-type="float" office:value="574000">
            <text:p>574000</text:p>
          </table:table-cell>
          <table:table-cell office:value-type="float" office:value="565000">
            <text:p>565000</text:p>
          </table:table-cell>
          <table:table-cell office:value-type="float" office:value="561000">
            <text:p>561000</text:p>
          </table:table-cell>
          <table:table-cell office:value-type="float" office:value="564000">
            <text:p>564000</text:p>
          </table:table-cell>
          <table:table-cell office:value-type="float" office:value="573000">
            <text:p>573000</text:p>
          </table:table-cell>
          <table:table-cell office:value-type="float" office:value="562000">
            <text:p>562000</text:p>
          </table:table-cell>
          <table:table-cell office:value-type="float" office:value="576000">
            <text:p>576000</text:p>
          </table:table-cell>
          <table:table-cell office:value-type="float" office:value="573000">
            <text:p>573000</text:p>
          </table:table-cell>
          <table:table-cell office:value-type="float" office:value="575000">
            <text:p>575000</text:p>
          </table:table-cell>
          <table:table-cell office:value-type="float" office:value="574000">
            <text:p>574000</text:p>
          </table:table-cell>
          <table:table-cell office:value-type="float" office:value="596000">
            <text:p>596000</text:p>
          </table:table-cell>
          <table:table-cell office:value-type="float" office:value="582000">
            <text:p>582000</text:p>
          </table:table-cell>
          <table:table-cell office:value-type="float" office:value="571000">
            <text:p>571000</text:p>
          </table:table-cell>
          <table:table-cell office:value-type="float" office:value="659000">
            <text:p>659000</text:p>
          </table:table-cell>
          <table:table-cell office:value-type="float" office:value="566000">
            <text:p>566000</text:p>
          </table:table-cell>
          <table:table-cell table:number-columns-repeated="2" office:value-type="float" office:value="562000">
            <text:p>562000</text:p>
          </table:table-cell>
          <table:table-cell office:value-type="float" office:value="567000">
            <text:p>567000</text:p>
          </table:table-cell>
          <table:table-cell office:value-type="float" office:value="565000">
            <text:p>56500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A12:.AX12])" office:value-type="float" office:value="572220">
            <text:p>572220</text:p>
          </table:table-cell>
          <table:table-cell table:formula="of:=[.BB12]/([.BA12]^2)" office:value-type="float" office:value="2543.2">
            <text:p>2543,2</text:p>
          </table:table-cell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643000">
            <text:p>643000</text:p>
          </table:table-cell>
          <table:table-cell office:value-type="float" office:value="641000">
            <text:p>641000</text:p>
          </table:table-cell>
          <table:table-cell office:value-type="float" office:value="646000">
            <text:p>646000</text:p>
          </table:table-cell>
          <table:table-cell office:value-type="float" office:value="640000">
            <text:p>640000</text:p>
          </table:table-cell>
          <table:table-cell office:value-type="float" office:value="666000">
            <text:p>666000</text:p>
          </table:table-cell>
          <table:table-cell office:value-type="float" office:value="694000">
            <text:p>694000</text:p>
          </table:table-cell>
          <table:table-cell office:value-type="float" office:value="666000">
            <text:p>666000</text:p>
          </table:table-cell>
          <table:table-cell office:value-type="float" office:value="637000">
            <text:p>637000</text:p>
          </table:table-cell>
          <table:table-cell office:value-type="float" office:value="613000">
            <text:p>613000</text:p>
          </table:table-cell>
          <table:table-cell office:value-type="float" office:value="617000">
            <text:p>617000</text:p>
          </table:table-cell>
          <table:table-cell office:value-type="float" office:value="628000">
            <text:p>628000</text:p>
          </table:table-cell>
          <table:table-cell office:value-type="float" office:value="611000">
            <text:p>611000</text:p>
          </table:table-cell>
          <table:table-cell office:value-type="float" office:value="618000">
            <text:p>618000</text:p>
          </table:table-cell>
          <table:table-cell office:value-type="float" office:value="641000">
            <text:p>641000</text:p>
          </table:table-cell>
          <table:table-cell office:value-type="float" office:value="615000">
            <text:p>615000</text:p>
          </table:table-cell>
          <table:table-cell office:value-type="float" office:value="618000">
            <text:p>618000</text:p>
          </table:table-cell>
          <table:table-cell office:value-type="float" office:value="612000">
            <text:p>612000</text:p>
          </table:table-cell>
          <table:table-cell office:value-type="float" office:value="625000">
            <text:p>625000</text:p>
          </table:table-cell>
          <table:table-cell office:value-type="float" office:value="630000">
            <text:p>630000</text:p>
          </table:table-cell>
          <table:table-cell office:value-type="float" office:value="641000">
            <text:p>641000</text:p>
          </table:table-cell>
          <table:table-cell office:value-type="float" office:value="631000">
            <text:p>631000</text:p>
          </table:table-cell>
          <table:table-cell office:value-type="float" office:value="627000">
            <text:p>627000</text:p>
          </table:table-cell>
          <table:table-cell office:value-type="float" office:value="614000">
            <text:p>614000</text:p>
          </table:table-cell>
          <table:table-cell table:number-columns-repeated="2" office:value-type="float" office:value="621000">
            <text:p>621000</text:p>
          </table:table-cell>
          <table:table-cell office:value-type="float" office:value="616000">
            <text:p>616000</text:p>
          </table:table-cell>
          <table:table-cell office:value-type="float" office:value="614000">
            <text:p>614000</text:p>
          </table:table-cell>
          <table:table-cell office:value-type="float" office:value="630000">
            <text:p>630000</text:p>
          </table:table-cell>
          <table:table-cell office:value-type="float" office:value="635000">
            <text:p>635000</text:p>
          </table:table-cell>
          <table:table-cell office:value-type="float" office:value="620000">
            <text:p>620000</text:p>
          </table:table-cell>
          <table:table-cell office:value-type="float" office:value="639000">
            <text:p>639000</text:p>
          </table:table-cell>
          <table:table-cell office:value-type="float" office:value="618000">
            <text:p>618000</text:p>
          </table:table-cell>
          <table:table-cell office:value-type="float" office:value="647000">
            <text:p>647000</text:p>
          </table:table-cell>
          <table:table-cell office:value-type="float" office:value="619000">
            <text:p>619000</text:p>
          </table:table-cell>
          <table:table-cell office:value-type="float" office:value="613000">
            <text:p>613000</text:p>
          </table:table-cell>
          <table:table-cell office:value-type="float" office:value="623000">
            <text:p>623000</text:p>
          </table:table-cell>
          <table:table-cell office:value-type="float" office:value="627000">
            <text:p>627000</text:p>
          </table:table-cell>
          <table:table-cell office:value-type="float" office:value="623000">
            <text:p>623000</text:p>
          </table:table-cell>
          <table:table-cell office:value-type="float" office:value="610000">
            <text:p>610000</text:p>
          </table:table-cell>
          <table:table-cell office:value-type="float" office:value="632000">
            <text:p>632000</text:p>
          </table:table-cell>
          <table:table-cell office:value-type="float" office:value="613000">
            <text:p>613000</text:p>
          </table:table-cell>
          <table:table-cell office:value-type="float" office:value="611000">
            <text:p>611000</text:p>
          </table:table-cell>
          <table:table-cell office:value-type="float" office:value="632000">
            <text:p>632000</text:p>
          </table:table-cell>
          <table:table-cell office:value-type="float" office:value="662000">
            <text:p>662000</text:p>
          </table:table-cell>
          <table:table-cell office:value-type="float" office:value="665000">
            <text:p>665000</text:p>
          </table:table-cell>
          <table:table-cell office:value-type="float" office:value="624000">
            <text:p>624000</text:p>
          </table:table-cell>
          <table:table-cell office:value-type="float" office:value="633000">
            <text:p>633000</text:p>
          </table:table-cell>
          <table:table-cell office:value-type="float" office:value="609000">
            <text:p>609000</text:p>
          </table:table-cell>
          <table:table-cell office:value-type="float" office:value="612000">
            <text:p>6120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AVERAGE([.A13:.AX13])" office:value-type="float" office:value="629220">
            <text:p>629220</text:p>
          </table:table-cell>
          <table:table-cell table:formula="of:=[.BB13]/([.BA13]^2)" office:value-type="float" office:value="2457.890625">
            <text:p>2457,890625</text:p>
          </table:table-cell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610000">
            <text:p>610000</text:p>
          </table:table-cell>
          <table:table-cell office:value-type="float" office:value="674000">
            <text:p>674000</text:p>
          </table:table-cell>
          <table:table-cell office:value-type="float" office:value="673000">
            <text:p>673000</text:p>
          </table:table-cell>
          <table:table-cell office:value-type="float" office:value="680000">
            <text:p>680000</text:p>
          </table:table-cell>
          <table:table-cell office:value-type="float" office:value="686000">
            <text:p>686000</text:p>
          </table:table-cell>
          <table:table-cell office:value-type="float" office:value="682000">
            <text:p>682000</text:p>
          </table:table-cell>
          <table:table-cell office:value-type="float" office:value="674000">
            <text:p>674000</text:p>
          </table:table-cell>
          <table:table-cell office:value-type="float" office:value="680000">
            <text:p>680000</text:p>
          </table:table-cell>
          <table:table-cell office:value-type="float" office:value="691000">
            <text:p>691000</text:p>
          </table:table-cell>
          <table:table-cell office:value-type="float" office:value="682000">
            <text:p>682000</text:p>
          </table:table-cell>
          <table:table-cell office:value-type="float" office:value="693000">
            <text:p>693000</text:p>
          </table:table-cell>
          <table:table-cell office:value-type="float" office:value="679000">
            <text:p>679000</text:p>
          </table:table-cell>
          <table:table-cell office:value-type="float" office:value="673000">
            <text:p>673000</text:p>
          </table:table-cell>
          <table:table-cell office:value-type="float" office:value="695000">
            <text:p>695000</text:p>
          </table:table-cell>
          <table:table-cell office:value-type="float" office:value="678000">
            <text:p>678000</text:p>
          </table:table-cell>
          <table:table-cell office:value-type="float" office:value="726000">
            <text:p>726000</text:p>
          </table:table-cell>
          <table:table-cell office:value-type="float" office:value="671000">
            <text:p>671000</text:p>
          </table:table-cell>
          <table:table-cell office:value-type="float" office:value="672000">
            <text:p>672000</text:p>
          </table:table-cell>
          <table:table-cell office:value-type="float" office:value="669000">
            <text:p>669000</text:p>
          </table:table-cell>
          <table:table-cell office:value-type="float" office:value="1519000">
            <text:p>1519000</text:p>
          </table:table-cell>
          <table:table-cell office:value-type="float" office:value="675000">
            <text:p>675000</text:p>
          </table:table-cell>
          <table:table-cell office:value-type="float" office:value="677000">
            <text:p>677000</text:p>
          </table:table-cell>
          <table:table-cell office:value-type="float" office:value="671000">
            <text:p>671000</text:p>
          </table:table-cell>
          <table:table-cell office:value-type="float" office:value="685000">
            <text:p>685000</text:p>
          </table:table-cell>
          <table:table-cell office:value-type="float" office:value="688000">
            <text:p>688000</text:p>
          </table:table-cell>
          <table:table-cell office:value-type="float" office:value="678000">
            <text:p>678000</text:p>
          </table:table-cell>
          <table:table-cell office:value-type="float" office:value="667000">
            <text:p>667000</text:p>
          </table:table-cell>
          <table:table-cell office:value-type="float" office:value="705000">
            <text:p>705000</text:p>
          </table:table-cell>
          <table:table-cell office:value-type="float" office:value="761000">
            <text:p>761000</text:p>
          </table:table-cell>
          <table:table-cell office:value-type="float" office:value="678000">
            <text:p>678000</text:p>
          </table:table-cell>
          <table:table-cell office:value-type="float" office:value="676000">
            <text:p>676000</text:p>
          </table:table-cell>
          <table:table-cell office:value-type="float" office:value="682000">
            <text:p>682000</text:p>
          </table:table-cell>
          <table:table-cell office:value-type="float" office:value="698000">
            <text:p>698000</text:p>
          </table:table-cell>
          <table:table-cell office:value-type="float" office:value="673000">
            <text:p>673000</text:p>
          </table:table-cell>
          <table:table-cell office:value-type="float" office:value="699000">
            <text:p>699000</text:p>
          </table:table-cell>
          <table:table-cell office:value-type="float" office:value="669000">
            <text:p>669000</text:p>
          </table:table-cell>
          <table:table-cell office:value-type="float" office:value="704000">
            <text:p>704000</text:p>
          </table:table-cell>
          <table:table-cell office:value-type="float" office:value="686000">
            <text:p>686000</text:p>
          </table:table-cell>
          <table:table-cell office:value-type="float" office:value="710000">
            <text:p>710000</text:p>
          </table:table-cell>
          <table:table-cell office:value-type="float" office:value="680000">
            <text:p>680000</text:p>
          </table:table-cell>
          <table:table-cell office:value-type="float" office:value="679000">
            <text:p>679000</text:p>
          </table:table-cell>
          <table:table-cell office:value-type="float" office:value="708000">
            <text:p>708000</text:p>
          </table:table-cell>
          <table:table-cell office:value-type="float" office:value="689000">
            <text:p>689000</text:p>
          </table:table-cell>
          <table:table-cell office:value-type="float" office:value="679000">
            <text:p>679000</text:p>
          </table:table-cell>
          <table:table-cell office:value-type="float" office:value="678000">
            <text:p>678000</text:p>
          </table:table-cell>
          <table:table-cell office:value-type="float" office:value="669000">
            <text:p>669000</text:p>
          </table:table-cell>
          <table:table-cell office:value-type="float" office:value="675000">
            <text:p>675000</text:p>
          </table:table-cell>
          <table:table-cell office:value-type="float" office:value="669000">
            <text:p>669000</text:p>
          </table:table-cell>
          <table:table-cell office:value-type="float" office:value="680000">
            <text:p>680000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AVERAGE([.A14:.AX14])" office:value-type="float" office:value="699360">
            <text:p>699360</text:p>
          </table:table-cell>
          <table:table-cell table:formula="of:=[.BB14]/([.BA14]^2)" office:value-type="float" office:value="2419.93079584775">
            <text:p>2419,9307958478</text:p>
          </table:table-cell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765000">
            <text:p>765000</text:p>
          </table:table-cell>
          <table:table-cell office:value-type="float" office:value="737000">
            <text:p>737000</text:p>
          </table:table-cell>
          <table:table-cell office:value-type="float" office:value="725000">
            <text:p>725000</text:p>
          </table:table-cell>
          <table:table-cell office:value-type="float" office:value="730000">
            <text:p>730000</text:p>
          </table:table-cell>
          <table:table-cell office:value-type="float" office:value="741000">
            <text:p>741000</text:p>
          </table:table-cell>
          <table:table-cell office:value-type="float" office:value="763000">
            <text:p>763000</text:p>
          </table:table-cell>
          <table:table-cell office:value-type="float" office:value="753000">
            <text:p>753000</text:p>
          </table:table-cell>
          <table:table-cell office:value-type="float" office:value="746000">
            <text:p>746000</text:p>
          </table:table-cell>
          <table:table-cell office:value-type="float" office:value="738000">
            <text:p>738000</text:p>
          </table:table-cell>
          <table:table-cell office:value-type="float" office:value="733000">
            <text:p>733000</text:p>
          </table:table-cell>
          <table:table-cell office:value-type="float" office:value="723000">
            <text:p>723000</text:p>
          </table:table-cell>
          <table:table-cell office:value-type="float" office:value="731000">
            <text:p>731000</text:p>
          </table:table-cell>
          <table:table-cell office:value-type="float" office:value="757000">
            <text:p>757000</text:p>
          </table:table-cell>
          <table:table-cell office:value-type="float" office:value="740000">
            <text:p>740000</text:p>
          </table:table-cell>
          <table:table-cell office:value-type="float" office:value="751000">
            <text:p>751000</text:p>
          </table:table-cell>
          <table:table-cell office:value-type="float" office:value="732000">
            <text:p>732000</text:p>
          </table:table-cell>
          <table:table-cell office:value-type="float" office:value="727000">
            <text:p>727000</text:p>
          </table:table-cell>
          <table:table-cell office:value-type="float" office:value="738000">
            <text:p>738000</text:p>
          </table:table-cell>
          <table:table-cell office:value-type="float" office:value="752000">
            <text:p>752000</text:p>
          </table:table-cell>
          <table:table-cell office:value-type="float" office:value="739000">
            <text:p>739000</text:p>
          </table:table-cell>
          <table:table-cell office:value-type="float" office:value="745000">
            <text:p>745000</text:p>
          </table:table-cell>
          <table:table-cell office:value-type="float" office:value="767000">
            <text:p>767000</text:p>
          </table:table-cell>
          <table:table-cell office:value-type="float" office:value="732000">
            <text:p>732000</text:p>
          </table:table-cell>
          <table:table-cell office:value-type="float" office:value="741000">
            <text:p>741000</text:p>
          </table:table-cell>
          <table:table-cell office:value-type="float" office:value="740000">
            <text:p>740000</text:p>
          </table:table-cell>
          <table:table-cell office:value-type="float" office:value="753000">
            <text:p>753000</text:p>
          </table:table-cell>
          <table:table-cell office:value-type="float" office:value="754000">
            <text:p>754000</text:p>
          </table:table-cell>
          <table:table-cell office:value-type="float" office:value="760000">
            <text:p>760000</text:p>
          </table:table-cell>
          <table:table-cell table:number-columns-repeated="2" office:value-type="float" office:value="747000">
            <text:p>747000</text:p>
          </table:table-cell>
          <table:table-cell office:value-type="float" office:value="750000">
            <text:p>750000</text:p>
          </table:table-cell>
          <table:table-cell office:value-type="float" office:value="742000">
            <text:p>742000</text:p>
          </table:table-cell>
          <table:table-cell office:value-type="float" office:value="788000">
            <text:p>788000</text:p>
          </table:table-cell>
          <table:table-cell office:value-type="float" office:value="731000">
            <text:p>731000</text:p>
          </table:table-cell>
          <table:table-cell office:value-type="float" office:value="734000">
            <text:p>734000</text:p>
          </table:table-cell>
          <table:table-cell office:value-type="float" office:value="737000">
            <text:p>737000</text:p>
          </table:table-cell>
          <table:table-cell office:value-type="float" office:value="726000">
            <text:p>726000</text:p>
          </table:table-cell>
          <table:table-cell office:value-type="float" office:value="745000">
            <text:p>745000</text:p>
          </table:table-cell>
          <table:table-cell office:value-type="float" office:value="738000">
            <text:p>738000</text:p>
          </table:table-cell>
          <table:table-cell office:value-type="float" office:value="732000">
            <text:p>732000</text:p>
          </table:table-cell>
          <table:table-cell office:value-type="float" office:value="744000">
            <text:p>744000</text:p>
          </table:table-cell>
          <table:table-cell office:value-type="float" office:value="741000">
            <text:p>741000</text:p>
          </table:table-cell>
          <table:table-cell office:value-type="float" office:value="730000">
            <text:p>730000</text:p>
          </table:table-cell>
          <table:table-cell office:value-type="float" office:value="732000">
            <text:p>732000</text:p>
          </table:table-cell>
          <table:table-cell office:value-type="float" office:value="748000">
            <text:p>748000</text:p>
          </table:table-cell>
          <table:table-cell office:value-type="float" office:value="761000">
            <text:p>761000</text:p>
          </table:table-cell>
          <table:table-cell office:value-type="float" office:value="737000">
            <text:p>737000</text:p>
          </table:table-cell>
          <table:table-cell office:value-type="float" office:value="1617000">
            <text:p>1617000</text:p>
          </table:table-cell>
          <table:table-cell office:value-type="float" office:value="730000">
            <text:p>730000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AVERAGE([.A15:.AX15])" office:value-type="float" office:value="760420">
            <text:p>760420</text:p>
          </table:table-cell>
          <table:table-cell table:formula="of:=[.BB15]/([.BA15]^2)" office:value-type="float" office:value="2346.97530864198">
            <text:p>2346,975308642</text:p>
          </table:table-cell>
        </table:table-row>
        <table:table-row table:style-name="ro1">
          <table:table-cell office:value-type="float" office:value="805000">
            <text:p>805000</text:p>
          </table:table-cell>
          <table:table-cell office:value-type="float" office:value="791000">
            <text:p>791000</text:p>
          </table:table-cell>
          <table:table-cell office:value-type="float" office:value="809000">
            <text:p>809000</text:p>
          </table:table-cell>
          <table:table-cell office:value-type="float" office:value="788000">
            <text:p>788000</text:p>
          </table:table-cell>
          <table:table-cell office:value-type="float" office:value="799000">
            <text:p>799000</text:p>
          </table:table-cell>
          <table:table-cell office:value-type="float" office:value="785000">
            <text:p>785000</text:p>
          </table:table-cell>
          <table:table-cell office:value-type="float" office:value="790000">
            <text:p>790000</text:p>
          </table:table-cell>
          <table:table-cell office:value-type="float" office:value="795000">
            <text:p>795000</text:p>
          </table:table-cell>
          <table:table-cell office:value-type="float" office:value="801000">
            <text:p>801000</text:p>
          </table:table-cell>
          <table:table-cell office:value-type="float" office:value="794000">
            <text:p>794000</text:p>
          </table:table-cell>
          <table:table-cell office:value-type="float" office:value="789000">
            <text:p>789000</text:p>
          </table:table-cell>
          <table:table-cell office:value-type="float" office:value="786000">
            <text:p>786000</text:p>
          </table:table-cell>
          <table:table-cell office:value-type="float" office:value="806000">
            <text:p>806000</text:p>
          </table:table-cell>
          <table:table-cell office:value-type="float" office:value="798000">
            <text:p>798000</text:p>
          </table:table-cell>
          <table:table-cell office:value-type="float" office:value="796000">
            <text:p>796000</text:p>
          </table:table-cell>
          <table:table-cell office:value-type="float" office:value="797000">
            <text:p>797000</text:p>
          </table:table-cell>
          <table:table-cell office:value-type="float" office:value="811000">
            <text:p>811000</text:p>
          </table:table-cell>
          <table:table-cell office:value-type="float" office:value="797000">
            <text:p>797000</text:p>
          </table:table-cell>
          <table:table-cell office:value-type="float" office:value="799000">
            <text:p>799000</text:p>
          </table:table-cell>
          <table:table-cell office:value-type="float" office:value="825000">
            <text:p>825000</text:p>
          </table:table-cell>
          <table:table-cell office:value-type="float" office:value="787000">
            <text:p>787000</text:p>
          </table:table-cell>
          <table:table-cell office:value-type="float" office:value="791000">
            <text:p>791000</text:p>
          </table:table-cell>
          <table:table-cell office:value-type="float" office:value="796000">
            <text:p>796000</text:p>
          </table:table-cell>
          <table:table-cell office:value-type="float" office:value="805000">
            <text:p>805000</text:p>
          </table:table-cell>
          <table:table-cell office:value-type="float" office:value="941000">
            <text:p>941000</text:p>
          </table:table-cell>
          <table:table-cell office:value-type="float" office:value="800000">
            <text:p>800000</text:p>
          </table:table-cell>
          <table:table-cell office:value-type="float" office:value="811000">
            <text:p>811000</text:p>
          </table:table-cell>
          <table:table-cell office:value-type="float" office:value="796000">
            <text:p>796000</text:p>
          </table:table-cell>
          <table:table-cell office:value-type="float" office:value="789000">
            <text:p>789000</text:p>
          </table:table-cell>
          <table:table-cell office:value-type="float" office:value="839000">
            <text:p>839000</text:p>
          </table:table-cell>
          <table:table-cell office:value-type="float" office:value="783000">
            <text:p>783000</text:p>
          </table:table-cell>
          <table:table-cell office:value-type="float" office:value="887000">
            <text:p>887000</text:p>
          </table:table-cell>
          <table:table-cell office:value-type="float" office:value="782000">
            <text:p>782000</text:p>
          </table:table-cell>
          <table:table-cell office:value-type="float" office:value="794000">
            <text:p>794000</text:p>
          </table:table-cell>
          <table:table-cell office:value-type="float" office:value="793000">
            <text:p>793000</text:p>
          </table:table-cell>
          <table:table-cell office:value-type="float" office:value="807000">
            <text:p>807000</text:p>
          </table:table-cell>
          <table:table-cell office:value-type="float" office:value="878000">
            <text:p>878000</text:p>
          </table:table-cell>
          <table:table-cell office:value-type="float" office:value="791000">
            <text:p>791000</text:p>
          </table:table-cell>
          <table:table-cell office:value-type="float" office:value="813000">
            <text:p>813000</text:p>
          </table:table-cell>
          <table:table-cell office:value-type="float" office:value="790000">
            <text:p>790000</text:p>
          </table:table-cell>
          <table:table-cell office:value-type="float" office:value="869000">
            <text:p>869000</text:p>
          </table:table-cell>
          <table:table-cell office:value-type="float" office:value="785000">
            <text:p>785000</text:p>
          </table:table-cell>
          <table:table-cell office:value-type="float" office:value="815000">
            <text:p>815000</text:p>
          </table:table-cell>
          <table:table-cell office:value-type="float" office:value="787000">
            <text:p>787000</text:p>
          </table:table-cell>
          <table:table-cell office:value-type="float" office:value="813000">
            <text:p>813000</text:p>
          </table:table-cell>
          <table:table-cell office:value-type="float" office:value="788000">
            <text:p>788000</text:p>
          </table:table-cell>
          <table:table-cell office:value-type="float" office:value="799000">
            <text:p>799000</text:p>
          </table:table-cell>
          <table:table-cell office:value-type="float" office:value="792000">
            <text:p>792000</text:p>
          </table:table-cell>
          <table:table-cell office:value-type="float" office:value="790000">
            <text:p>790000</text:p>
          </table:table-cell>
          <table:table-cell office:value-type="float" office:value="791000">
            <text:p>791000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AVERAGE([.A16:.AX16])" office:value-type="float" office:value="805260">
            <text:p>805260</text:p>
          </table:table-cell>
          <table:table-cell table:formula="of:=[.BB16]/([.BA16]^2)" office:value-type="float" office:value="2230.63711911357">
            <text:p>2230,6371191136</text:p>
          </table:table-cell>
        </table:table-row>
        <table:table-row table:style-name="ro1">
          <table:table-cell office:value-type="float" office:value="856000">
            <text:p>856000</text:p>
          </table:table-cell>
          <table:table-cell office:value-type="float" office:value="431000">
            <text:p>431000</text:p>
          </table:table-cell>
          <table:table-cell office:value-type="float" office:value="861000">
            <text:p>861000</text:p>
          </table:table-cell>
          <table:table-cell office:value-type="float" office:value="870000">
            <text:p>870000</text:p>
          </table:table-cell>
          <table:table-cell office:value-type="float" office:value="853000">
            <text:p>853000</text:p>
          </table:table-cell>
          <table:table-cell office:value-type="float" office:value="849000">
            <text:p>849000</text:p>
          </table:table-cell>
          <table:table-cell office:value-type="float" office:value="882000">
            <text:p>882000</text:p>
          </table:table-cell>
          <table:table-cell office:value-type="float" office:value="851000">
            <text:p>851000</text:p>
          </table:table-cell>
          <table:table-cell office:value-type="float" office:value="897000">
            <text:p>897000</text:p>
          </table:table-cell>
          <table:table-cell office:value-type="float" office:value="856000">
            <text:p>856000</text:p>
          </table:table-cell>
          <table:table-cell office:value-type="float" office:value="873000">
            <text:p>873000</text:p>
          </table:table-cell>
          <table:table-cell office:value-type="float" office:value="864000">
            <text:p>864000</text:p>
          </table:table-cell>
          <table:table-cell office:value-type="float" office:value="855000">
            <text:p>855000</text:p>
          </table:table-cell>
          <table:table-cell office:value-type="float" office:value="984000">
            <text:p>984000</text:p>
          </table:table-cell>
          <table:table-cell office:value-type="float" office:value="859000">
            <text:p>859000</text:p>
          </table:table-cell>
          <table:table-cell office:value-type="float" office:value="874000">
            <text:p>874000</text:p>
          </table:table-cell>
          <table:table-cell office:value-type="float" office:value="851000">
            <text:p>851000</text:p>
          </table:table-cell>
          <table:table-cell office:value-type="float" office:value="886000">
            <text:p>886000</text:p>
          </table:table-cell>
          <table:table-cell office:value-type="float" office:value="859000">
            <text:p>859000</text:p>
          </table:table-cell>
          <table:table-cell office:value-type="float" office:value="865000">
            <text:p>865000</text:p>
          </table:table-cell>
          <table:table-cell office:value-type="float" office:value="884000">
            <text:p>884000</text:p>
          </table:table-cell>
          <table:table-cell office:value-type="float" office:value="850000">
            <text:p>850000</text:p>
          </table:table-cell>
          <table:table-cell office:value-type="float" office:value="857000">
            <text:p>857000</text:p>
          </table:table-cell>
          <table:table-cell office:value-type="float" office:value="889000">
            <text:p>889000</text:p>
          </table:table-cell>
          <table:table-cell office:value-type="float" office:value="915000">
            <text:p>915000</text:p>
          </table:table-cell>
          <table:table-cell office:value-type="float" office:value="849000">
            <text:p>849000</text:p>
          </table:table-cell>
          <table:table-cell office:value-type="float" office:value="865000">
            <text:p>865000</text:p>
          </table:table-cell>
          <table:table-cell office:value-type="float" office:value="874000">
            <text:p>874000</text:p>
          </table:table-cell>
          <table:table-cell office:value-type="float" office:value="893000">
            <text:p>893000</text:p>
          </table:table-cell>
          <table:table-cell office:value-type="float" office:value="846000">
            <text:p>846000</text:p>
          </table:table-cell>
          <table:table-cell office:value-type="float" office:value="878000">
            <text:p>878000</text:p>
          </table:table-cell>
          <table:table-cell office:value-type="float" office:value="888000">
            <text:p>888000</text:p>
          </table:table-cell>
          <table:table-cell office:value-type="float" office:value="856000">
            <text:p>856000</text:p>
          </table:table-cell>
          <table:table-cell office:value-type="float" office:value="876000">
            <text:p>876000</text:p>
          </table:table-cell>
          <table:table-cell office:value-type="float" office:value="898000">
            <text:p>898000</text:p>
          </table:table-cell>
          <table:table-cell table:number-columns-repeated="2" office:value-type="float" office:value="868000">
            <text:p>868000</text:p>
          </table:table-cell>
          <table:table-cell office:value-type="float" office:value="882000">
            <text:p>882000</text:p>
          </table:table-cell>
          <table:table-cell office:value-type="float" office:value="859000">
            <text:p>859000</text:p>
          </table:table-cell>
          <table:table-cell office:value-type="float" office:value="880000">
            <text:p>880000</text:p>
          </table:table-cell>
          <table:table-cell office:value-type="float" office:value="874000">
            <text:p>874000</text:p>
          </table:table-cell>
          <table:table-cell office:value-type="float" office:value="883000">
            <text:p>883000</text:p>
          </table:table-cell>
          <table:table-cell office:value-type="float" office:value="862000">
            <text:p>862000</text:p>
          </table:table-cell>
          <table:table-cell office:value-type="float" office:value="892000">
            <text:p>892000</text:p>
          </table:table-cell>
          <table:table-cell office:value-type="float" office:value="880000">
            <text:p>880000</text:p>
          </table:table-cell>
          <table:table-cell office:value-type="float" office:value="852000">
            <text:p>852000</text:p>
          </table:table-cell>
          <table:table-cell office:value-type="float" office:value="877000">
            <text:p>877000</text:p>
          </table:table-cell>
          <table:table-cell office:value-type="float" office:value="883000">
            <text:p>883000</text:p>
          </table:table-cell>
          <table:table-cell office:value-type="float" office:value="890000">
            <text:p>890000</text:p>
          </table:table-cell>
          <table:table-cell office:value-type="float" office:value="861000">
            <text:p>86100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AVERAGE([.A17:.AX17])" office:value-type="float" office:value="864100">
            <text:p>864100</text:p>
          </table:table-cell>
          <table:table-cell table:formula="of:=[.BB17]/([.BA17]^2)" office:value-type="float" office:value="2160.25">
            <text:p>2160,25</text:p>
          </table:table-cell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980000">
            <text:p>980000</text:p>
          </table:table-cell>
          <table:table-cell office:value-type="float" office:value="923000">
            <text:p>923000</text:p>
          </table:table-cell>
          <table:table-cell office:value-type="float" office:value="926000">
            <text:p>926000</text:p>
          </table:table-cell>
          <table:table-cell office:value-type="float" office:value="978000">
            <text:p>978000</text:p>
          </table:table-cell>
          <table:table-cell office:value-type="float" office:value="962000">
            <text:p>962000</text:p>
          </table:table-cell>
          <table:table-cell office:value-type="float" office:value="921000">
            <text:p>921000</text:p>
          </table:table-cell>
          <table:table-cell office:value-type="float" office:value="954000">
            <text:p>954000</text:p>
          </table:table-cell>
          <table:table-cell office:value-type="float" office:value="949000">
            <text:p>949000</text:p>
          </table:table-cell>
          <table:table-cell office:value-type="float" office:value="915000">
            <text:p>915000</text:p>
          </table:table-cell>
          <table:table-cell office:value-type="float" office:value="927000">
            <text:p>927000</text:p>
          </table:table-cell>
          <table:table-cell office:value-type="float" office:value="930000">
            <text:p>930000</text:p>
          </table:table-cell>
          <table:table-cell office:value-type="float" office:value="974000">
            <text:p>974000</text:p>
          </table:table-cell>
          <table:table-cell office:value-type="float" office:value="933000">
            <text:p>933000</text:p>
          </table:table-cell>
          <table:table-cell office:value-type="float" office:value="939000">
            <text:p>939000</text:p>
          </table:table-cell>
          <table:table-cell office:value-type="float" office:value="941000">
            <text:p>941000</text:p>
          </table:table-cell>
          <table:table-cell office:value-type="float" office:value="948000">
            <text:p>948000</text:p>
          </table:table-cell>
          <table:table-cell office:value-type="float" office:value="947000">
            <text:p>947000</text:p>
          </table:table-cell>
          <table:table-cell office:value-type="float" office:value="938000">
            <text:p>938000</text:p>
          </table:table-cell>
          <table:table-cell office:value-type="float" office:value="930000">
            <text:p>930000</text:p>
          </table:table-cell>
          <table:table-cell office:value-type="float" office:value="954000">
            <text:p>954000</text:p>
          </table:table-cell>
          <table:table-cell office:value-type="float" office:value="975000">
            <text:p>975000</text:p>
          </table:table-cell>
          <table:table-cell office:value-type="float" office:value="971000">
            <text:p>971000</text:p>
          </table:table-cell>
          <table:table-cell office:value-type="float" office:value="937000">
            <text:p>937000</text:p>
          </table:table-cell>
          <table:table-cell office:value-type="float" office:value="914000">
            <text:p>914000</text:p>
          </table:table-cell>
          <table:table-cell office:value-type="float" office:value="944000">
            <text:p>944000</text:p>
          </table:table-cell>
          <table:table-cell office:value-type="float" office:value="930000">
            <text:p>930000</text:p>
          </table:table-cell>
          <table:table-cell office:value-type="float" office:value="1026000">
            <text:p>1026000</text:p>
          </table:table-cell>
          <table:table-cell office:value-type="float" office:value="913000">
            <text:p>913000</text:p>
          </table:table-cell>
          <table:table-cell office:value-type="float" office:value="943000">
            <text:p>943000</text:p>
          </table:table-cell>
          <table:table-cell office:value-type="float" office:value="962000">
            <text:p>962000</text:p>
          </table:table-cell>
          <table:table-cell office:value-type="float" office:value="956000">
            <text:p>956000</text:p>
          </table:table-cell>
          <table:table-cell office:value-type="float" office:value="936000">
            <text:p>936000</text:p>
          </table:table-cell>
          <table:table-cell office:value-type="float" office:value="964000">
            <text:p>964000</text:p>
          </table:table-cell>
          <table:table-cell office:value-type="float" office:value="939000">
            <text:p>939000</text:p>
          </table:table-cell>
          <table:table-cell office:value-type="float" office:value="928000">
            <text:p>928000</text:p>
          </table:table-cell>
          <table:table-cell office:value-type="float" office:value="925000">
            <text:p>925000</text:p>
          </table:table-cell>
          <table:table-cell office:value-type="float" office:value="957000">
            <text:p>957000</text:p>
          </table:table-cell>
          <table:table-cell office:value-type="float" office:value="923000">
            <text:p>923000</text:p>
          </table:table-cell>
          <table:table-cell office:value-type="float" office:value="926000">
            <text:p>926000</text:p>
          </table:table-cell>
          <table:table-cell office:value-type="float" office:value="925000">
            <text:p>925000</text:p>
          </table:table-cell>
          <table:table-cell office:value-type="float" office:value="957000">
            <text:p>957000</text:p>
          </table:table-cell>
          <table:table-cell office:value-type="float" office:value="935000">
            <text:p>935000</text:p>
          </table:table-cell>
          <table:table-cell office:value-type="float" office:value="1054000">
            <text:p>1054000</text:p>
          </table:table-cell>
          <table:table-cell office:value-type="float" office:value="932000">
            <text:p>932000</text:p>
          </table:table-cell>
          <table:table-cell office:value-type="float" office:value="937000">
            <text:p>937000</text:p>
          </table:table-cell>
          <table:table-cell office:value-type="float" office:value="992000">
            <text:p>992000</text:p>
          </table:table-cell>
          <table:table-cell office:value-type="float" office:value="939000">
            <text:p>939000</text:p>
          </table:table-cell>
          <table:table-cell office:value-type="float" office:value="1814000">
            <text:p>1814000</text:p>
          </table:table-cell>
          <table:table-cell office:value-type="float" office:value="935000">
            <text:p>935000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AVERAGE([.A18:.AX18])" office:value-type="float" office:value="963780">
            <text:p>963780</text:p>
          </table:table-cell>
          <table:table-cell table:formula="of:=[.BB18]/([.BA18]^2)" office:value-type="float" office:value="2185.44217687075">
            <text:p>2185,4421768708</text:p>
          </table:table-cell>
        </table:table-row>
        <table:table-row table:style-name="ro1">
          <table:table-cell office:value-type="float" office:value="1015000">
            <text:p>1015000</text:p>
          </table:table-cell>
          <table:table-cell office:value-type="float" office:value="997000">
            <text:p>997000</text:p>
          </table:table-cell>
          <table:table-cell office:value-type="float" office:value="1031000">
            <text:p>1031000</text:p>
          </table:table-cell>
          <table:table-cell office:value-type="float" office:value="1053000">
            <text:p>1053000</text:p>
          </table:table-cell>
          <table:table-cell office:value-type="float" office:value="995000">
            <text:p>995000</text:p>
          </table:table-cell>
          <table:table-cell office:value-type="float" office:value="1018000">
            <text:p>1018000</text:p>
          </table:table-cell>
          <table:table-cell office:value-type="float" office:value="999000">
            <text:p>999000</text:p>
          </table:table-cell>
          <table:table-cell office:value-type="float" office:value="994000">
            <text:p>994000</text:p>
          </table:table-cell>
          <table:table-cell office:value-type="float" office:value="1027000">
            <text:p>1027000</text:p>
          </table:table-cell>
          <table:table-cell office:value-type="float" office:value="1004000">
            <text:p>1004000</text:p>
          </table:table-cell>
          <table:table-cell office:value-type="float" office:value="1003000">
            <text:p>1003000</text:p>
          </table:table-cell>
          <table:table-cell office:value-type="float" office:value="994000">
            <text:p>994000</text:p>
          </table:table-cell>
          <table:table-cell office:value-type="float" office:value="1005000">
            <text:p>1005000</text:p>
          </table:table-cell>
          <table:table-cell office:value-type="float" office:value="1037000">
            <text:p>1037000</text:p>
          </table:table-cell>
          <table:table-cell office:value-type="float" office:value="991000">
            <text:p>991000</text:p>
          </table:table-cell>
          <table:table-cell office:value-type="float" office:value="1072000">
            <text:p>1072000</text:p>
          </table:table-cell>
          <table:table-cell office:value-type="float" office:value="1013000">
            <text:p>1013000</text:p>
          </table:table-cell>
          <table:table-cell office:value-type="float" office:value="1005000">
            <text:p>1005000</text:p>
          </table:table-cell>
          <table:table-cell office:value-type="float" office:value="1002000">
            <text:p>1002000</text:p>
          </table:table-cell>
          <table:table-cell office:value-type="float" office:value="1001000">
            <text:p>1001000</text:p>
          </table:table-cell>
          <table:table-cell office:value-type="float" office:value="1017000">
            <text:p>1017000</text:p>
          </table:table-cell>
          <table:table-cell office:value-type="float" office:value="1002000">
            <text:p>1002000</text:p>
          </table:table-cell>
          <table:table-cell office:value-type="float" office:value="1031000">
            <text:p>1031000</text:p>
          </table:table-cell>
          <table:table-cell office:value-type="float" office:value="1028000">
            <text:p>1028000</text:p>
          </table:table-cell>
          <table:table-cell office:value-type="float" office:value="1006000">
            <text:p>1006000</text:p>
          </table:table-cell>
          <table:table-cell office:value-type="float" office:value="993000">
            <text:p>993000</text:p>
          </table:table-cell>
          <table:table-cell office:value-type="float" office:value="1018000">
            <text:p>1018000</text:p>
          </table:table-cell>
          <table:table-cell office:value-type="float" office:value="1074000">
            <text:p>1074000</text:p>
          </table:table-cell>
          <table:table-cell office:value-type="float" office:value="993000">
            <text:p>993000</text:p>
          </table:table-cell>
          <table:table-cell office:value-type="float" office:value="989000">
            <text:p>989000</text:p>
          </table:table-cell>
          <table:table-cell office:value-type="float" office:value="1043000">
            <text:p>1043000</text:p>
          </table:table-cell>
          <table:table-cell office:value-type="float" office:value="1002000">
            <text:p>1002000</text:p>
          </table:table-cell>
          <table:table-cell office:value-type="float" office:value="1006000">
            <text:p>1006000</text:p>
          </table:table-cell>
          <table:table-cell office:value-type="float" office:value="1010000">
            <text:p>1010000</text:p>
          </table:table-cell>
          <table:table-cell office:value-type="float" office:value="1009000">
            <text:p>1009000</text:p>
          </table:table-cell>
          <table:table-cell office:value-type="float" office:value="1000000">
            <text:p>1000000</text:p>
          </table:table-cell>
          <table:table-cell office:value-type="float" office:value="1006000">
            <text:p>1006000</text:p>
          </table:table-cell>
          <table:table-cell office:value-type="float" office:value="1018000">
            <text:p>1018000</text:p>
          </table:table-cell>
          <table:table-cell office:value-type="float" office:value="1029000">
            <text:p>1029000</text:p>
          </table:table-cell>
          <table:table-cell office:value-type="float" office:value="1008000">
            <text:p>1008000</text:p>
          </table:table-cell>
          <table:table-cell office:value-type="float" office:value="1038000">
            <text:p>1038000</text:p>
          </table:table-cell>
          <table:table-cell office:value-type="float" office:value="1012000">
            <text:p>1012000</text:p>
          </table:table-cell>
          <table:table-cell office:value-type="float" office:value="1057000">
            <text:p>1057000</text:p>
          </table:table-cell>
          <table:table-cell office:value-type="float" office:value="1006000">
            <text:p>1006000</text:p>
          </table:table-cell>
          <table:table-cell office:value-type="float" office:value="986000">
            <text:p>986000</text:p>
          </table:table-cell>
          <table:table-cell office:value-type="float" office:value="1042000">
            <text:p>1042000</text:p>
          </table:table-cell>
          <table:table-cell office:value-type="float" office:value="1013000">
            <text:p>1013000</text:p>
          </table:table-cell>
          <table:table-cell office:value-type="float" office:value="1022000">
            <text:p>1022000</text:p>
          </table:table-cell>
          <table:table-cell office:value-type="float" office:value="1008000">
            <text:p>1008000</text:p>
          </table:table-cell>
          <table:table-cell office:value-type="float" office:value="1001000">
            <text:p>1001000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AVERAGE([.A19:.AX19])" office:value-type="float" office:value="1014460">
            <text:p>1014460</text:p>
          </table:table-cell>
          <table:table-cell table:formula="of:=[.BB19]/([.BA19]^2)" office:value-type="float" office:value="2095.99173553719">
            <text:p>2095,9917355372</text:p>
          </table:table-cell>
        </table:table-row>
        <table:table-row table:style-name="ro1">
          <table:table-cell office:value-type="float" office:value="1066000">
            <text:p>1066000</text:p>
          </table:table-cell>
          <table:table-cell office:value-type="float" office:value="803000">
            <text:p>803000</text:p>
          </table:table-cell>
          <table:table-cell office:value-type="float" office:value="1066000">
            <text:p>1066000</text:p>
          </table:table-cell>
          <table:table-cell office:value-type="float" office:value="1095000">
            <text:p>1095000</text:p>
          </table:table-cell>
          <table:table-cell office:value-type="float" office:value="1086000">
            <text:p>1086000</text:p>
          </table:table-cell>
          <table:table-cell office:value-type="float" office:value="1096000">
            <text:p>1096000</text:p>
          </table:table-cell>
          <table:table-cell office:value-type="float" office:value="1094000">
            <text:p>1094000</text:p>
          </table:table-cell>
          <table:table-cell office:value-type="float" office:value="1102000">
            <text:p>1102000</text:p>
          </table:table-cell>
          <table:table-cell office:value-type="float" office:value="1068000">
            <text:p>1068000</text:p>
          </table:table-cell>
          <table:table-cell office:value-type="float" office:value="1089000">
            <text:p>1089000</text:p>
          </table:table-cell>
          <table:table-cell office:value-type="float" office:value="1117000">
            <text:p>1117000</text:p>
          </table:table-cell>
          <table:table-cell office:value-type="float" office:value="1091000">
            <text:p>1091000</text:p>
          </table:table-cell>
          <table:table-cell office:value-type="float" office:value="1111000">
            <text:p>1111000</text:p>
          </table:table-cell>
          <table:table-cell office:value-type="float" office:value="1068000">
            <text:p>1068000</text:p>
          </table:table-cell>
          <table:table-cell office:value-type="float" office:value="1100000">
            <text:p>1100000</text:p>
          </table:table-cell>
          <table:table-cell office:value-type="float" office:value="1084000">
            <text:p>1084000</text:p>
          </table:table-cell>
          <table:table-cell office:value-type="float" office:value="1081000">
            <text:p>1081000</text:p>
          </table:table-cell>
          <table:table-cell office:value-type="float" office:value="1138000">
            <text:p>1138000</text:p>
          </table:table-cell>
          <table:table-cell office:value-type="float" office:value="1084000">
            <text:p>1084000</text:p>
          </table:table-cell>
          <table:table-cell office:value-type="float" office:value="1092000">
            <text:p>1092000</text:p>
          </table:table-cell>
          <table:table-cell office:value-type="float" office:value="1952000">
            <text:p>1952000</text:p>
          </table:table-cell>
          <table:table-cell office:value-type="float" office:value="1083000">
            <text:p>1083000</text:p>
          </table:table-cell>
          <table:table-cell office:value-type="float" office:value="1133000">
            <text:p>1133000</text:p>
          </table:table-cell>
          <table:table-cell office:value-type="float" office:value="1075000">
            <text:p>1075000</text:p>
          </table:table-cell>
          <table:table-cell office:value-type="float" office:value="1077000">
            <text:p>1077000</text:p>
          </table:table-cell>
          <table:table-cell office:value-type="float" office:value="1073000">
            <text:p>1073000</text:p>
          </table:table-cell>
          <table:table-cell office:value-type="float" office:value="1076000">
            <text:p>1076000</text:p>
          </table:table-cell>
          <table:table-cell office:value-type="float" office:value="1106000">
            <text:p>1106000</text:p>
          </table:table-cell>
          <table:table-cell office:value-type="float" office:value="1071000">
            <text:p>1071000</text:p>
          </table:table-cell>
          <table:table-cell table:number-columns-repeated="2" office:value-type="float" office:value="1068000">
            <text:p>1068000</text:p>
          </table:table-cell>
          <table:table-cell office:value-type="float" office:value="1083000">
            <text:p>1083000</text:p>
          </table:table-cell>
          <table:table-cell office:value-type="float" office:value="1141000">
            <text:p>1141000</text:p>
          </table:table-cell>
          <table:table-cell office:value-type="float" office:value="1087000">
            <text:p>1087000</text:p>
          </table:table-cell>
          <table:table-cell office:value-type="float" office:value="1078000">
            <text:p>1078000</text:p>
          </table:table-cell>
          <table:table-cell office:value-type="float" office:value="1156000">
            <text:p>1156000</text:p>
          </table:table-cell>
          <table:table-cell office:value-type="float" office:value="1067000">
            <text:p>1067000</text:p>
          </table:table-cell>
          <table:table-cell office:value-type="float" office:value="1082000">
            <text:p>1082000</text:p>
          </table:table-cell>
          <table:table-cell office:value-type="float" office:value="1060000">
            <text:p>1060000</text:p>
          </table:table-cell>
          <table:table-cell office:value-type="float" office:value="1084000">
            <text:p>1084000</text:p>
          </table:table-cell>
          <table:table-cell office:value-type="float" office:value="1074000">
            <text:p>1074000</text:p>
          </table:table-cell>
          <table:table-cell office:value-type="float" office:value="1080000">
            <text:p>1080000</text:p>
          </table:table-cell>
          <table:table-cell office:value-type="float" office:value="1081000">
            <text:p>1081000</text:p>
          </table:table-cell>
          <table:table-cell office:value-type="float" office:value="1088000">
            <text:p>1088000</text:p>
          </table:table-cell>
          <table:table-cell office:value-type="float" office:value="1124000">
            <text:p>1124000</text:p>
          </table:table-cell>
          <table:table-cell office:value-type="float" office:value="1075000">
            <text:p>1075000</text:p>
          </table:table-cell>
          <table:table-cell office:value-type="float" office:value="1089000">
            <text:p>1089000</text:p>
          </table:table-cell>
          <table:table-cell office:value-type="float" office:value="1097000">
            <text:p>1097000</text:p>
          </table:table-cell>
          <table:table-cell office:value-type="float" office:value="1081000">
            <text:p>1081000</text:p>
          </table:table-cell>
          <table:table-cell office:value-type="float" office:value="1073000">
            <text:p>1073000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AVERAGE([.A20:.AX20])" office:value-type="float" office:value="1100260">
            <text:p>1100260</text:p>
          </table:table-cell>
          <table:table-cell table:formula="of:=[.BB20]/([.BA20]^2)" office:value-type="float" office:value="2079.88657844991">
            <text:p>2079,8865784499</text:p>
          </table:table-cell>
        </table:table-row>
        <table:table-row table:style-name="ro1">
          <table:table-cell office:value-type="float" office:value="1192000">
            <text:p>1192000</text:p>
          </table:table-cell>
          <table:table-cell office:value-type="float" office:value="1151000">
            <text:p>1151000</text:p>
          </table:table-cell>
          <table:table-cell office:value-type="float" office:value="1145000">
            <text:p>1145000</text:p>
          </table:table-cell>
          <table:table-cell office:value-type="float" office:value="1167000">
            <text:p>1167000</text:p>
          </table:table-cell>
          <table:table-cell office:value-type="float" office:value="1177000">
            <text:p>1177000</text:p>
          </table:table-cell>
          <table:table-cell office:value-type="float" office:value="1151000">
            <text:p>1151000</text:p>
          </table:table-cell>
          <table:table-cell office:value-type="float" office:value="1153000">
            <text:p>1153000</text:p>
          </table:table-cell>
          <table:table-cell office:value-type="float" office:value="1151000">
            <text:p>1151000</text:p>
          </table:table-cell>
          <table:table-cell office:value-type="float" office:value="1181000">
            <text:p>1181000</text:p>
          </table:table-cell>
          <table:table-cell office:value-type="float" office:value="1155000">
            <text:p>1155000</text:p>
          </table:table-cell>
          <table:table-cell office:value-type="float" office:value="1178000">
            <text:p>1178000</text:p>
          </table:table-cell>
          <table:table-cell office:value-type="float" office:value="1150000">
            <text:p>1150000</text:p>
          </table:table-cell>
          <table:table-cell office:value-type="float" office:value="1149000">
            <text:p>1149000</text:p>
          </table:table-cell>
          <table:table-cell office:value-type="float" office:value="1181000">
            <text:p>1181000</text:p>
          </table:table-cell>
          <table:table-cell office:value-type="float" office:value="1147000">
            <text:p>1147000</text:p>
          </table:table-cell>
          <table:table-cell office:value-type="float" office:value="1196000">
            <text:p>1196000</text:p>
          </table:table-cell>
          <table:table-cell office:value-type="float" office:value="1147000">
            <text:p>1147000</text:p>
          </table:table-cell>
          <table:table-cell office:value-type="float" office:value="1184000">
            <text:p>1184000</text:p>
          </table:table-cell>
          <table:table-cell office:value-type="float" office:value="1170000">
            <text:p>1170000</text:p>
          </table:table-cell>
          <table:table-cell office:value-type="float" office:value="1169000">
            <text:p>1169000</text:p>
          </table:table-cell>
          <table:table-cell office:value-type="float" office:value="1172000">
            <text:p>1172000</text:p>
          </table:table-cell>
          <table:table-cell office:value-type="float" office:value="1157000">
            <text:p>1157000</text:p>
          </table:table-cell>
          <table:table-cell office:value-type="float" office:value="1145000">
            <text:p>1145000</text:p>
          </table:table-cell>
          <table:table-cell office:value-type="float" office:value="1163000">
            <text:p>1163000</text:p>
          </table:table-cell>
          <table:table-cell office:value-type="float" office:value="1152000">
            <text:p>1152000</text:p>
          </table:table-cell>
          <table:table-cell office:value-type="float" office:value="1178000">
            <text:p>1178000</text:p>
          </table:table-cell>
          <table:table-cell office:value-type="float" office:value="1155000">
            <text:p>1155000</text:p>
          </table:table-cell>
          <table:table-cell office:value-type="float" office:value="1148000">
            <text:p>1148000</text:p>
          </table:table-cell>
          <table:table-cell office:value-type="float" office:value="1156000">
            <text:p>1156000</text:p>
          </table:table-cell>
          <table:table-cell office:value-type="float" office:value="1146000">
            <text:p>1146000</text:p>
          </table:table-cell>
          <table:table-cell office:value-type="float" office:value="1163000">
            <text:p>1163000</text:p>
          </table:table-cell>
          <table:table-cell office:value-type="float" office:value="1147000">
            <text:p>1147000</text:p>
          </table:table-cell>
          <table:table-cell office:value-type="float" office:value="1236000">
            <text:p>1236000</text:p>
          </table:table-cell>
          <table:table-cell table:number-columns-repeated="2" office:value-type="float" office:value="1147000">
            <text:p>1147000</text:p>
          </table:table-cell>
          <table:table-cell office:value-type="float" office:value="1176000">
            <text:p>1176000</text:p>
          </table:table-cell>
          <table:table-cell office:value-type="float" office:value="1153000">
            <text:p>1153000</text:p>
          </table:table-cell>
          <table:table-cell office:value-type="float" office:value="1144000">
            <text:p>1144000</text:p>
          </table:table-cell>
          <table:table-cell office:value-type="float" office:value="1183000">
            <text:p>1183000</text:p>
          </table:table-cell>
          <table:table-cell office:value-type="float" office:value="1178000">
            <text:p>1178000</text:p>
          </table:table-cell>
          <table:table-cell office:value-type="float" office:value="2074000">
            <text:p>2074000</text:p>
          </table:table-cell>
          <table:table-cell office:value-type="float" office:value="1139000">
            <text:p>1139000</text:p>
          </table:table-cell>
          <table:table-cell office:value-type="float" office:value="1153000">
            <text:p>1153000</text:p>
          </table:table-cell>
          <table:table-cell office:value-type="float" office:value="1148000">
            <text:p>1148000</text:p>
          </table:table-cell>
          <table:table-cell office:value-type="float" office:value="1208000">
            <text:p>1208000</text:p>
          </table:table-cell>
          <table:table-cell office:value-type="float" office:value="1182000">
            <text:p>1182000</text:p>
          </table:table-cell>
          <table:table-cell office:value-type="float" office:value="1135000">
            <text:p>1135000</text:p>
          </table:table-cell>
          <table:table-cell office:value-type="float" office:value="1141000">
            <text:p>1141000</text:p>
          </table:table-cell>
          <table:table-cell office:value-type="float" office:value="1155000">
            <text:p>1155000</text:p>
          </table:table-cell>
          <table:table-cell office:value-type="float" office:value="1176000">
            <text:p>1176000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AVERAGE([.A21:.AX21])" office:value-type="float" office:value="1181020">
            <text:p>1181020</text:p>
          </table:table-cell>
          <table:table-cell table:formula="of:=[.BB21]/([.BA21]^2)" office:value-type="float" office:value="2050.38194444444">
            <text:p>2050,3819444445</text:p>
          </table:table-cell>
        </table:table-row>
        <table:table-row table:style-name="ro1">
          <table:table-cell office:value-type="float" office:value="1239000">
            <text:p>1239000</text:p>
          </table:table-cell>
          <table:table-cell office:value-type="float" office:value="1246000">
            <text:p>1246000</text:p>
          </table:table-cell>
          <table:table-cell office:value-type="float" office:value="1256000">
            <text:p>1256000</text:p>
          </table:table-cell>
          <table:table-cell office:value-type="float" office:value="1225000">
            <text:p>1225000</text:p>
          </table:table-cell>
          <table:table-cell office:value-type="float" office:value="1236000">
            <text:p>1236000</text:p>
          </table:table-cell>
          <table:table-cell office:value-type="float" office:value="1258000">
            <text:p>1258000</text:p>
          </table:table-cell>
          <table:table-cell office:value-type="float" office:value="1228000">
            <text:p>1228000</text:p>
          </table:table-cell>
          <table:table-cell office:value-type="float" office:value="1267000">
            <text:p>1267000</text:p>
          </table:table-cell>
          <table:table-cell office:value-type="float" office:value="1250000">
            <text:p>1250000</text:p>
          </table:table-cell>
          <table:table-cell office:value-type="float" office:value="1236000">
            <text:p>1236000</text:p>
          </table:table-cell>
          <table:table-cell office:value-type="float" office:value="1229000">
            <text:p>1229000</text:p>
          </table:table-cell>
          <table:table-cell office:value-type="float" office:value="1234000">
            <text:p>1234000</text:p>
          </table:table-cell>
          <table:table-cell office:value-type="float" office:value="1253000">
            <text:p>1253000</text:p>
          </table:table-cell>
          <table:table-cell office:value-type="float" office:value="1225000">
            <text:p>1225000</text:p>
          </table:table-cell>
          <table:table-cell office:value-type="float" office:value="1237000">
            <text:p>1237000</text:p>
          </table:table-cell>
          <table:table-cell office:value-type="float" office:value="1273000">
            <text:p>1273000</text:p>
          </table:table-cell>
          <table:table-cell office:value-type="float" office:value="1249000">
            <text:p>1249000</text:p>
          </table:table-cell>
          <table:table-cell office:value-type="float" office:value="1318000">
            <text:p>1318000</text:p>
          </table:table-cell>
          <table:table-cell office:value-type="float" office:value="1256000">
            <text:p>1256000</text:p>
          </table:table-cell>
          <table:table-cell office:value-type="float" office:value="1254000">
            <text:p>1254000</text:p>
          </table:table-cell>
          <table:table-cell office:value-type="float" office:value="1238000">
            <text:p>1238000</text:p>
          </table:table-cell>
          <table:table-cell office:value-type="float" office:value="1256000">
            <text:p>1256000</text:p>
          </table:table-cell>
          <table:table-cell office:value-type="float" office:value="1237000">
            <text:p>1237000</text:p>
          </table:table-cell>
          <table:table-cell office:value-type="float" office:value="1229000">
            <text:p>1229000</text:p>
          </table:table-cell>
          <table:table-cell office:value-type="float" office:value="1260000">
            <text:p>1260000</text:p>
          </table:table-cell>
          <table:table-cell office:value-type="float" office:value="1262000">
            <text:p>1262000</text:p>
          </table:table-cell>
          <table:table-cell office:value-type="float" office:value="1248000">
            <text:p>1248000</text:p>
          </table:table-cell>
          <table:table-cell office:value-type="float" office:value="1212000">
            <text:p>1212000</text:p>
          </table:table-cell>
          <table:table-cell office:value-type="float" office:value="1270000">
            <text:p>1270000</text:p>
          </table:table-cell>
          <table:table-cell office:value-type="float" office:value="1239000">
            <text:p>1239000</text:p>
          </table:table-cell>
          <table:table-cell office:value-type="float" office:value="1258000">
            <text:p>1258000</text:p>
          </table:table-cell>
          <table:table-cell office:value-type="float" office:value="1221000">
            <text:p>1221000</text:p>
          </table:table-cell>
          <table:table-cell office:value-type="float" office:value="1241000">
            <text:p>1241000</text:p>
          </table:table-cell>
          <table:table-cell office:value-type="float" office:value="1345000">
            <text:p>1345000</text:p>
          </table:table-cell>
          <table:table-cell office:value-type="float" office:value="1261000">
            <text:p>1261000</text:p>
          </table:table-cell>
          <table:table-cell office:value-type="float" office:value="1227000">
            <text:p>1227000</text:p>
          </table:table-cell>
          <table:table-cell office:value-type="float" office:value="1229000">
            <text:p>1229000</text:p>
          </table:table-cell>
          <table:table-cell office:value-type="float" office:value="1247000">
            <text:p>1247000</text:p>
          </table:table-cell>
          <table:table-cell office:value-type="float" office:value="1240000">
            <text:p>1240000</text:p>
          </table:table-cell>
          <table:table-cell office:value-type="float" office:value="1246000">
            <text:p>1246000</text:p>
          </table:table-cell>
          <table:table-cell office:value-type="float" office:value="1236000">
            <text:p>1236000</text:p>
          </table:table-cell>
          <table:table-cell office:value-type="float" office:value="1238000">
            <text:p>1238000</text:p>
          </table:table-cell>
          <table:table-cell office:value-type="float" office:value="1251000">
            <text:p>1251000</text:p>
          </table:table-cell>
          <table:table-cell office:value-type="float" office:value="1241000">
            <text:p>1241000</text:p>
          </table:table-cell>
          <table:table-cell office:value-type="float" office:value="1242000">
            <text:p>1242000</text:p>
          </table:table-cell>
          <table:table-cell office:value-type="float" office:value="1250000">
            <text:p>1250000</text:p>
          </table:table-cell>
          <table:table-cell office:value-type="float" office:value="1293000">
            <text:p>1293000</text:p>
          </table:table-cell>
          <table:table-cell office:value-type="float" office:value="1229000">
            <text:p>1229000</text:p>
          </table:table-cell>
          <table:table-cell office:value-type="float" office:value="1231000">
            <text:p>1231000</text:p>
          </table:table-cell>
          <table:table-cell office:value-type="float" office:value="1230000">
            <text:p>123000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AVERAGE([.A22:.AX22])" office:value-type="float" office:value="1247520">
            <text:p>1247520</text:p>
          </table:table-cell>
          <table:table-cell table:formula="of:=[.BB22]/([.BA22]^2)" office:value-type="float" office:value="1996.032">
            <text:p>1996,032</text:p>
          </table:table-cell>
        </table:table-row>
        <table:table-row table:style-name="ro1">
          <table:table-cell office:value-type="float" office:value="1370000">
            <text:p>1370000</text:p>
          </table:table-cell>
          <table:table-cell office:value-type="float" office:value="1194000">
            <text:p>1194000</text:p>
          </table:table-cell>
          <table:table-cell office:value-type="float" office:value="1354000">
            <text:p>1354000</text:p>
          </table:table-cell>
          <table:table-cell office:value-type="float" office:value="1305000">
            <text:p>1305000</text:p>
          </table:table-cell>
          <table:table-cell office:value-type="float" office:value="1319000">
            <text:p>1319000</text:p>
          </table:table-cell>
          <table:table-cell office:value-type="float" office:value="1315000">
            <text:p>1315000</text:p>
          </table:table-cell>
          <table:table-cell office:value-type="float" office:value="1334000">
            <text:p>1334000</text:p>
          </table:table-cell>
          <table:table-cell table:number-columns-repeated="2" office:value-type="float" office:value="1335000">
            <text:p>1335000</text:p>
          </table:table-cell>
          <table:table-cell office:value-type="float" office:value="1332000">
            <text:p>1332000</text:p>
          </table:table-cell>
          <table:table-cell office:value-type="float" office:value="1409000">
            <text:p>1409000</text:p>
          </table:table-cell>
          <table:table-cell office:value-type="float" office:value="1318000">
            <text:p>1318000</text:p>
          </table:table-cell>
          <table:table-cell office:value-type="float" office:value="2434000">
            <text:p>2434000</text:p>
          </table:table-cell>
          <table:table-cell office:value-type="float" office:value="1357000">
            <text:p>1357000</text:p>
          </table:table-cell>
          <table:table-cell office:value-type="float" office:value="1326000">
            <text:p>1326000</text:p>
          </table:table-cell>
          <table:table-cell office:value-type="float" office:value="1328000">
            <text:p>1328000</text:p>
          </table:table-cell>
          <table:table-cell office:value-type="float" office:value="1319000">
            <text:p>1319000</text:p>
          </table:table-cell>
          <table:table-cell office:value-type="float" office:value="1340000">
            <text:p>1340000</text:p>
          </table:table-cell>
          <table:table-cell office:value-type="float" office:value="1322000">
            <text:p>1322000</text:p>
          </table:table-cell>
          <table:table-cell office:value-type="float" office:value="1338000">
            <text:p>1338000</text:p>
          </table:table-cell>
          <table:table-cell office:value-type="float" office:value="1322000">
            <text:p>1322000</text:p>
          </table:table-cell>
          <table:table-cell office:value-type="float" office:value="1341000">
            <text:p>1341000</text:p>
          </table:table-cell>
          <table:table-cell office:value-type="float" office:value="1339000">
            <text:p>1339000</text:p>
          </table:table-cell>
          <table:table-cell office:value-type="float" office:value="1333000">
            <text:p>1333000</text:p>
          </table:table-cell>
          <table:table-cell office:value-type="float" office:value="1327000">
            <text:p>1327000</text:p>
          </table:table-cell>
          <table:table-cell office:value-type="float" office:value="1334000">
            <text:p>1334000</text:p>
          </table:table-cell>
          <table:table-cell office:value-type="float" office:value="1330000">
            <text:p>1330000</text:p>
          </table:table-cell>
          <table:table-cell office:value-type="float" office:value="1337000">
            <text:p>1337000</text:p>
          </table:table-cell>
          <table:table-cell office:value-type="float" office:value="1403000">
            <text:p>1403000</text:p>
          </table:table-cell>
          <table:table-cell office:value-type="float" office:value="1322000">
            <text:p>1322000</text:p>
          </table:table-cell>
          <table:table-cell office:value-type="float" office:value="1329000">
            <text:p>1329000</text:p>
          </table:table-cell>
          <table:table-cell office:value-type="float" office:value="1328000">
            <text:p>1328000</text:p>
          </table:table-cell>
          <table:table-cell office:value-type="float" office:value="1325000">
            <text:p>1325000</text:p>
          </table:table-cell>
          <table:table-cell office:value-type="float" office:value="1329000">
            <text:p>1329000</text:p>
          </table:table-cell>
          <table:table-cell office:value-type="float" office:value="1378000">
            <text:p>1378000</text:p>
          </table:table-cell>
          <table:table-cell office:value-type="float" office:value="1376000">
            <text:p>1376000</text:p>
          </table:table-cell>
          <table:table-cell office:value-type="float" office:value="1308000">
            <text:p>1308000</text:p>
          </table:table-cell>
          <table:table-cell office:value-type="float" office:value="1354000">
            <text:p>1354000</text:p>
          </table:table-cell>
          <table:table-cell office:value-type="float" office:value="1407000">
            <text:p>1407000</text:p>
          </table:table-cell>
          <table:table-cell office:value-type="float" office:value="1314000">
            <text:p>1314000</text:p>
          </table:table-cell>
          <table:table-cell office:value-type="float" office:value="1325000">
            <text:p>1325000</text:p>
          </table:table-cell>
          <table:table-cell office:value-type="float" office:value="1363000">
            <text:p>1363000</text:p>
          </table:table-cell>
          <table:table-cell office:value-type="float" office:value="1369000">
            <text:p>1369000</text:p>
          </table:table-cell>
          <table:table-cell office:value-type="float" office:value="1316000">
            <text:p>1316000</text:p>
          </table:table-cell>
          <table:table-cell office:value-type="float" office:value="1381000">
            <text:p>1381000</text:p>
          </table:table-cell>
          <table:table-cell office:value-type="float" office:value="1362000">
            <text:p>1362000</text:p>
          </table:table-cell>
          <table:table-cell office:value-type="float" office:value="1316000">
            <text:p>1316000</text:p>
          </table:table-cell>
          <table:table-cell office:value-type="float" office:value="1363000">
            <text:p>1363000</text:p>
          </table:table-cell>
          <table:table-cell office:value-type="float" office:value="1377000">
            <text:p>1377000</text:p>
          </table:table-cell>
          <table:table-cell office:value-type="float" office:value="1313000">
            <text:p>1313000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AVERAGE([.A23:.AX23])" office:value-type="float" office:value="1360100">
            <text:p>1360100</text:p>
          </table:table-cell>
          <table:table-cell table:formula="of:=[.BB23]/([.BA23]^2)" office:value-type="float" office:value="2011.98224852071">
            <text:p>2011,9822485207</text:p>
          </table:table-cell>
        </table:table-row>
        <table:table-row table:style-name="ro1">
          <table:table-cell office:value-type="float" office:value="1390000">
            <text:p>1390000</text:p>
          </table:table-cell>
          <table:table-cell office:value-type="float" office:value="996000">
            <text:p>996000</text:p>
          </table:table-cell>
          <table:table-cell office:value-type="float" office:value="1470000">
            <text:p>1470000</text:p>
          </table:table-cell>
          <table:table-cell office:value-type="float" office:value="1395000">
            <text:p>1395000</text:p>
          </table:table-cell>
          <table:table-cell office:value-type="float" office:value="1409000">
            <text:p>1409000</text:p>
          </table:table-cell>
          <table:table-cell office:value-type="float" office:value="1463000">
            <text:p>1463000</text:p>
          </table:table-cell>
          <table:table-cell office:value-type="float" office:value="1438000">
            <text:p>1438000</text:p>
          </table:table-cell>
          <table:table-cell office:value-type="float" office:value="1412000">
            <text:p>1412000</text:p>
          </table:table-cell>
          <table:table-cell office:value-type="float" office:value="1583000">
            <text:p>1583000</text:p>
          </table:table-cell>
          <table:table-cell office:value-type="float" office:value="1509000">
            <text:p>1509000</text:p>
          </table:table-cell>
          <table:table-cell office:value-type="float" office:value="1405000">
            <text:p>1405000</text:p>
          </table:table-cell>
          <table:table-cell office:value-type="float" office:value="1433000">
            <text:p>1433000</text:p>
          </table:table-cell>
          <table:table-cell office:value-type="float" office:value="1413000">
            <text:p>1413000</text:p>
          </table:table-cell>
          <table:table-cell office:value-type="float" office:value="1487000">
            <text:p>1487000</text:p>
          </table:table-cell>
          <table:table-cell office:value-type="float" office:value="1405000">
            <text:p>1405000</text:p>
          </table:table-cell>
          <table:table-cell office:value-type="float" office:value="1396000">
            <text:p>1396000</text:p>
          </table:table-cell>
          <table:table-cell office:value-type="float" office:value="1458000">
            <text:p>1458000</text:p>
          </table:table-cell>
          <table:table-cell office:value-type="float" office:value="1404000">
            <text:p>1404000</text:p>
          </table:table-cell>
          <table:table-cell office:value-type="float" office:value="1398000">
            <text:p>1398000</text:p>
          </table:table-cell>
          <table:table-cell office:value-type="float" office:value="1471000">
            <text:p>1471000</text:p>
          </table:table-cell>
          <table:table-cell office:value-type="float" office:value="1422000">
            <text:p>1422000</text:p>
          </table:table-cell>
          <table:table-cell office:value-type="float" office:value="1444000">
            <text:p>1444000</text:p>
          </table:table-cell>
          <table:table-cell office:value-type="float" office:value="1416000">
            <text:p>1416000</text:p>
          </table:table-cell>
          <table:table-cell office:value-type="float" office:value="1458000">
            <text:p>1458000</text:p>
          </table:table-cell>
          <table:table-cell table:number-columns-repeated="2" office:value-type="float" office:value="1415000">
            <text:p>1415000</text:p>
          </table:table-cell>
          <table:table-cell office:value-type="float" office:value="1418000">
            <text:p>1418000</text:p>
          </table:table-cell>
          <table:table-cell office:value-type="float" office:value="1396000">
            <text:p>1396000</text:p>
          </table:table-cell>
          <table:table-cell office:value-type="float" office:value="1418000">
            <text:p>1418000</text:p>
          </table:table-cell>
          <table:table-cell office:value-type="float" office:value="1428000">
            <text:p>1428000</text:p>
          </table:table-cell>
          <table:table-cell office:value-type="float" office:value="1424000">
            <text:p>1424000</text:p>
          </table:table-cell>
          <table:table-cell office:value-type="float" office:value="1381000">
            <text:p>1381000</text:p>
          </table:table-cell>
          <table:table-cell office:value-type="float" office:value="1418000">
            <text:p>1418000</text:p>
          </table:table-cell>
          <table:table-cell office:value-type="float" office:value="2566000">
            <text:p>2566000</text:p>
          </table:table-cell>
          <table:table-cell office:value-type="float" office:value="1467000">
            <text:p>1467000</text:p>
          </table:table-cell>
          <table:table-cell office:value-type="float" office:value="1401000">
            <text:p>1401000</text:p>
          </table:table-cell>
          <table:table-cell office:value-type="float" office:value="1465000">
            <text:p>1465000</text:p>
          </table:table-cell>
          <table:table-cell office:value-type="float" office:value="1404000">
            <text:p>1404000</text:p>
          </table:table-cell>
          <table:table-cell office:value-type="float" office:value="1458000">
            <text:p>1458000</text:p>
          </table:table-cell>
          <table:table-cell office:value-type="float" office:value="1419000">
            <text:p>1419000</text:p>
          </table:table-cell>
          <table:table-cell office:value-type="float" office:value="1486000">
            <text:p>1486000</text:p>
          </table:table-cell>
          <table:table-cell office:value-type="float" office:value="1444000">
            <text:p>1444000</text:p>
          </table:table-cell>
          <table:table-cell office:value-type="float" office:value="1426000">
            <text:p>1426000</text:p>
          </table:table-cell>
          <table:table-cell office:value-type="float" office:value="1417000">
            <text:p>1417000</text:p>
          </table:table-cell>
          <table:table-cell office:value-type="float" office:value="1399000">
            <text:p>1399000</text:p>
          </table:table-cell>
          <table:table-cell office:value-type="float" office:value="1444000">
            <text:p>1444000</text:p>
          </table:table-cell>
          <table:table-cell office:value-type="float" office:value="1417000">
            <text:p>1417000</text:p>
          </table:table-cell>
          <table:table-cell table:number-columns-repeated="2" office:value-type="float" office:value="1406000">
            <text:p>1406000</text:p>
          </table:table-cell>
          <table:table-cell office:value-type="float" office:value="1403000">
            <text:p>1403000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AVERAGE([.A24:.AX24])" office:value-type="float" office:value="1444320">
            <text:p>1444320</text:p>
          </table:table-cell>
          <table:table-cell table:formula="of:=[.BB24]/([.BA24]^2)" office:value-type="float" office:value="1981.23456790123">
            <text:p>1981,2345679012</text:p>
          </table:table-cell>
        </table:table-row>
        <table:table-row table:style-name="ro1">
          <table:table-cell office:value-type="float" office:value="1469000">
            <text:p>1469000</text:p>
          </table:table-cell>
          <table:table-cell office:value-type="float" office:value="835000">
            <text:p>835000</text:p>
          </table:table-cell>
          <table:table-cell office:value-type="float" office:value="1520000">
            <text:p>1520000</text:p>
          </table:table-cell>
          <table:table-cell office:value-type="float" office:value="1491000">
            <text:p>1491000</text:p>
          </table:table-cell>
          <table:table-cell office:value-type="float" office:value="1504000">
            <text:p>1504000</text:p>
          </table:table-cell>
          <table:table-cell office:value-type="float" office:value="1489000">
            <text:p>1489000</text:p>
          </table:table-cell>
          <table:table-cell office:value-type="float" office:value="1490000">
            <text:p>1490000</text:p>
          </table:table-cell>
          <table:table-cell office:value-type="float" office:value="1553000">
            <text:p>1553000</text:p>
          </table:table-cell>
          <table:table-cell office:value-type="float" office:value="1511000">
            <text:p>1511000</text:p>
          </table:table-cell>
          <table:table-cell office:value-type="float" office:value="1559000">
            <text:p>1559000</text:p>
          </table:table-cell>
          <table:table-cell office:value-type="float" office:value="1519000">
            <text:p>1519000</text:p>
          </table:table-cell>
          <table:table-cell office:value-type="float" office:value="1508000">
            <text:p>1508000</text:p>
          </table:table-cell>
          <table:table-cell office:value-type="float" office:value="1484000">
            <text:p>1484000</text:p>
          </table:table-cell>
          <table:table-cell office:value-type="float" office:value="1506000">
            <text:p>1506000</text:p>
          </table:table-cell>
          <table:table-cell office:value-type="float" office:value="1484000">
            <text:p>1484000</text:p>
          </table:table-cell>
          <table:table-cell office:value-type="float" office:value="1526000">
            <text:p>1526000</text:p>
          </table:table-cell>
          <table:table-cell office:value-type="float" office:value="1627000">
            <text:p>1627000</text:p>
          </table:table-cell>
          <table:table-cell office:value-type="float" office:value="1519000">
            <text:p>1519000</text:p>
          </table:table-cell>
          <table:table-cell office:value-type="float" office:value="1518000">
            <text:p>1518000</text:p>
          </table:table-cell>
          <table:table-cell office:value-type="float" office:value="1504000">
            <text:p>1504000</text:p>
          </table:table-cell>
          <table:table-cell office:value-type="float" office:value="1531000">
            <text:p>1531000</text:p>
          </table:table-cell>
          <table:table-cell office:value-type="float" office:value="1493000">
            <text:p>1493000</text:p>
          </table:table-cell>
          <table:table-cell office:value-type="float" office:value="1535000">
            <text:p>1535000</text:p>
          </table:table-cell>
          <table:table-cell office:value-type="float" office:value="1503000">
            <text:p>1503000</text:p>
          </table:table-cell>
          <table:table-cell office:value-type="float" office:value="1570000">
            <text:p>1570000</text:p>
          </table:table-cell>
          <table:table-cell office:value-type="float" office:value="1587000">
            <text:p>1587000</text:p>
          </table:table-cell>
          <table:table-cell office:value-type="float" office:value="1496000">
            <text:p>1496000</text:p>
          </table:table-cell>
          <table:table-cell office:value-type="float" office:value="1497000">
            <text:p>1497000</text:p>
          </table:table-cell>
          <table:table-cell office:value-type="float" office:value="1544000">
            <text:p>1544000</text:p>
          </table:table-cell>
          <table:table-cell office:value-type="float" office:value="1575000">
            <text:p>1575000</text:p>
          </table:table-cell>
          <table:table-cell office:value-type="float" office:value="1524000">
            <text:p>1524000</text:p>
          </table:table-cell>
          <table:table-cell office:value-type="float" office:value="1500000">
            <text:p>1500000</text:p>
          </table:table-cell>
          <table:table-cell office:value-type="float" office:value="1488000">
            <text:p>1488000</text:p>
          </table:table-cell>
          <table:table-cell office:value-type="float" office:value="1512000">
            <text:p>1512000</text:p>
          </table:table-cell>
          <table:table-cell office:value-type="float" office:value="1511000">
            <text:p>1511000</text:p>
          </table:table-cell>
          <table:table-cell office:value-type="float" office:value="1632000">
            <text:p>1632000</text:p>
          </table:table-cell>
          <table:table-cell office:value-type="float" office:value="1482000">
            <text:p>1482000</text:p>
          </table:table-cell>
          <table:table-cell office:value-type="float" office:value="1456000">
            <text:p>1456000</text:p>
          </table:table-cell>
          <table:table-cell office:value-type="float" office:value="1497000">
            <text:p>1497000</text:p>
          </table:table-cell>
          <table:table-cell office:value-type="float" office:value="1518000">
            <text:p>1518000</text:p>
          </table:table-cell>
          <table:table-cell office:value-type="float" office:value="1544000">
            <text:p>1544000</text:p>
          </table:table-cell>
          <table:table-cell office:value-type="float" office:value="1485000">
            <text:p>1485000</text:p>
          </table:table-cell>
          <table:table-cell office:value-type="float" office:value="1543000">
            <text:p>1543000</text:p>
          </table:table-cell>
          <table:table-cell office:value-type="float" office:value="1503000">
            <text:p>1503000</text:p>
          </table:table-cell>
          <table:table-cell office:value-type="float" office:value="1507000">
            <text:p>1507000</text:p>
          </table:table-cell>
          <table:table-cell office:value-type="float" office:value="1591000">
            <text:p>1591000</text:p>
          </table:table-cell>
          <table:table-cell office:value-type="float" office:value="1526000">
            <text:p>1526000</text:p>
          </table:table-cell>
          <table:table-cell office:value-type="float" office:value="1500000">
            <text:p>1500000</text:p>
          </table:table-cell>
          <table:table-cell office:value-type="float" office:value="1505000">
            <text:p>1505000</text:p>
          </table:table-cell>
          <table:table-cell office:value-type="float" office:value="1499000">
            <text:p>1499000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AVERAGE([.A25:.AX25])" office:value-type="float" office:value="1505400">
            <text:p>1505400</text:p>
          </table:table-cell>
          <table:table-cell table:formula="of:=[.BB25]/([.BA25]^2)" office:value-type="float" office:value="1920.15306122449">
            <text:p>1920,1530612245</text:p>
          </table:table-cell>
        </table:table-row>
        <table:table-row table:style-name="ro1">
          <table:table-cell office:value-type="float" office:value="1633000">
            <text:p>1633000</text:p>
          </table:table-cell>
          <table:table-cell office:value-type="float" office:value="872000">
            <text:p>872000</text:p>
          </table:table-cell>
          <table:table-cell office:value-type="float" office:value="1622000">
            <text:p>1622000</text:p>
          </table:table-cell>
          <table:table-cell office:value-type="float" office:value="2807000">
            <text:p>2807000</text:p>
          </table:table-cell>
          <table:table-cell office:value-type="float" office:value="1607000">
            <text:p>1607000</text:p>
          </table:table-cell>
          <table:table-cell office:value-type="float" office:value="1593000">
            <text:p>1593000</text:p>
          </table:table-cell>
          <table:table-cell office:value-type="float" office:value="1579000">
            <text:p>1579000</text:p>
          </table:table-cell>
          <table:table-cell office:value-type="float" office:value="1717000">
            <text:p>1717000</text:p>
          </table:table-cell>
          <table:table-cell office:value-type="float" office:value="1681000">
            <text:p>1681000</text:p>
          </table:table-cell>
          <table:table-cell office:value-type="float" office:value="1689000">
            <text:p>1689000</text:p>
          </table:table-cell>
          <table:table-cell office:value-type="float" office:value="1583000">
            <text:p>1583000</text:p>
          </table:table-cell>
          <table:table-cell office:value-type="float" office:value="1589000">
            <text:p>1589000</text:p>
          </table:table-cell>
          <table:table-cell office:value-type="float" office:value="1616000">
            <text:p>1616000</text:p>
          </table:table-cell>
          <table:table-cell office:value-type="float" office:value="1603000">
            <text:p>1603000</text:p>
          </table:table-cell>
          <table:table-cell office:value-type="float" office:value="1599000">
            <text:p>1599000</text:p>
          </table:table-cell>
          <table:table-cell office:value-type="float" office:value="1613000">
            <text:p>1613000</text:p>
          </table:table-cell>
          <table:table-cell office:value-type="float" office:value="1616000">
            <text:p>1616000</text:p>
          </table:table-cell>
          <table:table-cell office:value-type="float" office:value="1593000">
            <text:p>1593000</text:p>
          </table:table-cell>
          <table:table-cell office:value-type="float" office:value="1618000">
            <text:p>1618000</text:p>
          </table:table-cell>
          <table:table-cell office:value-type="float" office:value="1612000">
            <text:p>1612000</text:p>
          </table:table-cell>
          <table:table-cell office:value-type="float" office:value="1708000">
            <text:p>1708000</text:p>
          </table:table-cell>
          <table:table-cell office:value-type="float" office:value="1610000">
            <text:p>1610000</text:p>
          </table:table-cell>
          <table:table-cell office:value-type="float" office:value="1596000">
            <text:p>1596000</text:p>
          </table:table-cell>
          <table:table-cell office:value-type="float" office:value="1587000">
            <text:p>1587000</text:p>
          </table:table-cell>
          <table:table-cell office:value-type="float" office:value="1631000">
            <text:p>1631000</text:p>
          </table:table-cell>
          <table:table-cell office:value-type="float" office:value="1601000">
            <text:p>1601000</text:p>
          </table:table-cell>
          <table:table-cell office:value-type="float" office:value="1584000">
            <text:p>1584000</text:p>
          </table:table-cell>
          <table:table-cell office:value-type="float" office:value="1665000">
            <text:p>1665000</text:p>
          </table:table-cell>
          <table:table-cell office:value-type="float" office:value="1610000">
            <text:p>1610000</text:p>
          </table:table-cell>
          <table:table-cell office:value-type="float" office:value="1587000">
            <text:p>1587000</text:p>
          </table:table-cell>
          <table:table-cell office:value-type="float" office:value="1618000">
            <text:p>1618000</text:p>
          </table:table-cell>
          <table:table-cell office:value-type="float" office:value="1695000">
            <text:p>1695000</text:p>
          </table:table-cell>
          <table:table-cell office:value-type="float" office:value="1599000">
            <text:p>1599000</text:p>
          </table:table-cell>
          <table:table-cell office:value-type="float" office:value="1575000">
            <text:p>1575000</text:p>
          </table:table-cell>
          <table:table-cell office:value-type="float" office:value="1629000">
            <text:p>1629000</text:p>
          </table:table-cell>
          <table:table-cell office:value-type="float" office:value="1672000">
            <text:p>1672000</text:p>
          </table:table-cell>
          <table:table-cell office:value-type="float" office:value="1621000">
            <text:p>1621000</text:p>
          </table:table-cell>
          <table:table-cell office:value-type="float" office:value="1582000">
            <text:p>1582000</text:p>
          </table:table-cell>
          <table:table-cell office:value-type="float" office:value="1659000">
            <text:p>1659000</text:p>
          </table:table-cell>
          <table:table-cell office:value-type="float" office:value="1673000">
            <text:p>1673000</text:p>
          </table:table-cell>
          <table:table-cell office:value-type="float" office:value="1588000">
            <text:p>1588000</text:p>
          </table:table-cell>
          <table:table-cell office:value-type="float" office:value="1668000">
            <text:p>1668000</text:p>
          </table:table-cell>
          <table:table-cell office:value-type="float" office:value="1604000">
            <text:p>1604000</text:p>
          </table:table-cell>
          <table:table-cell office:value-type="float" office:value="1640000">
            <text:p>1640000</text:p>
          </table:table-cell>
          <table:table-cell office:value-type="float" office:value="1652000">
            <text:p>1652000</text:p>
          </table:table-cell>
          <table:table-cell office:value-type="float" office:value="1626000">
            <text:p>1626000</text:p>
          </table:table-cell>
          <table:table-cell office:value-type="float" office:value="1638000">
            <text:p>1638000</text:p>
          </table:table-cell>
          <table:table-cell office:value-type="float" office:value="1620000">
            <text:p>1620000</text:p>
          </table:table-cell>
          <table:table-cell office:value-type="float" office:value="1618000">
            <text:p>1618000</text:p>
          </table:table-cell>
          <table:table-cell office:value-type="float" office:value="1625000">
            <text:p>1625000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AVERAGE([.A26:.AX26])" office:value-type="float" office:value="1632460">
            <text:p>1632460</text:p>
          </table:table-cell>
          <table:table-cell table:formula="of:=[.BB26]/([.BA26]^2)" office:value-type="float" office:value="1941.09393579073">
            <text:p>1941,0939357907</text:p>
          </table:table-cell>
        </table:table-row>
        <table:table-row table:style-name="ro1">
          <table:table-cell office:value-type="float" office:value="1722000">
            <text:p>1722000</text:p>
          </table:table-cell>
          <table:table-cell office:value-type="float" office:value="934000">
            <text:p>934000</text:p>
          </table:table-cell>
          <table:table-cell office:value-type="float" office:value="1713000">
            <text:p>1713000</text:p>
          </table:table-cell>
          <table:table-cell office:value-type="float" office:value="1704000">
            <text:p>1704000</text:p>
          </table:table-cell>
          <table:table-cell office:value-type="float" office:value="1690000">
            <text:p>1690000</text:p>
          </table:table-cell>
          <table:table-cell office:value-type="float" office:value="1699000">
            <text:p>1699000</text:p>
          </table:table-cell>
          <table:table-cell office:value-type="float" office:value="1685000">
            <text:p>1685000</text:p>
          </table:table-cell>
          <table:table-cell office:value-type="float" office:value="1697000">
            <text:p>1697000</text:p>
          </table:table-cell>
          <table:table-cell office:value-type="float" office:value="1754000">
            <text:p>1754000</text:p>
          </table:table-cell>
          <table:table-cell office:value-type="float" office:value="1676000">
            <text:p>1676000</text:p>
          </table:table-cell>
          <table:table-cell office:value-type="float" office:value="1711000">
            <text:p>1711000</text:p>
          </table:table-cell>
          <table:table-cell office:value-type="float" office:value="1720000">
            <text:p>1720000</text:p>
          </table:table-cell>
          <table:table-cell office:value-type="float" office:value="1723000">
            <text:p>1723000</text:p>
          </table:table-cell>
          <table:table-cell office:value-type="float" office:value="1715000">
            <text:p>1715000</text:p>
          </table:table-cell>
          <table:table-cell office:value-type="float" office:value="1728000">
            <text:p>1728000</text:p>
          </table:table-cell>
          <table:table-cell office:value-type="float" office:value="1735000">
            <text:p>1735000</text:p>
          </table:table-cell>
          <table:table-cell office:value-type="float" office:value="1706000">
            <text:p>1706000</text:p>
          </table:table-cell>
          <table:table-cell office:value-type="float" office:value="1689000">
            <text:p>1689000</text:p>
          </table:table-cell>
          <table:table-cell office:value-type="float" office:value="1773000">
            <text:p>1773000</text:p>
          </table:table-cell>
          <table:table-cell office:value-type="float" office:value="1714000">
            <text:p>1714000</text:p>
          </table:table-cell>
          <table:table-cell office:value-type="float" office:value="2804000">
            <text:p>2804000</text:p>
          </table:table-cell>
          <table:table-cell office:value-type="float" office:value="1715000">
            <text:p>1715000</text:p>
          </table:table-cell>
          <table:table-cell office:value-type="float" office:value="1692000">
            <text:p>1692000</text:p>
          </table:table-cell>
          <table:table-cell office:value-type="float" office:value="1831000">
            <text:p>1831000</text:p>
          </table:table-cell>
          <table:table-cell office:value-type="float" office:value="1700000">
            <text:p>1700000</text:p>
          </table:table-cell>
          <table:table-cell office:value-type="float" office:value="1690000">
            <text:p>1690000</text:p>
          </table:table-cell>
          <table:table-cell office:value-type="float" office:value="1735000">
            <text:p>1735000</text:p>
          </table:table-cell>
          <table:table-cell office:value-type="float" office:value="1669000">
            <text:p>1669000</text:p>
          </table:table-cell>
          <table:table-cell office:value-type="float" office:value="1751000">
            <text:p>1751000</text:p>
          </table:table-cell>
          <table:table-cell office:value-type="float" office:value="1700000">
            <text:p>1700000</text:p>
          </table:table-cell>
          <table:table-cell office:value-type="float" office:value="1710000">
            <text:p>1710000</text:p>
          </table:table-cell>
          <table:table-cell office:value-type="float" office:value="1808000">
            <text:p>1808000</text:p>
          </table:table-cell>
          <table:table-cell office:value-type="float" office:value="1757000">
            <text:p>1757000</text:p>
          </table:table-cell>
          <table:table-cell office:value-type="float" office:value="1694000">
            <text:p>1694000</text:p>
          </table:table-cell>
          <table:table-cell office:value-type="float" office:value="1705000">
            <text:p>1705000</text:p>
          </table:table-cell>
          <table:table-cell office:value-type="float" office:value="1684000">
            <text:p>1684000</text:p>
          </table:table-cell>
          <table:table-cell office:value-type="float" office:value="1701000">
            <text:p>1701000</text:p>
          </table:table-cell>
          <table:table-cell office:value-type="float" office:value="1731000">
            <text:p>1731000</text:p>
          </table:table-cell>
          <table:table-cell office:value-type="float" office:value="1692000">
            <text:p>1692000</text:p>
          </table:table-cell>
          <table:table-cell office:value-type="float" office:value="1699000">
            <text:p>1699000</text:p>
          </table:table-cell>
          <table:table-cell office:value-type="float" office:value="1782000">
            <text:p>1782000</text:p>
          </table:table-cell>
          <table:table-cell office:value-type="float" office:value="1702000">
            <text:p>1702000</text:p>
          </table:table-cell>
          <table:table-cell office:value-type="float" office:value="1676000">
            <text:p>1676000</text:p>
          </table:table-cell>
          <table:table-cell office:value-type="float" office:value="1717000">
            <text:p>1717000</text:p>
          </table:table-cell>
          <table:table-cell office:value-type="float" office:value="1684000">
            <text:p>1684000</text:p>
          </table:table-cell>
          <table:table-cell office:value-type="float" office:value="1686000">
            <text:p>1686000</text:p>
          </table:table-cell>
          <table:table-cell office:value-type="float" office:value="1698000">
            <text:p>1698000</text:p>
          </table:table-cell>
          <table:table-cell office:value-type="float" office:value="1737000">
            <text:p>1737000</text:p>
          </table:table-cell>
          <table:table-cell office:value-type="float" office:value="1698000">
            <text:p>1698000</text:p>
          </table:table-cell>
          <table:table-cell office:value-type="float" office:value="1719000">
            <text:p>171900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AVERAGE([.A27:.AX27])" office:value-type="float" office:value="1721100">
            <text:p>1721100</text:p>
          </table:table-cell>
          <table:table-cell table:formula="of:=[.BB27]/([.BA27]^2)" office:value-type="float" office:value="1912.33333333333">
            <text:p>1912,3333333333</text:p>
          </table:table-cell>
        </table:table-row>
        <table:table-row table:style-name="ro1">
          <table:table-cell office:value-type="float" office:value="1820000">
            <text:p>1820000</text:p>
          </table:table-cell>
          <table:table-cell office:value-type="float" office:value="1102000">
            <text:p>1102000</text:p>
          </table:table-cell>
          <table:table-cell office:value-type="float" office:value="1796000">
            <text:p>1796000</text:p>
          </table:table-cell>
          <table:table-cell office:value-type="float" office:value="1783000">
            <text:p>1783000</text:p>
          </table:table-cell>
          <table:table-cell office:value-type="float" office:value="1834000">
            <text:p>1834000</text:p>
          </table:table-cell>
          <table:table-cell office:value-type="float" office:value="1871000">
            <text:p>1871000</text:p>
          </table:table-cell>
          <table:table-cell office:value-type="float" office:value="1908000">
            <text:p>1908000</text:p>
          </table:table-cell>
          <table:table-cell office:value-type="float" office:value="1818000">
            <text:p>1818000</text:p>
          </table:table-cell>
          <table:table-cell table:number-columns-repeated="2" office:value-type="float" office:value="1801000">
            <text:p>1801000</text:p>
          </table:table-cell>
          <table:table-cell office:value-type="float" office:value="1805000">
            <text:p>1805000</text:p>
          </table:table-cell>
          <table:table-cell office:value-type="float" office:value="1863000">
            <text:p>1863000</text:p>
          </table:table-cell>
          <table:table-cell office:value-type="float" office:value="1788000">
            <text:p>1788000</text:p>
          </table:table-cell>
          <table:table-cell office:value-type="float" office:value="1791000">
            <text:p>1791000</text:p>
          </table:table-cell>
          <table:table-cell office:value-type="float" office:value="1875000">
            <text:p>1875000</text:p>
          </table:table-cell>
          <table:table-cell office:value-type="float" office:value="1844000">
            <text:p>1844000</text:p>
          </table:table-cell>
          <table:table-cell office:value-type="float" office:value="1791000">
            <text:p>1791000</text:p>
          </table:table-cell>
          <table:table-cell office:value-type="float" office:value="1806000">
            <text:p>1806000</text:p>
          </table:table-cell>
          <table:table-cell office:value-type="float" office:value="1808000">
            <text:p>1808000</text:p>
          </table:table-cell>
          <table:table-cell office:value-type="float" office:value="1824000">
            <text:p>1824000</text:p>
          </table:table-cell>
          <table:table-cell office:value-type="float" office:value="1818000">
            <text:p>1818000</text:p>
          </table:table-cell>
          <table:table-cell office:value-type="float" office:value="1772000">
            <text:p>1772000</text:p>
          </table:table-cell>
          <table:table-cell office:value-type="float" office:value="1783000">
            <text:p>1783000</text:p>
          </table:table-cell>
          <table:table-cell office:value-type="float" office:value="2890000">
            <text:p>2890000</text:p>
          </table:table-cell>
          <table:table-cell office:value-type="float" office:value="1784000">
            <text:p>1784000</text:p>
          </table:table-cell>
          <table:table-cell office:value-type="float" office:value="1807000">
            <text:p>1807000</text:p>
          </table:table-cell>
          <table:table-cell office:value-type="float" office:value="1889000">
            <text:p>1889000</text:p>
          </table:table-cell>
          <table:table-cell office:value-type="float" office:value="1798000">
            <text:p>1798000</text:p>
          </table:table-cell>
          <table:table-cell office:value-type="float" office:value="1782000">
            <text:p>1782000</text:p>
          </table:table-cell>
          <table:table-cell office:value-type="float" office:value="1807000">
            <text:p>1807000</text:p>
          </table:table-cell>
          <table:table-cell office:value-type="float" office:value="1781000">
            <text:p>1781000</text:p>
          </table:table-cell>
          <table:table-cell office:value-type="float" office:value="1876000">
            <text:p>1876000</text:p>
          </table:table-cell>
          <table:table-cell office:value-type="float" office:value="1821000">
            <text:p>1821000</text:p>
          </table:table-cell>
          <table:table-cell office:value-type="float" office:value="1842000">
            <text:p>1842000</text:p>
          </table:table-cell>
          <table:table-cell office:value-type="float" office:value="1896000">
            <text:p>1896000</text:p>
          </table:table-cell>
          <table:table-cell office:value-type="float" office:value="1799000">
            <text:p>1799000</text:p>
          </table:table-cell>
          <table:table-cell office:value-type="float" office:value="1779000">
            <text:p>1779000</text:p>
          </table:table-cell>
          <table:table-cell office:value-type="float" office:value="1848000">
            <text:p>1848000</text:p>
          </table:table-cell>
          <table:table-cell office:value-type="float" office:value="1863000">
            <text:p>1863000</text:p>
          </table:table-cell>
          <table:table-cell office:value-type="float" office:value="1809000">
            <text:p>1809000</text:p>
          </table:table-cell>
          <table:table-cell office:value-type="float" office:value="1799000">
            <text:p>1799000</text:p>
          </table:table-cell>
          <table:table-cell office:value-type="float" office:value="1848000">
            <text:p>1848000</text:p>
          </table:table-cell>
          <table:table-cell office:value-type="float" office:value="1797000">
            <text:p>1797000</text:p>
          </table:table-cell>
          <table:table-cell office:value-type="float" office:value="1783000">
            <text:p>1783000</text:p>
          </table:table-cell>
          <table:table-cell office:value-type="float" office:value="1820000">
            <text:p>1820000</text:p>
          </table:table-cell>
          <table:table-cell office:value-type="float" office:value="1877000">
            <text:p>1877000</text:p>
          </table:table-cell>
          <table:table-cell office:value-type="float" office:value="1782000">
            <text:p>1782000</text:p>
          </table:table-cell>
          <table:table-cell office:value-type="float" office:value="1820000">
            <text:p>1820000</text:p>
          </table:table-cell>
          <table:table-cell office:value-type="float" office:value="1901000">
            <text:p>1901000</text:p>
          </table:table-cell>
          <table:table-cell office:value-type="float" office:value="1797000">
            <text:p>1797000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AVERAGE([.A28:.AX28])" office:value-type="float" office:value="1827940">
            <text:p>1827940</text:p>
          </table:table-cell>
          <table:table-cell table:formula="of:=[.BB28]/([.BA28]^2)" office:value-type="float" office:value="1902.12278876171">
            <text:p>1902,1227887617</text:p>
          </table:table-cell>
        </table:table-row>
        <table:table-row table:style-name="ro1">
          <table:table-cell office:value-type="float" office:value="2013000">
            <text:p>2013000</text:p>
          </table:table-cell>
          <table:table-cell office:value-type="float" office:value="1904000">
            <text:p>1904000</text:p>
          </table:table-cell>
          <table:table-cell office:value-type="float" office:value="1909000">
            <text:p>1909000</text:p>
          </table:table-cell>
          <table:table-cell office:value-type="float" office:value="1981000">
            <text:p>1981000</text:p>
          </table:table-cell>
          <table:table-cell office:value-type="float" office:value="1935000">
            <text:p>1935000</text:p>
          </table:table-cell>
          <table:table-cell office:value-type="float" office:value="1914000">
            <text:p>1914000</text:p>
          </table:table-cell>
          <table:table-cell office:value-type="float" office:value="1910000">
            <text:p>1910000</text:p>
          </table:table-cell>
          <table:table-cell office:value-type="float" office:value="1925000">
            <text:p>1925000</text:p>
          </table:table-cell>
          <table:table-cell office:value-type="float" office:value="1929000">
            <text:p>1929000</text:p>
          </table:table-cell>
          <table:table-cell office:value-type="float" office:value="1932000">
            <text:p>1932000</text:p>
          </table:table-cell>
          <table:table-cell office:value-type="float" office:value="1910000">
            <text:p>1910000</text:p>
          </table:table-cell>
          <table:table-cell office:value-type="float" office:value="1893000">
            <text:p>1893000</text:p>
          </table:table-cell>
          <table:table-cell office:value-type="float" office:value="1923000">
            <text:p>1923000</text:p>
          </table:table-cell>
          <table:table-cell office:value-type="float" office:value="1916000">
            <text:p>1916000</text:p>
          </table:table-cell>
          <table:table-cell office:value-type="float" office:value="2020000">
            <text:p>2020000</text:p>
          </table:table-cell>
          <table:table-cell office:value-type="float" office:value="2001000">
            <text:p>2001000</text:p>
          </table:table-cell>
          <table:table-cell office:value-type="float" office:value="1940000">
            <text:p>1940000</text:p>
          </table:table-cell>
          <table:table-cell office:value-type="float" office:value="1914000">
            <text:p>1914000</text:p>
          </table:table-cell>
          <table:table-cell office:value-type="float" office:value="1931000">
            <text:p>1931000</text:p>
          </table:table-cell>
          <table:table-cell office:value-type="float" office:value="2024000">
            <text:p>2024000</text:p>
          </table:table-cell>
          <table:table-cell office:value-type="float" office:value="1894000">
            <text:p>1894000</text:p>
          </table:table-cell>
          <table:table-cell office:value-type="float" office:value="1912000">
            <text:p>1912000</text:p>
          </table:table-cell>
          <table:table-cell office:value-type="float" office:value="1897000">
            <text:p>1897000</text:p>
          </table:table-cell>
          <table:table-cell office:value-type="float" office:value="1930000">
            <text:p>1930000</text:p>
          </table:table-cell>
          <table:table-cell office:value-type="float" office:value="1935000">
            <text:p>1935000</text:p>
          </table:table-cell>
          <table:table-cell office:value-type="float" office:value="1885000">
            <text:p>1885000</text:p>
          </table:table-cell>
          <table:table-cell office:value-type="float" office:value="1956000">
            <text:p>1956000</text:p>
          </table:table-cell>
          <table:table-cell office:value-type="float" office:value="1929000">
            <text:p>1929000</text:p>
          </table:table-cell>
          <table:table-cell office:value-type="float" office:value="1914000">
            <text:p>1914000</text:p>
          </table:table-cell>
          <table:table-cell office:value-type="float" office:value="1904000">
            <text:p>1904000</text:p>
          </table:table-cell>
          <table:table-cell office:value-type="float" office:value="1902000">
            <text:p>1902000</text:p>
          </table:table-cell>
          <table:table-cell office:value-type="float" office:value="1921000">
            <text:p>1921000</text:p>
          </table:table-cell>
          <table:table-cell office:value-type="float" office:value="1904000">
            <text:p>1904000</text:p>
          </table:table-cell>
          <table:table-cell office:value-type="float" office:value="1941000">
            <text:p>1941000</text:p>
          </table:table-cell>
          <table:table-cell office:value-type="float" office:value="1980000">
            <text:p>1980000</text:p>
          </table:table-cell>
          <table:table-cell office:value-type="float" office:value="1978000">
            <text:p>1978000</text:p>
          </table:table-cell>
          <table:table-cell office:value-type="float" office:value="1888000">
            <text:p>1888000</text:p>
          </table:table-cell>
          <table:table-cell office:value-type="float" office:value="3004000">
            <text:p>3004000</text:p>
          </table:table-cell>
          <table:table-cell office:value-type="float" office:value="1893000">
            <text:p>1893000</text:p>
          </table:table-cell>
          <table:table-cell office:value-type="float" office:value="1918000">
            <text:p>1918000</text:p>
          </table:table-cell>
          <table:table-cell office:value-type="float" office:value="1898000">
            <text:p>1898000</text:p>
          </table:table-cell>
          <table:table-cell office:value-type="float" office:value="1996000">
            <text:p>1996000</text:p>
          </table:table-cell>
          <table:table-cell office:value-type="float" office:value="1898000">
            <text:p>1898000</text:p>
          </table:table-cell>
          <table:table-cell office:value-type="float" office:value="1969000">
            <text:p>1969000</text:p>
          </table:table-cell>
          <table:table-cell office:value-type="float" office:value="1914000">
            <text:p>1914000</text:p>
          </table:table-cell>
          <table:table-cell office:value-type="float" office:value="1898000">
            <text:p>1898000</text:p>
          </table:table-cell>
          <table:table-cell office:value-type="float" office:value="1972000">
            <text:p>1972000</text:p>
          </table:table-cell>
          <table:table-cell office:value-type="float" office:value="1964000">
            <text:p>1964000</text:p>
          </table:table-cell>
          <table:table-cell office:value-type="float" office:value="1900000">
            <text:p>1900000</text:p>
          </table:table-cell>
          <table:table-cell office:value-type="float" office:value="1917000">
            <text:p>19170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AVERAGE([.A29:.AX29])" office:value-type="float" office:value="1952700">
            <text:p>1952700</text:p>
          </table:table-cell>
          <table:table-cell table:formula="of:=[.BB29]/([.BA29]^2)" office:value-type="float" office:value="1906.93359375">
            <text:p>1906,93359375</text:p>
          </table:table-cell>
        </table:table-row>
        <table:table-row table:style-name="ro1">
          <table:table-cell office:value-type="float" office:value="2080000">
            <text:p>2080000</text:p>
          </table:table-cell>
          <table:table-cell office:value-type="float" office:value="2105000">
            <text:p>2105000</text:p>
          </table:table-cell>
          <table:table-cell office:value-type="float" office:value="2019000">
            <text:p>2019000</text:p>
          </table:table-cell>
          <table:table-cell office:value-type="float" office:value="2025000">
            <text:p>2025000</text:p>
          </table:table-cell>
          <table:table-cell office:value-type="float" office:value="2049000">
            <text:p>2049000</text:p>
          </table:table-cell>
          <table:table-cell office:value-type="float" office:value="2200000">
            <text:p>2200000</text:p>
          </table:table-cell>
          <table:table-cell office:value-type="float" office:value="2085000">
            <text:p>2085000</text:p>
          </table:table-cell>
          <table:table-cell office:value-type="float" office:value="1989000">
            <text:p>1989000</text:p>
          </table:table-cell>
          <table:table-cell office:value-type="float" office:value="2003000">
            <text:p>2003000</text:p>
          </table:table-cell>
          <table:table-cell office:value-type="float" office:value="1998000">
            <text:p>1998000</text:p>
          </table:table-cell>
          <table:table-cell office:value-type="float" office:value="2025000">
            <text:p>2025000</text:p>
          </table:table-cell>
          <table:table-cell office:value-type="float" office:value="2062000">
            <text:p>2062000</text:p>
          </table:table-cell>
          <table:table-cell office:value-type="float" office:value="2105000">
            <text:p>2105000</text:p>
          </table:table-cell>
          <table:table-cell office:value-type="float" office:value="2050000">
            <text:p>2050000</text:p>
          </table:table-cell>
          <table:table-cell office:value-type="float" office:value="2062000">
            <text:p>2062000</text:p>
          </table:table-cell>
          <table:table-cell office:value-type="float" office:value="2016000">
            <text:p>2016000</text:p>
          </table:table-cell>
          <table:table-cell office:value-type="float" office:value="2010000">
            <text:p>2010000</text:p>
          </table:table-cell>
          <table:table-cell office:value-type="float" office:value="2029000">
            <text:p>2029000</text:p>
          </table:table-cell>
          <table:table-cell office:value-type="float" office:value="2000000">
            <text:p>2000000</text:p>
          </table:table-cell>
          <table:table-cell office:value-type="float" office:value="2018000">
            <text:p>2018000</text:p>
          </table:table-cell>
          <table:table-cell office:value-type="float" office:value="2027000">
            <text:p>2027000</text:p>
          </table:table-cell>
          <table:table-cell office:value-type="float" office:value="2048000">
            <text:p>2048000</text:p>
          </table:table-cell>
          <table:table-cell office:value-type="float" office:value="2043000">
            <text:p>2043000</text:p>
          </table:table-cell>
          <table:table-cell office:value-type="float" office:value="2041000">
            <text:p>2041000</text:p>
          </table:table-cell>
          <table:table-cell office:value-type="float" office:value="1982000">
            <text:p>1982000</text:p>
          </table:table-cell>
          <table:table-cell office:value-type="float" office:value="2065000">
            <text:p>2065000</text:p>
          </table:table-cell>
          <table:table-cell office:value-type="float" office:value="2034000">
            <text:p>2034000</text:p>
          </table:table-cell>
          <table:table-cell office:value-type="float" office:value="2002000">
            <text:p>2002000</text:p>
          </table:table-cell>
          <table:table-cell office:value-type="float" office:value="2018000">
            <text:p>2018000</text:p>
          </table:table-cell>
          <table:table-cell office:value-type="float" office:value="2053000">
            <text:p>2053000</text:p>
          </table:table-cell>
          <table:table-cell office:value-type="float" office:value="2125000">
            <text:p>2125000</text:p>
          </table:table-cell>
          <table:table-cell office:value-type="float" office:value="2109000">
            <text:p>2109000</text:p>
          </table:table-cell>
          <table:table-cell office:value-type="float" office:value="2014000">
            <text:p>2014000</text:p>
          </table:table-cell>
          <table:table-cell office:value-type="float" office:value="2024000">
            <text:p>2024000</text:p>
          </table:table-cell>
          <table:table-cell office:value-type="float" office:value="2002000">
            <text:p>2002000</text:p>
          </table:table-cell>
          <table:table-cell office:value-type="float" office:value="2031000">
            <text:p>2031000</text:p>
          </table:table-cell>
          <table:table-cell office:value-type="float" office:value="2069000">
            <text:p>2069000</text:p>
          </table:table-cell>
          <table:table-cell office:value-type="float" office:value="2022000">
            <text:p>2022000</text:p>
          </table:table-cell>
          <table:table-cell office:value-type="float" office:value="2078000">
            <text:p>2078000</text:p>
          </table:table-cell>
          <table:table-cell office:value-type="float" office:value="2080000">
            <text:p>2080000</text:p>
          </table:table-cell>
          <table:table-cell office:value-type="float" office:value="2039000">
            <text:p>2039000</text:p>
          </table:table-cell>
          <table:table-cell office:value-type="float" office:value="2053000">
            <text:p>2053000</text:p>
          </table:table-cell>
          <table:table-cell office:value-type="float" office:value="2082000">
            <text:p>2082000</text:p>
          </table:table-cell>
          <table:table-cell office:value-type="float" office:value="2152000">
            <text:p>2152000</text:p>
          </table:table-cell>
          <table:table-cell office:value-type="float" office:value="2021000">
            <text:p>2021000</text:p>
          </table:table-cell>
          <table:table-cell office:value-type="float" office:value="2025000">
            <text:p>2025000</text:p>
          </table:table-cell>
          <table:table-cell office:value-type="float" office:value="2002000">
            <text:p>2002000</text:p>
          </table:table-cell>
          <table:table-cell office:value-type="float" office:value="2044000">
            <text:p>2044000</text:p>
          </table:table-cell>
          <table:table-cell office:value-type="float" office:value="2017000">
            <text:p>2017000</text:p>
          </table:table-cell>
          <table:table-cell office:value-type="float" office:value="2037000">
            <text:p>2037000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AVERAGE([.A30:.AX30])" office:value-type="float" office:value="2045380">
            <text:p>2045380</text:p>
          </table:table-cell>
          <table:table-cell table:formula="of:=[.BB30]/([.BA30]^2)" office:value-type="float" office:value="1878.21854912764">
            <text:p>1878,2185491276</text:p>
          </table:table-cell>
        </table:table-row>
        <table:table-row table:style-name="ro1">
          <table:table-cell office:value-type="float" office:value="2117000">
            <text:p>2117000</text:p>
          </table:table-cell>
          <table:table-cell office:value-type="float" office:value="3410000">
            <text:p>3410000</text:p>
          </table:table-cell>
          <table:table-cell office:value-type="float" office:value="2122000">
            <text:p>2122000</text:p>
          </table:table-cell>
          <table:table-cell office:value-type="float" office:value="2140000">
            <text:p>2140000</text:p>
          </table:table-cell>
          <table:table-cell office:value-type="float" office:value="2126000">
            <text:p>2126000</text:p>
          </table:table-cell>
          <table:table-cell office:value-type="float" office:value="2151000">
            <text:p>2151000</text:p>
          </table:table-cell>
          <table:table-cell office:value-type="float" office:value="2145000">
            <text:p>2145000</text:p>
          </table:table-cell>
          <table:table-cell office:value-type="float" office:value="2167000">
            <text:p>2167000</text:p>
          </table:table-cell>
          <table:table-cell office:value-type="float" office:value="2131000">
            <text:p>2131000</text:p>
          </table:table-cell>
          <table:table-cell office:value-type="float" office:value="2166000">
            <text:p>2166000</text:p>
          </table:table-cell>
          <table:table-cell office:value-type="float" office:value="2145000">
            <text:p>2145000</text:p>
          </table:table-cell>
          <table:table-cell office:value-type="float" office:value="2140000">
            <text:p>2140000</text:p>
          </table:table-cell>
          <table:table-cell office:value-type="float" office:value="2178000">
            <text:p>2178000</text:p>
          </table:table-cell>
          <table:table-cell office:value-type="float" office:value="2165000">
            <text:p>2165000</text:p>
          </table:table-cell>
          <table:table-cell office:value-type="float" office:value="2150000">
            <text:p>2150000</text:p>
          </table:table-cell>
          <table:table-cell office:value-type="float" office:value="2113000">
            <text:p>2113000</text:p>
          </table:table-cell>
          <table:table-cell office:value-type="float" office:value="2134000">
            <text:p>2134000</text:p>
          </table:table-cell>
          <table:table-cell office:value-type="float" office:value="2148000">
            <text:p>2148000</text:p>
          </table:table-cell>
          <table:table-cell office:value-type="float" office:value="2124000">
            <text:p>2124000</text:p>
          </table:table-cell>
          <table:table-cell office:value-type="float" office:value="2141000">
            <text:p>2141000</text:p>
          </table:table-cell>
          <table:table-cell office:value-type="float" office:value="2131000">
            <text:p>2131000</text:p>
          </table:table-cell>
          <table:table-cell office:value-type="float" office:value="2123000">
            <text:p>2123000</text:p>
          </table:table-cell>
          <table:table-cell office:value-type="float" office:value="2118000">
            <text:p>2118000</text:p>
          </table:table-cell>
          <table:table-cell office:value-type="float" office:value="2186000">
            <text:p>2186000</text:p>
          </table:table-cell>
          <table:table-cell office:value-type="float" office:value="2172000">
            <text:p>2172000</text:p>
          </table:table-cell>
          <table:table-cell office:value-type="float" office:value="2195000">
            <text:p>2195000</text:p>
          </table:table-cell>
          <table:table-cell office:value-type="float" office:value="2156000">
            <text:p>2156000</text:p>
          </table:table-cell>
          <table:table-cell office:value-type="float" office:value="2142000">
            <text:p>2142000</text:p>
          </table:table-cell>
          <table:table-cell office:value-type="float" office:value="2135000">
            <text:p>2135000</text:p>
          </table:table-cell>
          <table:table-cell office:value-type="float" office:value="2115000">
            <text:p>2115000</text:p>
          </table:table-cell>
          <table:table-cell office:value-type="float" office:value="2166000">
            <text:p>2166000</text:p>
          </table:table-cell>
          <table:table-cell office:value-type="float" office:value="2168000">
            <text:p>2168000</text:p>
          </table:table-cell>
          <table:table-cell office:value-type="float" office:value="2112000">
            <text:p>2112000</text:p>
          </table:table-cell>
          <table:table-cell office:value-type="float" office:value="2181000">
            <text:p>2181000</text:p>
          </table:table-cell>
          <table:table-cell office:value-type="float" office:value="2134000">
            <text:p>2134000</text:p>
          </table:table-cell>
          <table:table-cell office:value-type="float" office:value="2161000">
            <text:p>2161000</text:p>
          </table:table-cell>
          <table:table-cell office:value-type="float" office:value="2133000">
            <text:p>2133000</text:p>
          </table:table-cell>
          <table:table-cell office:value-type="float" office:value="2115000">
            <text:p>2115000</text:p>
          </table:table-cell>
          <table:table-cell office:value-type="float" office:value="2136000">
            <text:p>2136000</text:p>
          </table:table-cell>
          <table:table-cell office:value-type="float" office:value="2142000">
            <text:p>2142000</text:p>
          </table:table-cell>
          <table:table-cell office:value-type="float" office:value="2134000">
            <text:p>2134000</text:p>
          </table:table-cell>
          <table:table-cell office:value-type="float" office:value="2289000">
            <text:p>2289000</text:p>
          </table:table-cell>
          <table:table-cell office:value-type="float" office:value="2131000">
            <text:p>2131000</text:p>
          </table:table-cell>
          <table:table-cell office:value-type="float" office:value="2318000">
            <text:p>2318000</text:p>
          </table:table-cell>
          <table:table-cell office:value-type="float" office:value="2170000">
            <text:p>2170000</text:p>
          </table:table-cell>
          <table:table-cell office:value-type="float" office:value="2159000">
            <text:p>2159000</text:p>
          </table:table-cell>
          <table:table-cell office:value-type="float" office:value="2120000">
            <text:p>2120000</text:p>
          </table:table-cell>
          <table:table-cell office:value-type="float" office:value="2158000">
            <text:p>2158000</text:p>
          </table:table-cell>
          <table:table-cell office:value-type="float" office:value="2126000">
            <text:p>2126000</text:p>
          </table:table-cell>
          <table:table-cell office:value-type="float" office:value="2219000">
            <text:p>2219000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AVERAGE([.A31:.AX31])" office:value-type="float" office:value="2177160">
            <text:p>2177160</text:p>
          </table:table-cell>
          <table:table-cell table:formula="of:=[.BB31]/([.BA31]^2)" office:value-type="float" office:value="1883.35640138408">
            <text:p>1883,3564013841</text:p>
          </table:table-cell>
        </table:table-row>
        <table:table-row table:style-name="ro1">
          <table:table-cell office:value-type="float" office:value="2291000">
            <text:p>2291000</text:p>
          </table:table-cell>
          <table:table-cell office:value-type="float" office:value="2323000">
            <text:p>2323000</text:p>
          </table:table-cell>
          <table:table-cell office:value-type="float" office:value="2239000">
            <text:p>2239000</text:p>
          </table:table-cell>
          <table:table-cell office:value-type="float" office:value="2242000">
            <text:p>2242000</text:p>
          </table:table-cell>
          <table:table-cell office:value-type="float" office:value="2278000">
            <text:p>2278000</text:p>
          </table:table-cell>
          <table:table-cell office:value-type="float" office:value="2361000">
            <text:p>2361000</text:p>
          </table:table-cell>
          <table:table-cell office:value-type="float" office:value="2256000">
            <text:p>2256000</text:p>
          </table:table-cell>
          <table:table-cell office:value-type="float" office:value="2283000">
            <text:p>2283000</text:p>
          </table:table-cell>
          <table:table-cell office:value-type="float" office:value="2257000">
            <text:p>2257000</text:p>
          </table:table-cell>
          <table:table-cell office:value-type="float" office:value="2243000">
            <text:p>2243000</text:p>
          </table:table-cell>
          <table:table-cell office:value-type="float" office:value="2261000">
            <text:p>2261000</text:p>
          </table:table-cell>
          <table:table-cell office:value-type="float" office:value="2250000">
            <text:p>2250000</text:p>
          </table:table-cell>
          <table:table-cell office:value-type="float" office:value="2254000">
            <text:p>2254000</text:p>
          </table:table-cell>
          <table:table-cell office:value-type="float" office:value="3638000">
            <text:p>3638000</text:p>
          </table:table-cell>
          <table:table-cell office:value-type="float" office:value="2239000">
            <text:p>2239000</text:p>
          </table:table-cell>
          <table:table-cell office:value-type="float" office:value="2335000">
            <text:p>2335000</text:p>
          </table:table-cell>
          <table:table-cell office:value-type="float" office:value="2279000">
            <text:p>2279000</text:p>
          </table:table-cell>
          <table:table-cell office:value-type="float" office:value="2255000">
            <text:p>2255000</text:p>
          </table:table-cell>
          <table:table-cell office:value-type="float" office:value="2278000">
            <text:p>2278000</text:p>
          </table:table-cell>
          <table:table-cell office:value-type="float" office:value="2268000">
            <text:p>2268000</text:p>
          </table:table-cell>
          <table:table-cell office:value-type="float" office:value="2277000">
            <text:p>2277000</text:p>
          </table:table-cell>
          <table:table-cell office:value-type="float" office:value="2249000">
            <text:p>2249000</text:p>
          </table:table-cell>
          <table:table-cell office:value-type="float" office:value="2309000">
            <text:p>2309000</text:p>
          </table:table-cell>
          <table:table-cell office:value-type="float" office:value="2227000">
            <text:p>2227000</text:p>
          </table:table-cell>
          <table:table-cell office:value-type="float" office:value="2261000">
            <text:p>2261000</text:p>
          </table:table-cell>
          <table:table-cell office:value-type="float" office:value="2265000">
            <text:p>2265000</text:p>
          </table:table-cell>
          <table:table-cell office:value-type="float" office:value="2223000">
            <text:p>2223000</text:p>
          </table:table-cell>
          <table:table-cell office:value-type="float" office:value="2270000">
            <text:p>2270000</text:p>
          </table:table-cell>
          <table:table-cell office:value-type="float" office:value="2262000">
            <text:p>2262000</text:p>
          </table:table-cell>
          <table:table-cell office:value-type="float" office:value="2289000">
            <text:p>2289000</text:p>
          </table:table-cell>
          <table:table-cell office:value-type="float" office:value="2251000">
            <text:p>2251000</text:p>
          </table:table-cell>
          <table:table-cell office:value-type="float" office:value="2237000">
            <text:p>2237000</text:p>
          </table:table-cell>
          <table:table-cell office:value-type="float" office:value="2229000">
            <text:p>2229000</text:p>
          </table:table-cell>
          <table:table-cell office:value-type="float" office:value="2444000">
            <text:p>2444000</text:p>
          </table:table-cell>
          <table:table-cell office:value-type="float" office:value="2261000">
            <text:p>2261000</text:p>
          </table:table-cell>
          <table:table-cell office:value-type="float" office:value="2259000">
            <text:p>2259000</text:p>
          </table:table-cell>
          <table:table-cell office:value-type="float" office:value="2278000">
            <text:p>2278000</text:p>
          </table:table-cell>
          <table:table-cell office:value-type="float" office:value="2270000">
            <text:p>2270000</text:p>
          </table:table-cell>
          <table:table-cell office:value-type="float" office:value="2350000">
            <text:p>2350000</text:p>
          </table:table-cell>
          <table:table-cell office:value-type="float" office:value="2302000">
            <text:p>2302000</text:p>
          </table:table-cell>
          <table:table-cell office:value-type="float" office:value="2317000">
            <text:p>2317000</text:p>
          </table:table-cell>
          <table:table-cell office:value-type="float" office:value="2269000">
            <text:p>2269000</text:p>
          </table:table-cell>
          <table:table-cell office:value-type="float" office:value="2294000">
            <text:p>2294000</text:p>
          </table:table-cell>
          <table:table-cell office:value-type="float" office:value="2221000">
            <text:p>2221000</text:p>
          </table:table-cell>
          <table:table-cell office:value-type="float" office:value="2313000">
            <text:p>2313000</text:p>
          </table:table-cell>
          <table:table-cell office:value-type="float" office:value="2268000">
            <text:p>2268000</text:p>
          </table:table-cell>
          <table:table-cell office:value-type="float" office:value="2275000">
            <text:p>2275000</text:p>
          </table:table-cell>
          <table:table-cell office:value-type="float" office:value="2283000">
            <text:p>2283000</text:p>
          </table:table-cell>
          <table:table-cell office:value-type="float" office:value="2429000">
            <text:p>2429000</text:p>
          </table:table-cell>
          <table:table-cell office:value-type="float" office:value="2261000">
            <text:p>22610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AVERAGE([.A32:.AX32])" office:value-type="float" office:value="2305460">
            <text:p>2305460</text:p>
          </table:table-cell>
          <table:table-cell table:formula="of:=[.BB32]/([.BA32]^2)" office:value-type="float" office:value="1882.00816326531">
            <text:p>1882,0081632653</text:p>
          </table:table-cell>
        </table:table-row>
        <table:table-row table:style-name="ro1">
          <table:table-cell office:value-type="float" office:value="2337000">
            <text:p>2337000</text:p>
          </table:table-cell>
          <table:table-cell office:value-type="float" office:value="2397000">
            <text:p>2397000</text:p>
          </table:table-cell>
          <table:table-cell office:value-type="float" office:value="2346000">
            <text:p>2346000</text:p>
          </table:table-cell>
          <table:table-cell office:value-type="float" office:value="2336000">
            <text:p>2336000</text:p>
          </table:table-cell>
          <table:table-cell office:value-type="float" office:value="2363000">
            <text:p>2363000</text:p>
          </table:table-cell>
          <table:table-cell office:value-type="float" office:value="2389000">
            <text:p>2389000</text:p>
          </table:table-cell>
          <table:table-cell office:value-type="float" office:value="2388000">
            <text:p>2388000</text:p>
          </table:table-cell>
          <table:table-cell office:value-type="float" office:value="2374000">
            <text:p>2374000</text:p>
          </table:table-cell>
          <table:table-cell office:value-type="float" office:value="2479000">
            <text:p>2479000</text:p>
          </table:table-cell>
          <table:table-cell office:value-type="float" office:value="2353000">
            <text:p>2353000</text:p>
          </table:table-cell>
          <table:table-cell office:value-type="float" office:value="2417000">
            <text:p>2417000</text:p>
          </table:table-cell>
          <table:table-cell office:value-type="float" office:value="2443000">
            <text:p>2443000</text:p>
          </table:table-cell>
          <table:table-cell office:value-type="float" office:value="2395000">
            <text:p>2395000</text:p>
          </table:table-cell>
          <table:table-cell office:value-type="float" office:value="2411000">
            <text:p>2411000</text:p>
          </table:table-cell>
          <table:table-cell office:value-type="float" office:value="2485000">
            <text:p>2485000</text:p>
          </table:table-cell>
          <table:table-cell office:value-type="float" office:value="2352000">
            <text:p>2352000</text:p>
          </table:table-cell>
          <table:table-cell office:value-type="float" office:value="2333000">
            <text:p>2333000</text:p>
          </table:table-cell>
          <table:table-cell office:value-type="float" office:value="2377000">
            <text:p>2377000</text:p>
          </table:table-cell>
          <table:table-cell office:value-type="float" office:value="2359000">
            <text:p>2359000</text:p>
          </table:table-cell>
          <table:table-cell office:value-type="float" office:value="2372000">
            <text:p>2372000</text:p>
          </table:table-cell>
          <table:table-cell office:value-type="float" office:value="2385000">
            <text:p>2385000</text:p>
          </table:table-cell>
          <table:table-cell office:value-type="float" office:value="2381000">
            <text:p>2381000</text:p>
          </table:table-cell>
          <table:table-cell office:value-type="float" office:value="2373000">
            <text:p>2373000</text:p>
          </table:table-cell>
          <table:table-cell office:value-type="float" office:value="2392000">
            <text:p>2392000</text:p>
          </table:table-cell>
          <table:table-cell office:value-type="float" office:value="4054000">
            <text:p>4054000</text:p>
          </table:table-cell>
          <table:table-cell office:value-type="float" office:value="2351000">
            <text:p>2351000</text:p>
          </table:table-cell>
          <table:table-cell office:value-type="float" office:value="2446000">
            <text:p>2446000</text:p>
          </table:table-cell>
          <table:table-cell office:value-type="float" office:value="2372000">
            <text:p>2372000</text:p>
          </table:table-cell>
          <table:table-cell office:value-type="float" office:value="2353000">
            <text:p>2353000</text:p>
          </table:table-cell>
          <table:table-cell office:value-type="float" office:value="2341000">
            <text:p>2341000</text:p>
          </table:table-cell>
          <table:table-cell office:value-type="float" office:value="2363000">
            <text:p>2363000</text:p>
          </table:table-cell>
          <table:table-cell office:value-type="float" office:value="2418000">
            <text:p>2418000</text:p>
          </table:table-cell>
          <table:table-cell office:value-type="float" office:value="2338000">
            <text:p>2338000</text:p>
          </table:table-cell>
          <table:table-cell office:value-type="float" office:value="2350000">
            <text:p>2350000</text:p>
          </table:table-cell>
          <table:table-cell office:value-type="float" office:value="2369000">
            <text:p>2369000</text:p>
          </table:table-cell>
          <table:table-cell office:value-type="float" office:value="2374000">
            <text:p>2374000</text:p>
          </table:table-cell>
          <table:table-cell office:value-type="float" office:value="2397000">
            <text:p>2397000</text:p>
          </table:table-cell>
          <table:table-cell office:value-type="float" office:value="2450000">
            <text:p>2450000</text:p>
          </table:table-cell>
          <table:table-cell office:value-type="float" office:value="2376000">
            <text:p>2376000</text:p>
          </table:table-cell>
          <table:table-cell office:value-type="float" office:value="2383000">
            <text:p>2383000</text:p>
          </table:table-cell>
          <table:table-cell office:value-type="float" office:value="2427000">
            <text:p>2427000</text:p>
          </table:table-cell>
          <table:table-cell office:value-type="float" office:value="2374000">
            <text:p>2374000</text:p>
          </table:table-cell>
          <table:table-cell office:value-type="float" office:value="2482000">
            <text:p>2482000</text:p>
          </table:table-cell>
          <table:table-cell office:value-type="float" office:value="2445000">
            <text:p>2445000</text:p>
          </table:table-cell>
          <table:table-cell office:value-type="float" office:value="2417000">
            <text:p>2417000</text:p>
          </table:table-cell>
          <table:table-cell office:value-type="float" office:value="2389000">
            <text:p>2389000</text:p>
          </table:table-cell>
          <table:table-cell office:value-type="float" office:value="2412000">
            <text:p>2412000</text:p>
          </table:table-cell>
          <table:table-cell office:value-type="float" office:value="2343000">
            <text:p>2343000</text:p>
          </table:table-cell>
          <table:table-cell office:value-type="float" office:value="2467000">
            <text:p>2467000</text:p>
          </table:table-cell>
          <table:table-cell office:value-type="float" office:value="2477000">
            <text:p>2477000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AVERAGE([.A33:.AX33])" office:value-type="float" office:value="2424100">
            <text:p>2424100</text:p>
          </table:table-cell>
          <table:table-cell table:formula="of:=[.BB33]/([.BA33]^2)" office:value-type="float" office:value="1870.4475308642">
            <text:p>1870,4475308642</text:p>
          </table:table-cell>
        </table:table-row>
        <table:table-row table:style-name="ro1">
          <table:table-cell office:value-type="float" office:value="2530000">
            <text:p>2530000</text:p>
          </table:table-cell>
          <table:table-cell office:value-type="float" office:value="2539000">
            <text:p>2539000</text:p>
          </table:table-cell>
          <table:table-cell office:value-type="float" office:value="2519000">
            <text:p>2519000</text:p>
          </table:table-cell>
          <table:table-cell office:value-type="float" office:value="2527000">
            <text:p>2527000</text:p>
          </table:table-cell>
          <table:table-cell office:value-type="float" office:value="2519000">
            <text:p>2519000</text:p>
          </table:table-cell>
          <table:table-cell office:value-type="float" office:value="2494000">
            <text:p>2494000</text:p>
          </table:table-cell>
          <table:table-cell office:value-type="float" office:value="2459000">
            <text:p>2459000</text:p>
          </table:table-cell>
          <table:table-cell office:value-type="float" office:value="2550000">
            <text:p>2550000</text:p>
          </table:table-cell>
          <table:table-cell office:value-type="float" office:value="2515000">
            <text:p>2515000</text:p>
          </table:table-cell>
          <table:table-cell office:value-type="float" office:value="2543000">
            <text:p>2543000</text:p>
          </table:table-cell>
          <table:table-cell office:value-type="float" office:value="2482000">
            <text:p>2482000</text:p>
          </table:table-cell>
          <table:table-cell office:value-type="float" office:value="2634000">
            <text:p>2634000</text:p>
          </table:table-cell>
          <table:table-cell office:value-type="float" office:value="2503000">
            <text:p>2503000</text:p>
          </table:table-cell>
          <table:table-cell office:value-type="float" office:value="2453000">
            <text:p>2453000</text:p>
          </table:table-cell>
          <table:table-cell office:value-type="float" office:value="2620000">
            <text:p>2620000</text:p>
          </table:table-cell>
          <table:table-cell office:value-type="float" office:value="2523000">
            <text:p>2523000</text:p>
          </table:table-cell>
          <table:table-cell office:value-type="float" office:value="2594000">
            <text:p>2594000</text:p>
          </table:table-cell>
          <table:table-cell office:value-type="float" office:value="2534000">
            <text:p>2534000</text:p>
          </table:table-cell>
          <table:table-cell office:value-type="float" office:value="2485000">
            <text:p>2485000</text:p>
          </table:table-cell>
          <table:table-cell office:value-type="float" office:value="2491000">
            <text:p>2491000</text:p>
          </table:table-cell>
          <table:table-cell office:value-type="float" office:value="2484000">
            <text:p>2484000</text:p>
          </table:table-cell>
          <table:table-cell office:value-type="float" office:value="2499000">
            <text:p>2499000</text:p>
          </table:table-cell>
          <table:table-cell office:value-type="float" office:value="2527000">
            <text:p>2527000</text:p>
          </table:table-cell>
          <table:table-cell office:value-type="float" office:value="2511000">
            <text:p>2511000</text:p>
          </table:table-cell>
          <table:table-cell office:value-type="float" office:value="2480000">
            <text:p>2480000</text:p>
          </table:table-cell>
          <table:table-cell office:value-type="float" office:value="2517000">
            <text:p>2517000</text:p>
          </table:table-cell>
          <table:table-cell office:value-type="float" office:value="2564000">
            <text:p>2564000</text:p>
          </table:table-cell>
          <table:table-cell office:value-type="float" office:value="2598000">
            <text:p>2598000</text:p>
          </table:table-cell>
          <table:table-cell office:value-type="float" office:value="2558000">
            <text:p>2558000</text:p>
          </table:table-cell>
          <table:table-cell office:value-type="float" office:value="2482000">
            <text:p>2482000</text:p>
          </table:table-cell>
          <table:table-cell office:value-type="float" office:value="2493000">
            <text:p>2493000</text:p>
          </table:table-cell>
          <table:table-cell office:value-type="float" office:value="2524000">
            <text:p>2524000</text:p>
          </table:table-cell>
          <table:table-cell office:value-type="float" office:value="2488000">
            <text:p>2488000</text:p>
          </table:table-cell>
          <table:table-cell office:value-type="float" office:value="2506000">
            <text:p>2506000</text:p>
          </table:table-cell>
          <table:table-cell office:value-type="float" office:value="2560000">
            <text:p>2560000</text:p>
          </table:table-cell>
          <table:table-cell office:value-type="float" office:value="2504000">
            <text:p>2504000</text:p>
          </table:table-cell>
          <table:table-cell office:value-type="float" office:value="2607000">
            <text:p>2607000</text:p>
          </table:table-cell>
          <table:table-cell office:value-type="float" office:value="2513000">
            <text:p>2513000</text:p>
          </table:table-cell>
          <table:table-cell office:value-type="float" office:value="2499000">
            <text:p>2499000</text:p>
          </table:table-cell>
          <table:table-cell office:value-type="float" office:value="2500000">
            <text:p>2500000</text:p>
          </table:table-cell>
          <table:table-cell office:value-type="float" office:value="2476000">
            <text:p>2476000</text:p>
          </table:table-cell>
          <table:table-cell office:value-type="float" office:value="2499000">
            <text:p>2499000</text:p>
          </table:table-cell>
          <table:table-cell office:value-type="float" office:value="2535000">
            <text:p>2535000</text:p>
          </table:table-cell>
          <table:table-cell office:value-type="float" office:value="2605000">
            <text:p>2605000</text:p>
          </table:table-cell>
          <table:table-cell office:value-type="float" office:value="2444000">
            <text:p>2444000</text:p>
          </table:table-cell>
          <table:table-cell office:value-type="float" office:value="2537000">
            <text:p>2537000</text:p>
          </table:table-cell>
          <table:table-cell office:value-type="float" office:value="2510000">
            <text:p>2510000</text:p>
          </table:table-cell>
          <table:table-cell office:value-type="float" office:value="2594000">
            <text:p>2594000</text:p>
          </table:table-cell>
          <table:table-cell office:value-type="float" office:value="2495000">
            <text:p>2495000</text:p>
          </table:table-cell>
          <table:table-cell office:value-type="float" office:value="2538000">
            <text:p>2538000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AVERAGE([.A34:.AX34])" office:value-type="float" office:value="2523220">
            <text:p>2523220</text:p>
          </table:table-cell>
          <table:table-cell table:formula="of:=[.BB34]/([.BA34]^2)" office:value-type="float" office:value="1843.11176040906">
            <text:p>1843,1117604091</text:p>
          </table:table-cell>
        </table:table-row>
        <table:table-row table:style-name="ro1">
          <table:table-cell office:value-type="float" office:value="2736000">
            <text:p>2736000</text:p>
          </table:table-cell>
          <table:table-cell office:value-type="float" office:value="2608000">
            <text:p>2608000</text:p>
          </table:table-cell>
          <table:table-cell office:value-type="float" office:value="2656000">
            <text:p>2656000</text:p>
          </table:table-cell>
          <table:table-cell office:value-type="float" office:value="2620000">
            <text:p>2620000</text:p>
          </table:table-cell>
          <table:table-cell office:value-type="float" office:value="2609000">
            <text:p>2609000</text:p>
          </table:table-cell>
          <table:table-cell office:value-type="float" office:value="2615000">
            <text:p>2615000</text:p>
          </table:table-cell>
          <table:table-cell office:value-type="float" office:value="2614000">
            <text:p>2614000</text:p>
          </table:table-cell>
          <table:table-cell office:value-type="float" office:value="2600000">
            <text:p>2600000</text:p>
          </table:table-cell>
          <table:table-cell office:value-type="float" office:value="2649000">
            <text:p>2649000</text:p>
          </table:table-cell>
          <table:table-cell office:value-type="float" office:value="2739000">
            <text:p>2739000</text:p>
          </table:table-cell>
          <table:table-cell office:value-type="float" office:value="2664000">
            <text:p>2664000</text:p>
          </table:table-cell>
          <table:table-cell office:value-type="float" office:value="2620000">
            <text:p>2620000</text:p>
          </table:table-cell>
          <table:table-cell table:number-columns-repeated="2" office:value-type="float" office:value="2611000">
            <text:p>2611000</text:p>
          </table:table-cell>
          <table:table-cell office:value-type="float" office:value="2659000">
            <text:p>2659000</text:p>
          </table:table-cell>
          <table:table-cell office:value-type="float" office:value="2775000">
            <text:p>2775000</text:p>
          </table:table-cell>
          <table:table-cell office:value-type="float" office:value="2609000">
            <text:p>2609000</text:p>
          </table:table-cell>
          <table:table-cell office:value-type="float" office:value="2627000">
            <text:p>2627000</text:p>
          </table:table-cell>
          <table:table-cell office:value-type="float" office:value="2656000">
            <text:p>2656000</text:p>
          </table:table-cell>
          <table:table-cell office:value-type="float" office:value="2604000">
            <text:p>2604000</text:p>
          </table:table-cell>
          <table:table-cell office:value-type="float" office:value="2661000">
            <text:p>2661000</text:p>
          </table:table-cell>
          <table:table-cell office:value-type="float" office:value="2591000">
            <text:p>2591000</text:p>
          </table:table-cell>
          <table:table-cell office:value-type="float" office:value="2635000">
            <text:p>2635000</text:p>
          </table:table-cell>
          <table:table-cell office:value-type="float" office:value="2681000">
            <text:p>2681000</text:p>
          </table:table-cell>
          <table:table-cell office:value-type="float" office:value="2707000">
            <text:p>2707000</text:p>
          </table:table-cell>
          <table:table-cell office:value-type="float" office:value="2637000">
            <text:p>2637000</text:p>
          </table:table-cell>
          <table:table-cell office:value-type="float" office:value="2643000">
            <text:p>2643000</text:p>
          </table:table-cell>
          <table:table-cell office:value-type="float" office:value="2593000">
            <text:p>2593000</text:p>
          </table:table-cell>
          <table:table-cell office:value-type="float" office:value="2668000">
            <text:p>2668000</text:p>
          </table:table-cell>
          <table:table-cell office:value-type="float" office:value="2624000">
            <text:p>2624000</text:p>
          </table:table-cell>
          <table:table-cell office:value-type="float" office:value="2673000">
            <text:p>2673000</text:p>
          </table:table-cell>
          <table:table-cell office:value-type="float" office:value="2600000">
            <text:p>2600000</text:p>
          </table:table-cell>
          <table:table-cell office:value-type="float" office:value="2586000">
            <text:p>2586000</text:p>
          </table:table-cell>
          <table:table-cell office:value-type="float" office:value="2591000">
            <text:p>2591000</text:p>
          </table:table-cell>
          <table:table-cell office:value-type="float" office:value="2619000">
            <text:p>2619000</text:p>
          </table:table-cell>
          <table:table-cell office:value-type="float" office:value="2650000">
            <text:p>2650000</text:p>
          </table:table-cell>
          <table:table-cell office:value-type="float" office:value="2625000">
            <text:p>2625000</text:p>
          </table:table-cell>
          <table:table-cell office:value-type="float" office:value="2736000">
            <text:p>2736000</text:p>
          </table:table-cell>
          <table:table-cell office:value-type="float" office:value="3971000">
            <text:p>3971000</text:p>
          </table:table-cell>
          <table:table-cell office:value-type="float" office:value="2625000">
            <text:p>2625000</text:p>
          </table:table-cell>
          <table:table-cell office:value-type="float" office:value="2630000">
            <text:p>2630000</text:p>
          </table:table-cell>
          <table:table-cell office:value-type="float" office:value="2678000">
            <text:p>2678000</text:p>
          </table:table-cell>
          <table:table-cell office:value-type="float" office:value="2652000">
            <text:p>2652000</text:p>
          </table:table-cell>
          <table:table-cell office:value-type="float" office:value="2643000">
            <text:p>2643000</text:p>
          </table:table-cell>
          <table:table-cell office:value-type="float" office:value="2647000">
            <text:p>2647000</text:p>
          </table:table-cell>
          <table:table-cell office:value-type="float" office:value="2605000">
            <text:p>2605000</text:p>
          </table:table-cell>
          <table:table-cell office:value-type="float" office:value="2617000">
            <text:p>2617000</text:p>
          </table:table-cell>
          <table:table-cell office:value-type="float" office:value="2767000">
            <text:p>2767000</text:p>
          </table:table-cell>
          <table:table-cell office:value-type="float" office:value="2610000">
            <text:p>2610000</text:p>
          </table:table-cell>
          <table:table-cell office:value-type="float" office:value="2660000">
            <text:p>2660000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AVERAGE([.A35:.AX35])" office:value-type="float" office:value="2670140">
            <text:p>2670140</text:p>
          </table:table-cell>
          <table:table-cell table:formula="of:=[.BB35]/([.BA35]^2)" office:value-type="float" office:value="1849.12742382271">
            <text:p>1849,1274238227</text:p>
          </table:table-cell>
        </table:table-row>
        <table:table-row table:style-name="ro1">
          <table:table-cell office:value-type="float" office:value="2845000">
            <text:p>2845000</text:p>
          </table:table-cell>
          <table:table-cell office:value-type="float" office:value="2776000">
            <text:p>2776000</text:p>
          </table:table-cell>
          <table:table-cell office:value-type="float" office:value="2766000">
            <text:p>2766000</text:p>
          </table:table-cell>
          <table:table-cell office:value-type="float" office:value="2855000">
            <text:p>2855000</text:p>
          </table:table-cell>
          <table:table-cell office:value-type="float" office:value="2966000">
            <text:p>2966000</text:p>
          </table:table-cell>
          <table:table-cell office:value-type="float" office:value="2767000">
            <text:p>2767000</text:p>
          </table:table-cell>
          <table:table-cell office:value-type="float" office:value="2750000">
            <text:p>2750000</text:p>
          </table:table-cell>
          <table:table-cell office:value-type="float" office:value="2849000">
            <text:p>2849000</text:p>
          </table:table-cell>
          <table:table-cell office:value-type="float" office:value="2761000">
            <text:p>2761000</text:p>
          </table:table-cell>
          <table:table-cell office:value-type="float" office:value="2730000">
            <text:p>2730000</text:p>
          </table:table-cell>
          <table:table-cell office:value-type="float" office:value="3286000">
            <text:p>3286000</text:p>
          </table:table-cell>
          <table:table-cell office:value-type="float" office:value="2736000">
            <text:p>2736000</text:p>
          </table:table-cell>
          <table:table-cell office:value-type="float" office:value="2706000">
            <text:p>2706000</text:p>
          </table:table-cell>
          <table:table-cell office:value-type="float" office:value="2747000">
            <text:p>2747000</text:p>
          </table:table-cell>
          <table:table-cell office:value-type="float" office:value="2777000">
            <text:p>2777000</text:p>
          </table:table-cell>
          <table:table-cell office:value-type="float" office:value="2768000">
            <text:p>2768000</text:p>
          </table:table-cell>
          <table:table-cell office:value-type="float" office:value="2839000">
            <text:p>2839000</text:p>
          </table:table-cell>
          <table:table-cell office:value-type="float" office:value="2756000">
            <text:p>2756000</text:p>
          </table:table-cell>
          <table:table-cell office:value-type="float" office:value="2749000">
            <text:p>2749000</text:p>
          </table:table-cell>
          <table:table-cell office:value-type="float" office:value="2765000">
            <text:p>2765000</text:p>
          </table:table-cell>
          <table:table-cell office:value-type="float" office:value="2826000">
            <text:p>2826000</text:p>
          </table:table-cell>
          <table:table-cell office:value-type="float" office:value="2908000">
            <text:p>2908000</text:p>
          </table:table-cell>
          <table:table-cell office:value-type="float" office:value="2750000">
            <text:p>2750000</text:p>
          </table:table-cell>
          <table:table-cell office:value-type="float" office:value="2767000">
            <text:p>2767000</text:p>
          </table:table-cell>
          <table:table-cell office:value-type="float" office:value="2708000">
            <text:p>2708000</text:p>
          </table:table-cell>
          <table:table-cell office:value-type="float" office:value="2781000">
            <text:p>2781000</text:p>
          </table:table-cell>
          <table:table-cell office:value-type="float" office:value="2776000">
            <text:p>2776000</text:p>
          </table:table-cell>
          <table:table-cell office:value-type="float" office:value="2754000">
            <text:p>2754000</text:p>
          </table:table-cell>
          <table:table-cell office:value-type="float" office:value="2760000">
            <text:p>2760000</text:p>
          </table:table-cell>
          <table:table-cell office:value-type="float" office:value="2801000">
            <text:p>2801000</text:p>
          </table:table-cell>
          <table:table-cell office:value-type="float" office:value="2906000">
            <text:p>2906000</text:p>
          </table:table-cell>
          <table:table-cell office:value-type="float" office:value="2715000">
            <text:p>2715000</text:p>
          </table:table-cell>
          <table:table-cell office:value-type="float" office:value="2781000">
            <text:p>2781000</text:p>
          </table:table-cell>
          <table:table-cell office:value-type="float" office:value="2764000">
            <text:p>2764000</text:p>
          </table:table-cell>
          <table:table-cell office:value-type="float" office:value="2785000">
            <text:p>2785000</text:p>
          </table:table-cell>
          <table:table-cell office:value-type="float" office:value="2728000">
            <text:p>2728000</text:p>
          </table:table-cell>
          <table:table-cell office:value-type="float" office:value="2858000">
            <text:p>2858000</text:p>
          </table:table-cell>
          <table:table-cell office:value-type="float" office:value="2761000">
            <text:p>2761000</text:p>
          </table:table-cell>
          <table:table-cell office:value-type="float" office:value="2758000">
            <text:p>2758000</text:p>
          </table:table-cell>
          <table:table-cell office:value-type="float" office:value="2720000">
            <text:p>2720000</text:p>
          </table:table-cell>
          <table:table-cell office:value-type="float" office:value="2755000">
            <text:p>2755000</text:p>
          </table:table-cell>
          <table:table-cell office:value-type="float" office:value="2744000">
            <text:p>2744000</text:p>
          </table:table-cell>
          <table:table-cell office:value-type="float" office:value="2895000">
            <text:p>2895000</text:p>
          </table:table-cell>
          <table:table-cell office:value-type="float" office:value="2741000">
            <text:p>2741000</text:p>
          </table:table-cell>
          <table:table-cell office:value-type="float" office:value="2756000">
            <text:p>2756000</text:p>
          </table:table-cell>
          <table:table-cell office:value-type="float" office:value="2777000">
            <text:p>2777000</text:p>
          </table:table-cell>
          <table:table-cell office:value-type="float" office:value="2707000">
            <text:p>2707000</text:p>
          </table:table-cell>
          <table:table-cell office:value-type="float" office:value="2751000">
            <text:p>2751000</text:p>
          </table:table-cell>
          <table:table-cell office:value-type="float" office:value="4211000">
            <text:p>4211000</text:p>
          </table:table-cell>
          <table:table-cell office:value-type="float" office:value="2748000">
            <text:p>2748000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AVERAGE([.A36:.AX36])" office:value-type="float" office:value="2817720">
            <text:p>2817720</text:p>
          </table:table-cell>
          <table:table-cell table:formula="of:=[.BB36]/([.BA36]^2)" office:value-type="float" office:value="1852.54437869822">
            <text:p>1852,5443786982</text:p>
          </table:table-cell>
        </table:table-row>
        <table:table-row table:style-name="ro1">
          <table:table-cell office:value-type="float" office:value="2923000">
            <text:p>2923000</text:p>
          </table:table-cell>
          <table:table-cell office:value-type="float" office:value="2989000">
            <text:p>2989000</text:p>
          </table:table-cell>
          <table:table-cell office:value-type="float" office:value="2875000">
            <text:p>2875000</text:p>
          </table:table-cell>
          <table:table-cell office:value-type="float" office:value="2898000">
            <text:p>2898000</text:p>
          </table:table-cell>
          <table:table-cell office:value-type="float" office:value="2932000">
            <text:p>2932000</text:p>
          </table:table-cell>
          <table:table-cell office:value-type="float" office:value="2938000">
            <text:p>2938000</text:p>
          </table:table-cell>
          <table:table-cell office:value-type="float" office:value="2874000">
            <text:p>2874000</text:p>
          </table:table-cell>
          <table:table-cell office:value-type="float" office:value="2841000">
            <text:p>2841000</text:p>
          </table:table-cell>
          <table:table-cell office:value-type="float" office:value="2882000">
            <text:p>2882000</text:p>
          </table:table-cell>
          <table:table-cell office:value-type="float" office:value="2907000">
            <text:p>2907000</text:p>
          </table:table-cell>
          <table:table-cell office:value-type="float" office:value="2901000">
            <text:p>2901000</text:p>
          </table:table-cell>
          <table:table-cell office:value-type="float" office:value="2844000">
            <text:p>2844000</text:p>
          </table:table-cell>
          <table:table-cell office:value-type="float" office:value="2910000">
            <text:p>2910000</text:p>
          </table:table-cell>
          <table:table-cell office:value-type="float" office:value="2880000">
            <text:p>2880000</text:p>
          </table:table-cell>
          <table:table-cell office:value-type="float" office:value="2858000">
            <text:p>2858000</text:p>
          </table:table-cell>
          <table:table-cell office:value-type="float" office:value="2987000">
            <text:p>2987000</text:p>
          </table:table-cell>
          <table:table-cell office:value-type="float" office:value="2849000">
            <text:p>2849000</text:p>
          </table:table-cell>
          <table:table-cell office:value-type="float" office:value="2887000">
            <text:p>2887000</text:p>
          </table:table-cell>
          <table:table-cell office:value-type="float" office:value="3030000">
            <text:p>3030000</text:p>
          </table:table-cell>
          <table:table-cell office:value-type="float" office:value="2930000">
            <text:p>2930000</text:p>
          </table:table-cell>
          <table:table-cell office:value-type="float" office:value="2879000">
            <text:p>2879000</text:p>
          </table:table-cell>
          <table:table-cell office:value-type="float" office:value="2875000">
            <text:p>2875000</text:p>
          </table:table-cell>
          <table:table-cell office:value-type="float" office:value="2933000">
            <text:p>2933000</text:p>
          </table:table-cell>
          <table:table-cell office:value-type="float" office:value="2997000">
            <text:p>2997000</text:p>
          </table:table-cell>
          <table:table-cell office:value-type="float" office:value="3376000">
            <text:p>3376000</text:p>
          </table:table-cell>
          <table:table-cell office:value-type="float" office:value="3143000">
            <text:p>3143000</text:p>
          </table:table-cell>
          <table:table-cell office:value-type="float" office:value="2885000">
            <text:p>2885000</text:p>
          </table:table-cell>
          <table:table-cell office:value-type="float" office:value="2881000">
            <text:p>2881000</text:p>
          </table:table-cell>
          <table:table-cell office:value-type="float" office:value="2832000">
            <text:p>2832000</text:p>
          </table:table-cell>
          <table:table-cell office:value-type="float" office:value="2947000">
            <text:p>2947000</text:p>
          </table:table-cell>
          <table:table-cell office:value-type="float" office:value="2883000">
            <text:p>2883000</text:p>
          </table:table-cell>
          <table:table-cell office:value-type="float" office:value="2903000">
            <text:p>2903000</text:p>
          </table:table-cell>
          <table:table-cell office:value-type="float" office:value="2938000">
            <text:p>2938000</text:p>
          </table:table-cell>
          <table:table-cell office:value-type="float" office:value="2900000">
            <text:p>2900000</text:p>
          </table:table-cell>
          <table:table-cell office:value-type="float" office:value="2952000">
            <text:p>2952000</text:p>
          </table:table-cell>
          <table:table-cell office:value-type="float" office:value="2853000">
            <text:p>2853000</text:p>
          </table:table-cell>
          <table:table-cell office:value-type="float" office:value="2893000">
            <text:p>2893000</text:p>
          </table:table-cell>
          <table:table-cell office:value-type="float" office:value="2979000">
            <text:p>2979000</text:p>
          </table:table-cell>
          <table:table-cell office:value-type="float" office:value="2863000">
            <text:p>2863000</text:p>
          </table:table-cell>
          <table:table-cell office:value-type="float" office:value="2896000">
            <text:p>2896000</text:p>
          </table:table-cell>
          <table:table-cell office:value-type="float" office:value="2977000">
            <text:p>2977000</text:p>
          </table:table-cell>
          <table:table-cell office:value-type="float" office:value="2898000">
            <text:p>2898000</text:p>
          </table:table-cell>
          <table:table-cell office:value-type="float" office:value="2850000">
            <text:p>2850000</text:p>
          </table:table-cell>
          <table:table-cell office:value-type="float" office:value="2824000">
            <text:p>2824000</text:p>
          </table:table-cell>
          <table:table-cell office:value-type="float" office:value="2894000">
            <text:p>2894000</text:p>
          </table:table-cell>
          <table:table-cell office:value-type="float" office:value="2919000">
            <text:p>2919000</text:p>
          </table:table-cell>
          <table:table-cell office:value-type="float" office:value="2947000">
            <text:p>2947000</text:p>
          </table:table-cell>
          <table:table-cell office:value-type="float" office:value="2870000">
            <text:p>2870000</text:p>
          </table:table-cell>
          <table:table-cell office:value-type="float" office:value="2971000">
            <text:p>2971000</text:p>
          </table:table-cell>
          <table:table-cell office:value-type="float" office:value="2875000">
            <text:p>2875000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AVERAGE([.A37:.AX37])" office:value-type="float" office:value="2919360">
            <text:p>2919360</text:p>
          </table:table-cell>
          <table:table-cell table:formula="of:=[.BB37]/([.BA37]^2)" office:value-type="float" office:value="1824.6">
            <text:p>1824,6</text:p>
          </table:table-cell>
        </table:table-row>
        <table:table-row table:style-name="ro1">
          <table:table-cell office:value-type="float" office:value="3004000">
            <text:p>3004000</text:p>
          </table:table-cell>
          <table:table-cell office:value-type="float" office:value="3058000">
            <text:p>3058000</text:p>
          </table:table-cell>
          <table:table-cell office:value-type="float" office:value="3162000">
            <text:p>3162000</text:p>
          </table:table-cell>
          <table:table-cell office:value-type="float" office:value="3036000">
            <text:p>3036000</text:p>
          </table:table-cell>
          <table:table-cell office:value-type="float" office:value="3006000">
            <text:p>3006000</text:p>
          </table:table-cell>
          <table:table-cell office:value-type="float" office:value="3011000">
            <text:p>3011000</text:p>
          </table:table-cell>
          <table:table-cell office:value-type="float" office:value="4495000">
            <text:p>4495000</text:p>
          </table:table-cell>
          <table:table-cell office:value-type="float" office:value="3037000">
            <text:p>3037000</text:p>
          </table:table-cell>
          <table:table-cell office:value-type="float" office:value="2978000">
            <text:p>2978000</text:p>
          </table:table-cell>
          <table:table-cell office:value-type="float" office:value="3028000">
            <text:p>3028000</text:p>
          </table:table-cell>
          <table:table-cell office:value-type="float" office:value="3010000">
            <text:p>3010000</text:p>
          </table:table-cell>
          <table:table-cell office:value-type="float" office:value="2981000">
            <text:p>2981000</text:p>
          </table:table-cell>
          <table:table-cell office:value-type="float" office:value="3065000">
            <text:p>3065000</text:p>
          </table:table-cell>
          <table:table-cell office:value-type="float" office:value="3077000">
            <text:p>3077000</text:p>
          </table:table-cell>
          <table:table-cell office:value-type="float" office:value="3133000">
            <text:p>3133000</text:p>
          </table:table-cell>
          <table:table-cell office:value-type="float" office:value="3058000">
            <text:p>3058000</text:p>
          </table:table-cell>
          <table:table-cell office:value-type="float" office:value="3054000">
            <text:p>3054000</text:p>
          </table:table-cell>
          <table:table-cell office:value-type="float" office:value="3065000">
            <text:p>3065000</text:p>
          </table:table-cell>
          <table:table-cell office:value-type="float" office:value="3034000">
            <text:p>3034000</text:p>
          </table:table-cell>
          <table:table-cell office:value-type="float" office:value="3005000">
            <text:p>3005000</text:p>
          </table:table-cell>
          <table:table-cell office:value-type="float" office:value="3047000">
            <text:p>3047000</text:p>
          </table:table-cell>
          <table:table-cell office:value-type="float" office:value="3027000">
            <text:p>3027000</text:p>
          </table:table-cell>
          <table:table-cell office:value-type="float" office:value="3000000">
            <text:p>3000000</text:p>
          </table:table-cell>
          <table:table-cell office:value-type="float" office:value="3059000">
            <text:p>3059000</text:p>
          </table:table-cell>
          <table:table-cell office:value-type="float" office:value="3081000">
            <text:p>3081000</text:p>
          </table:table-cell>
          <table:table-cell office:value-type="float" office:value="2961000">
            <text:p>2961000</text:p>
          </table:table-cell>
          <table:table-cell office:value-type="float" office:value="3012000">
            <text:p>3012000</text:p>
          </table:table-cell>
          <table:table-cell office:value-type="float" office:value="3051000">
            <text:p>3051000</text:p>
          </table:table-cell>
          <table:table-cell office:value-type="float" office:value="3047000">
            <text:p>3047000</text:p>
          </table:table-cell>
          <table:table-cell office:value-type="float" office:value="2984000">
            <text:p>2984000</text:p>
          </table:table-cell>
          <table:table-cell office:value-type="float" office:value="3031000">
            <text:p>3031000</text:p>
          </table:table-cell>
          <table:table-cell office:value-type="float" office:value="3053000">
            <text:p>3053000</text:p>
          </table:table-cell>
          <table:table-cell office:value-type="float" office:value="3149000">
            <text:p>3149000</text:p>
          </table:table-cell>
          <table:table-cell office:value-type="float" office:value="3051000">
            <text:p>3051000</text:p>
          </table:table-cell>
          <table:table-cell office:value-type="float" office:value="3050000">
            <text:p>3050000</text:p>
          </table:table-cell>
          <table:table-cell office:value-type="float" office:value="3033000">
            <text:p>3033000</text:p>
          </table:table-cell>
          <table:table-cell office:value-type="float" office:value="3080000">
            <text:p>3080000</text:p>
          </table:table-cell>
          <table:table-cell office:value-type="float" office:value="2986000">
            <text:p>2986000</text:p>
          </table:table-cell>
          <table:table-cell office:value-type="float" office:value="3045000">
            <text:p>3045000</text:p>
          </table:table-cell>
          <table:table-cell office:value-type="float" office:value="3100000">
            <text:p>3100000</text:p>
          </table:table-cell>
          <table:table-cell office:value-type="float" office:value="2987000">
            <text:p>2987000</text:p>
          </table:table-cell>
          <table:table-cell office:value-type="float" office:value="3047000">
            <text:p>3047000</text:p>
          </table:table-cell>
          <table:table-cell office:value-type="float" office:value="3017000">
            <text:p>3017000</text:p>
          </table:table-cell>
          <table:table-cell office:value-type="float" office:value="3000000">
            <text:p>3000000</text:p>
          </table:table-cell>
          <table:table-cell office:value-type="float" office:value="2999000">
            <text:p>2999000</text:p>
          </table:table-cell>
          <table:table-cell office:value-type="float" office:value="3014000">
            <text:p>3014000</text:p>
          </table:table-cell>
          <table:table-cell office:value-type="float" office:value="3071000">
            <text:p>3071000</text:p>
          </table:table-cell>
          <table:table-cell office:value-type="float" office:value="3057000">
            <text:p>3057000</text:p>
          </table:table-cell>
          <table:table-cell office:value-type="float" office:value="3048000">
            <text:p>3048000</text:p>
          </table:table-cell>
          <table:table-cell office:value-type="float" office:value="3015000">
            <text:p>3015000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AVERAGE([.A38:.AX38])" office:value-type="float" office:value="3067980">
            <text:p>3067980</text:p>
          </table:table-cell>
          <table:table-cell table:formula="of:=[.BB38]/([.BA38]^2)" office:value-type="float" office:value="1825.09220701963">
            <text:p>1825,0922070196</text:p>
          </table:table-cell>
        </table:table-row>
        <table:table-row table:style-name="ro1">
          <table:table-cell office:value-type="float" office:value="3148000">
            <text:p>3148000</text:p>
          </table:table-cell>
          <table:table-cell office:value-type="float" office:value="3153000">
            <text:p>3153000</text:p>
          </table:table-cell>
          <table:table-cell office:value-type="float" office:value="3178000">
            <text:p>3178000</text:p>
          </table:table-cell>
          <table:table-cell office:value-type="float" office:value="3257000">
            <text:p>3257000</text:p>
          </table:table-cell>
          <table:table-cell office:value-type="float" office:value="3207000">
            <text:p>3207000</text:p>
          </table:table-cell>
          <table:table-cell office:value-type="float" office:value="3130000">
            <text:p>3130000</text:p>
          </table:table-cell>
          <table:table-cell office:value-type="float" office:value="3189000">
            <text:p>3189000</text:p>
          </table:table-cell>
          <table:table-cell office:value-type="float" office:value="3131000">
            <text:p>3131000</text:p>
          </table:table-cell>
          <table:table-cell office:value-type="float" office:value="3188000">
            <text:p>3188000</text:p>
          </table:table-cell>
          <table:table-cell office:value-type="float" office:value="3164000">
            <text:p>3164000</text:p>
          </table:table-cell>
          <table:table-cell office:value-type="float" office:value="3200000">
            <text:p>3200000</text:p>
          </table:table-cell>
          <table:table-cell office:value-type="float" office:value="3257000">
            <text:p>3257000</text:p>
          </table:table-cell>
          <table:table-cell office:value-type="float" office:value="3271000">
            <text:p>3271000</text:p>
          </table:table-cell>
          <table:table-cell office:value-type="float" office:value="3113000">
            <text:p>3113000</text:p>
          </table:table-cell>
          <table:table-cell office:value-type="float" office:value="3241000">
            <text:p>3241000</text:p>
          </table:table-cell>
          <table:table-cell office:value-type="float" office:value="3142000">
            <text:p>3142000</text:p>
          </table:table-cell>
          <table:table-cell office:value-type="float" office:value="3223000">
            <text:p>3223000</text:p>
          </table:table-cell>
          <table:table-cell office:value-type="float" office:value="3123000">
            <text:p>3123000</text:p>
          </table:table-cell>
          <table:table-cell office:value-type="float" office:value="3114000">
            <text:p>3114000</text:p>
          </table:table-cell>
          <table:table-cell office:value-type="float" office:value="3140000">
            <text:p>3140000</text:p>
          </table:table-cell>
          <table:table-cell office:value-type="float" office:value="3165000">
            <text:p>3165000</text:p>
          </table:table-cell>
          <table:table-cell office:value-type="float" office:value="3154000">
            <text:p>3154000</text:p>
          </table:table-cell>
          <table:table-cell office:value-type="float" office:value="3149000">
            <text:p>3149000</text:p>
          </table:table-cell>
          <table:table-cell office:value-type="float" office:value="3184000">
            <text:p>3184000</text:p>
          </table:table-cell>
          <table:table-cell office:value-type="float" office:value="3207000">
            <text:p>3207000</text:p>
          </table:table-cell>
          <table:table-cell office:value-type="float" office:value="3258000">
            <text:p>3258000</text:p>
          </table:table-cell>
          <table:table-cell office:value-type="float" office:value="3162000">
            <text:p>3162000</text:p>
          </table:table-cell>
          <table:table-cell office:value-type="float" office:value="3151000">
            <text:p>3151000</text:p>
          </table:table-cell>
          <table:table-cell office:value-type="float" office:value="3230000">
            <text:p>3230000</text:p>
          </table:table-cell>
          <table:table-cell office:value-type="float" office:value="3229000">
            <text:p>3229000</text:p>
          </table:table-cell>
          <table:table-cell office:value-type="float" office:value="3293000">
            <text:p>3293000</text:p>
          </table:table-cell>
          <table:table-cell office:value-type="float" office:value="3181000">
            <text:p>3181000</text:p>
          </table:table-cell>
          <table:table-cell office:value-type="float" office:value="3146000">
            <text:p>3146000</text:p>
          </table:table-cell>
          <table:table-cell office:value-type="float" office:value="3246000">
            <text:p>3246000</text:p>
          </table:table-cell>
          <table:table-cell office:value-type="float" office:value="3145000">
            <text:p>3145000</text:p>
          </table:table-cell>
          <table:table-cell office:value-type="float" office:value="3139000">
            <text:p>3139000</text:p>
          </table:table-cell>
          <table:table-cell office:value-type="float" office:value="3203000">
            <text:p>3203000</text:p>
          </table:table-cell>
          <table:table-cell office:value-type="float" office:value="3128000">
            <text:p>3128000</text:p>
          </table:table-cell>
          <table:table-cell office:value-type="float" office:value="4586000">
            <text:p>4586000</text:p>
          </table:table-cell>
          <table:table-cell office:value-type="float" office:value="3152000">
            <text:p>3152000</text:p>
          </table:table-cell>
          <table:table-cell office:value-type="float" office:value="3167000">
            <text:p>3167000</text:p>
          </table:table-cell>
          <table:table-cell office:value-type="float" office:value="3142000">
            <text:p>3142000</text:p>
          </table:table-cell>
          <table:table-cell office:value-type="float" office:value="3286000">
            <text:p>3286000</text:p>
          </table:table-cell>
          <table:table-cell office:value-type="float" office:value="3139000">
            <text:p>3139000</text:p>
          </table:table-cell>
          <table:table-cell office:value-type="float" office:value="3152000">
            <text:p>3152000</text:p>
          </table:table-cell>
          <table:table-cell office:value-type="float" office:value="3149000">
            <text:p>3149000</text:p>
          </table:table-cell>
          <table:table-cell office:value-type="float" office:value="3162000">
            <text:p>3162000</text:p>
          </table:table-cell>
          <table:table-cell office:value-type="float" office:value="3353000">
            <text:p>3353000</text:p>
          </table:table-cell>
          <table:table-cell office:value-type="float" office:value="3115000">
            <text:p>3115000</text:p>
          </table:table-cell>
          <table:table-cell office:value-type="float" office:value="3134000">
            <text:p>3134000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AVERAGE([.A39:.AX39])" office:value-type="float" office:value="3209520">
            <text:p>3209520</text:p>
          </table:table-cell>
          <table:table-cell table:formula="of:=[.BB39]/([.BA39]^2)" office:value-type="float" office:value="1819.45578231293">
            <text:p>1819,4557823129</text:p>
          </table:table-cell>
        </table:table-row>
        <table:table-row table:style-name="ro1">
          <table:table-cell office:value-type="float" office:value="3341000">
            <text:p>3341000</text:p>
          </table:table-cell>
          <table:table-cell office:value-type="float" office:value="3345000">
            <text:p>3345000</text:p>
          </table:table-cell>
          <table:table-cell office:value-type="float" office:value="3411000">
            <text:p>3411000</text:p>
          </table:table-cell>
          <table:table-cell office:value-type="float" office:value="3382000">
            <text:p>3382000</text:p>
          </table:table-cell>
          <table:table-cell office:value-type="float" office:value="3246000">
            <text:p>3246000</text:p>
          </table:table-cell>
          <table:table-cell office:value-type="float" office:value="3352000">
            <text:p>3352000</text:p>
          </table:table-cell>
          <table:table-cell office:value-type="float" office:value="3364000">
            <text:p>3364000</text:p>
          </table:table-cell>
          <table:table-cell office:value-type="float" office:value="3325000">
            <text:p>3325000</text:p>
          </table:table-cell>
          <table:table-cell office:value-type="float" office:value="3291000">
            <text:p>3291000</text:p>
          </table:table-cell>
          <table:table-cell office:value-type="float" office:value="3296000">
            <text:p>3296000</text:p>
          </table:table-cell>
          <table:table-cell office:value-type="float" office:value="3300000">
            <text:p>3300000</text:p>
          </table:table-cell>
          <table:table-cell office:value-type="float" office:value="3302000">
            <text:p>3302000</text:p>
          </table:table-cell>
          <table:table-cell office:value-type="float" office:value="3349000">
            <text:p>3349000</text:p>
          </table:table-cell>
          <table:table-cell table:number-columns-repeated="2" office:value-type="float" office:value="3294000">
            <text:p>3294000</text:p>
          </table:table-cell>
          <table:table-cell office:value-type="float" office:value="3368000">
            <text:p>3368000</text:p>
          </table:table-cell>
          <table:table-cell office:value-type="float" office:value="3282000">
            <text:p>3282000</text:p>
          </table:table-cell>
          <table:table-cell office:value-type="float" office:value="3337000">
            <text:p>3337000</text:p>
          </table:table-cell>
          <table:table-cell office:value-type="float" office:value="3295000">
            <text:p>3295000</text:p>
          </table:table-cell>
          <table:table-cell office:value-type="float" office:value="3281000">
            <text:p>3281000</text:p>
          </table:table-cell>
          <table:table-cell office:value-type="float" office:value="3308000">
            <text:p>3308000</text:p>
          </table:table-cell>
          <table:table-cell office:value-type="float" office:value="3314000">
            <text:p>3314000</text:p>
          </table:table-cell>
          <table:table-cell office:value-type="float" office:value="3305000">
            <text:p>3305000</text:p>
          </table:table-cell>
          <table:table-cell office:value-type="float" office:value="3279000">
            <text:p>3279000</text:p>
          </table:table-cell>
          <table:table-cell office:value-type="float" office:value="3319000">
            <text:p>3319000</text:p>
          </table:table-cell>
          <table:table-cell office:value-type="float" office:value="3344000">
            <text:p>3344000</text:p>
          </table:table-cell>
          <table:table-cell office:value-type="float" office:value="3234000">
            <text:p>3234000</text:p>
          </table:table-cell>
          <table:table-cell office:value-type="float" office:value="3287000">
            <text:p>3287000</text:p>
          </table:table-cell>
          <table:table-cell office:value-type="float" office:value="3255000">
            <text:p>3255000</text:p>
          </table:table-cell>
          <table:table-cell office:value-type="float" office:value="3380000">
            <text:p>3380000</text:p>
          </table:table-cell>
          <table:table-cell office:value-type="float" office:value="3315000">
            <text:p>3315000</text:p>
          </table:table-cell>
          <table:table-cell office:value-type="float" office:value="3291000">
            <text:p>3291000</text:p>
          </table:table-cell>
          <table:table-cell office:value-type="float" office:value="3295000">
            <text:p>3295000</text:p>
          </table:table-cell>
          <table:table-cell office:value-type="float" office:value="3398000">
            <text:p>3398000</text:p>
          </table:table-cell>
          <table:table-cell office:value-type="float" office:value="3366000">
            <text:p>3366000</text:p>
          </table:table-cell>
          <table:table-cell office:value-type="float" office:value="3339000">
            <text:p>3339000</text:p>
          </table:table-cell>
          <table:table-cell office:value-type="float" office:value="3325000">
            <text:p>3325000</text:p>
          </table:table-cell>
          <table:table-cell office:value-type="float" office:value="3795000">
            <text:p>3795000</text:p>
          </table:table-cell>
          <table:table-cell office:value-type="float" office:value="3331000">
            <text:p>3331000</text:p>
          </table:table-cell>
          <table:table-cell office:value-type="float" office:value="3307000">
            <text:p>3307000</text:p>
          </table:table-cell>
          <table:table-cell office:value-type="float" office:value="3286000">
            <text:p>3286000</text:p>
          </table:table-cell>
          <table:table-cell office:value-type="float" office:value="3321000">
            <text:p>3321000</text:p>
          </table:table-cell>
          <table:table-cell office:value-type="float" office:value="3308000">
            <text:p>3308000</text:p>
          </table:table-cell>
          <table:table-cell office:value-type="float" office:value="3253000">
            <text:p>3253000</text:p>
          </table:table-cell>
          <table:table-cell office:value-type="float" office:value="4886000">
            <text:p>4886000</text:p>
          </table:table-cell>
          <table:table-cell office:value-type="float" office:value="3238000">
            <text:p>3238000</text:p>
          </table:table-cell>
          <table:table-cell office:value-type="float" office:value="3292000">
            <text:p>3292000</text:p>
          </table:table-cell>
          <table:table-cell office:value-type="float" office:value="3291000">
            <text:p>3291000</text:p>
          </table:table-cell>
          <table:table-cell office:value-type="float" office:value="3330000">
            <text:p>3330000</text:p>
          </table:table-cell>
          <table:table-cell office:value-type="float" office:value="3290000">
            <text:p>3290000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AVERAGE([.A40:.AX40])" office:value-type="float" office:value="3354740">
            <text:p>3354740</text:p>
          </table:table-cell>
          <table:table-cell table:formula="of:=[.BB40]/([.BA40]^2)" office:value-type="float" office:value="1814.35370470525">
            <text:p>1814,3537047053</text:p>
          </table:table-cell>
        </table:table-row>
        <table:table-row table:style-name="ro1">
          <table:table-cell office:value-type="float" office:value="3421000">
            <text:p>3421000</text:p>
          </table:table-cell>
          <table:table-cell office:value-type="float" office:value="3540000">
            <text:p>3540000</text:p>
          </table:table-cell>
          <table:table-cell office:value-type="float" office:value="3470000">
            <text:p>3470000</text:p>
          </table:table-cell>
          <table:table-cell office:value-type="float" office:value="3536000">
            <text:p>3536000</text:p>
          </table:table-cell>
          <table:table-cell office:value-type="float" office:value="3484000">
            <text:p>3484000</text:p>
          </table:table-cell>
          <table:table-cell office:value-type="float" office:value="3458000">
            <text:p>3458000</text:p>
          </table:table-cell>
          <table:table-cell office:value-type="float" office:value="3442000">
            <text:p>3442000</text:p>
          </table:table-cell>
          <table:table-cell office:value-type="float" office:value="3638000">
            <text:p>3638000</text:p>
          </table:table-cell>
          <table:table-cell office:value-type="float" office:value="3487000">
            <text:p>3487000</text:p>
          </table:table-cell>
          <table:table-cell office:value-type="float" office:value="3499000">
            <text:p>3499000</text:p>
          </table:table-cell>
          <table:table-cell office:value-type="float" office:value="3550000">
            <text:p>3550000</text:p>
          </table:table-cell>
          <table:table-cell office:value-type="float" office:value="3508000">
            <text:p>3508000</text:p>
          </table:table-cell>
          <table:table-cell office:value-type="float" office:value="3610000">
            <text:p>3610000</text:p>
          </table:table-cell>
          <table:table-cell office:value-type="float" office:value="3432000">
            <text:p>3432000</text:p>
          </table:table-cell>
          <table:table-cell office:value-type="float" office:value="3452000">
            <text:p>3452000</text:p>
          </table:table-cell>
          <table:table-cell office:value-type="float" office:value="3459000">
            <text:p>3459000</text:p>
          </table:table-cell>
          <table:table-cell office:value-type="float" office:value="3528000">
            <text:p>3528000</text:p>
          </table:table-cell>
          <table:table-cell office:value-type="float" office:value="3427000">
            <text:p>3427000</text:p>
          </table:table-cell>
          <table:table-cell office:value-type="float" office:value="3426000">
            <text:p>3426000</text:p>
          </table:table-cell>
          <table:table-cell office:value-type="float" office:value="3464000">
            <text:p>3464000</text:p>
          </table:table-cell>
          <table:table-cell office:value-type="float" office:value="3424000">
            <text:p>3424000</text:p>
          </table:table-cell>
          <table:table-cell office:value-type="float" office:value="3457000">
            <text:p>3457000</text:p>
          </table:table-cell>
          <table:table-cell office:value-type="float" office:value="3499000">
            <text:p>3499000</text:p>
          </table:table-cell>
          <table:table-cell office:value-type="float" office:value="3451000">
            <text:p>3451000</text:p>
          </table:table-cell>
          <table:table-cell office:value-type="float" office:value="3521000">
            <text:p>3521000</text:p>
          </table:table-cell>
          <table:table-cell office:value-type="float" office:value="3470000">
            <text:p>3470000</text:p>
          </table:table-cell>
          <table:table-cell office:value-type="float" office:value="3475000">
            <text:p>3475000</text:p>
          </table:table-cell>
          <table:table-cell office:value-type="float" office:value="3458000">
            <text:p>3458000</text:p>
          </table:table-cell>
          <table:table-cell office:value-type="float" office:value="3484000">
            <text:p>3484000</text:p>
          </table:table-cell>
          <table:table-cell office:value-type="float" office:value="3378000">
            <text:p>3378000</text:p>
          </table:table-cell>
          <table:table-cell office:value-type="float" office:value="3475000">
            <text:p>3475000</text:p>
          </table:table-cell>
          <table:table-cell office:value-type="float" office:value="3536000">
            <text:p>3536000</text:p>
          </table:table-cell>
          <table:table-cell office:value-type="float" office:value="3427000">
            <text:p>3427000</text:p>
          </table:table-cell>
          <table:table-cell office:value-type="float" office:value="3590000">
            <text:p>3590000</text:p>
          </table:table-cell>
          <table:table-cell office:value-type="float" office:value="3439000">
            <text:p>3439000</text:p>
          </table:table-cell>
          <table:table-cell office:value-type="float" office:value="3437000">
            <text:p>3437000</text:p>
          </table:table-cell>
          <table:table-cell office:value-type="float" office:value="3478000">
            <text:p>3478000</text:p>
          </table:table-cell>
          <table:table-cell office:value-type="float" office:value="3449000">
            <text:p>3449000</text:p>
          </table:table-cell>
          <table:table-cell office:value-type="float" office:value="3421000">
            <text:p>3421000</text:p>
          </table:table-cell>
          <table:table-cell office:value-type="float" office:value="3396000">
            <text:p>3396000</text:p>
          </table:table-cell>
          <table:table-cell office:value-type="float" office:value="3456000">
            <text:p>3456000</text:p>
          </table:table-cell>
          <table:table-cell office:value-type="float" office:value="3740000">
            <text:p>3740000</text:p>
          </table:table-cell>
          <table:table-cell office:value-type="float" office:value="3399000">
            <text:p>3399000</text:p>
          </table:table-cell>
          <table:table-cell office:value-type="float" office:value="3589000">
            <text:p>3589000</text:p>
          </table:table-cell>
          <table:table-cell office:value-type="float" office:value="3481000">
            <text:p>3481000</text:p>
          </table:table-cell>
          <table:table-cell office:value-type="float" office:value="3457000">
            <text:p>3457000</text:p>
          </table:table-cell>
          <table:table-cell office:value-type="float" office:value="3463000">
            <text:p>3463000</text:p>
          </table:table-cell>
          <table:table-cell office:value-type="float" office:value="3450000">
            <text:p>3450000</text:p>
          </table:table-cell>
          <table:table-cell office:value-type="float" office:value="5235000">
            <text:p>5235000</text:p>
          </table:table-cell>
          <table:table-cell office:value-type="float" office:value="3430000">
            <text:p>3430000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AVERAGE([.A41:.AX41])" office:value-type="float" office:value="3515920">
            <text:p>3515920</text:p>
          </table:table-cell>
          <table:table-cell table:formula="of:=[.BB41]/([.BA41]^2)" office:value-type="float" office:value="1816.07438016529">
            <text:p>1816,0743801653</text:p>
          </table:table-cell>
        </table:table-row>
        <table:table-row table:style-name="ro1">
          <table:table-cell office:value-type="float" office:value="3665000">
            <text:p>3665000</text:p>
          </table:table-cell>
          <table:table-cell office:value-type="float" office:value="3654000">
            <text:p>3654000</text:p>
          </table:table-cell>
          <table:table-cell office:value-type="float" office:value="3618000">
            <text:p>3618000</text:p>
          </table:table-cell>
          <table:table-cell office:value-type="float" office:value="3574000">
            <text:p>3574000</text:p>
          </table:table-cell>
          <table:table-cell office:value-type="float" office:value="3808000">
            <text:p>3808000</text:p>
          </table:table-cell>
          <table:table-cell office:value-type="float" office:value="3583000">
            <text:p>3583000</text:p>
          </table:table-cell>
          <table:table-cell office:value-type="float" office:value="3691000">
            <text:p>3691000</text:p>
          </table:table-cell>
          <table:table-cell table:number-columns-repeated="2" office:value-type="float" office:value="3603000">
            <text:p>3603000</text:p>
          </table:table-cell>
          <table:table-cell office:value-type="float" office:value="3664000">
            <text:p>3664000</text:p>
          </table:table-cell>
          <table:table-cell office:value-type="float" office:value="3611000">
            <text:p>3611000</text:p>
          </table:table-cell>
          <table:table-cell office:value-type="float" office:value="3574000">
            <text:p>3574000</text:p>
          </table:table-cell>
          <table:table-cell office:value-type="float" office:value="3598000">
            <text:p>3598000</text:p>
          </table:table-cell>
          <table:table-cell office:value-type="float" office:value="3631000">
            <text:p>3631000</text:p>
          </table:table-cell>
          <table:table-cell office:value-type="float" office:value="3554000">
            <text:p>3554000</text:p>
          </table:table-cell>
          <table:table-cell office:value-type="float" office:value="3598000">
            <text:p>3598000</text:p>
          </table:table-cell>
          <table:table-cell office:value-type="float" office:value="3652000">
            <text:p>3652000</text:p>
          </table:table-cell>
          <table:table-cell office:value-type="float" office:value="3571000">
            <text:p>3571000</text:p>
          </table:table-cell>
          <table:table-cell office:value-type="float" office:value="3581000">
            <text:p>3581000</text:p>
          </table:table-cell>
          <table:table-cell office:value-type="float" office:value="3606000">
            <text:p>3606000</text:p>
          </table:table-cell>
          <table:table-cell office:value-type="float" office:value="3753000">
            <text:p>3753000</text:p>
          </table:table-cell>
          <table:table-cell office:value-type="float" office:value="3593000">
            <text:p>3593000</text:p>
          </table:table-cell>
          <table:table-cell office:value-type="float" office:value="3708000">
            <text:p>3708000</text:p>
          </table:table-cell>
          <table:table-cell office:value-type="float" office:value="3617000">
            <text:p>3617000</text:p>
          </table:table-cell>
          <table:table-cell office:value-type="float" office:value="3656000">
            <text:p>3656000</text:p>
          </table:table-cell>
          <table:table-cell office:value-type="float" office:value="3628000">
            <text:p>3628000</text:p>
          </table:table-cell>
          <table:table-cell office:value-type="float" office:value="3748000">
            <text:p>3748000</text:p>
          </table:table-cell>
          <table:table-cell office:value-type="float" office:value="3558000">
            <text:p>3558000</text:p>
          </table:table-cell>
          <table:table-cell office:value-type="float" office:value="3552000">
            <text:p>3552000</text:p>
          </table:table-cell>
          <table:table-cell office:value-type="float" office:value="3723000">
            <text:p>3723000</text:p>
          </table:table-cell>
          <table:table-cell office:value-type="float" office:value="3565000">
            <text:p>3565000</text:p>
          </table:table-cell>
          <table:table-cell office:value-type="float" office:value="3572000">
            <text:p>3572000</text:p>
          </table:table-cell>
          <table:table-cell office:value-type="float" office:value="3686000">
            <text:p>3686000</text:p>
          </table:table-cell>
          <table:table-cell office:value-type="float" office:value="3591000">
            <text:p>3591000</text:p>
          </table:table-cell>
          <table:table-cell office:value-type="float" office:value="3828000">
            <text:p>3828000</text:p>
          </table:table-cell>
          <table:table-cell office:value-type="float" office:value="3592000">
            <text:p>3592000</text:p>
          </table:table-cell>
          <table:table-cell office:value-type="float" office:value="3648000">
            <text:p>3648000</text:p>
          </table:table-cell>
          <table:table-cell office:value-type="float" office:value="3647000">
            <text:p>3647000</text:p>
          </table:table-cell>
          <table:table-cell office:value-type="float" office:value="3585000">
            <text:p>3585000</text:p>
          </table:table-cell>
          <table:table-cell office:value-type="float" office:value="3572000">
            <text:p>3572000</text:p>
          </table:table-cell>
          <table:table-cell office:value-type="float" office:value="3579000">
            <text:p>3579000</text:p>
          </table:table-cell>
          <table:table-cell office:value-type="float" office:value="3557000">
            <text:p>3557000</text:p>
          </table:table-cell>
          <table:table-cell office:value-type="float" office:value="3568000">
            <text:p>3568000</text:p>
          </table:table-cell>
          <table:table-cell office:value-type="float" office:value="3565000">
            <text:p>3565000</text:p>
          </table:table-cell>
          <table:table-cell office:value-type="float" office:value="3611000">
            <text:p>3611000</text:p>
          </table:table-cell>
          <table:table-cell office:value-type="float" office:value="3618000">
            <text:p>3618000</text:p>
          </table:table-cell>
          <table:table-cell office:value-type="float" office:value="3758000">
            <text:p>3758000</text:p>
          </table:table-cell>
          <table:table-cell office:value-type="float" office:value="3568000">
            <text:p>3568000</text:p>
          </table:table-cell>
          <table:table-cell office:value-type="float" office:value="3885000">
            <text:p>3885000</text:p>
          </table:table-cell>
          <table:table-cell office:value-type="float" office:value="3950000">
            <text:p>3950000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AVERAGE([.A42:.AX42])" office:value-type="float" office:value="3638400">
            <text:p>3638400</text:p>
          </table:table-cell>
          <table:table-cell table:formula="of:=[.BB42]/([.BA42]^2)" office:value-type="float" office:value="1796.74074074074">
            <text:p>1796,7407407407</text:p>
          </table:table-cell>
        </table:table-row>
        <table:table-row table:style-name="ro1">
          <table:table-cell office:value-type="float" office:value="5683000">
            <text:p>5683000</text:p>
          </table:table-cell>
          <table:table-cell office:value-type="float" office:value="3813000">
            <text:p>3813000</text:p>
          </table:table-cell>
          <table:table-cell office:value-type="float" office:value="3754000">
            <text:p>3754000</text:p>
          </table:table-cell>
          <table:table-cell office:value-type="float" office:value="3695000">
            <text:p>3695000</text:p>
          </table:table-cell>
          <table:table-cell office:value-type="float" office:value="3771000">
            <text:p>3771000</text:p>
          </table:table-cell>
          <table:table-cell office:value-type="float" office:value="3813000">
            <text:p>3813000</text:p>
          </table:table-cell>
          <table:table-cell office:value-type="float" office:value="3735000">
            <text:p>3735000</text:p>
          </table:table-cell>
          <table:table-cell office:value-type="float" office:value="3825000">
            <text:p>3825000</text:p>
          </table:table-cell>
          <table:table-cell office:value-type="float" office:value="3772000">
            <text:p>3772000</text:p>
          </table:table-cell>
          <table:table-cell office:value-type="float" office:value="3894000">
            <text:p>3894000</text:p>
          </table:table-cell>
          <table:table-cell office:value-type="float" office:value="3718000">
            <text:p>3718000</text:p>
          </table:table-cell>
          <table:table-cell office:value-type="float" office:value="3719000">
            <text:p>3719000</text:p>
          </table:table-cell>
          <table:table-cell office:value-type="float" office:value="3802000">
            <text:p>3802000</text:p>
          </table:table-cell>
          <table:table-cell office:value-type="float" office:value="3762000">
            <text:p>3762000</text:p>
          </table:table-cell>
          <table:table-cell office:value-type="float" office:value="3728000">
            <text:p>3728000</text:p>
          </table:table-cell>
          <table:table-cell office:value-type="float" office:value="3793000">
            <text:p>3793000</text:p>
          </table:table-cell>
          <table:table-cell office:value-type="float" office:value="3753000">
            <text:p>3753000</text:p>
          </table:table-cell>
          <table:table-cell office:value-type="float" office:value="3688000">
            <text:p>3688000</text:p>
          </table:table-cell>
          <table:table-cell office:value-type="float" office:value="3749000">
            <text:p>3749000</text:p>
          </table:table-cell>
          <table:table-cell office:value-type="float" office:value="3724000">
            <text:p>3724000</text:p>
          </table:table-cell>
          <table:table-cell office:value-type="float" office:value="3755000">
            <text:p>3755000</text:p>
          </table:table-cell>
          <table:table-cell office:value-type="float" office:value="3908000">
            <text:p>3908000</text:p>
          </table:table-cell>
          <table:table-cell office:value-type="float" office:value="3739000">
            <text:p>3739000</text:p>
          </table:table-cell>
          <table:table-cell office:value-type="float" office:value="3770000">
            <text:p>3770000</text:p>
          </table:table-cell>
          <table:table-cell office:value-type="float" office:value="3807000">
            <text:p>3807000</text:p>
          </table:table-cell>
          <table:table-cell office:value-type="float" office:value="3750000">
            <text:p>3750000</text:p>
          </table:table-cell>
          <table:table-cell office:value-type="float" office:value="3770000">
            <text:p>3770000</text:p>
          </table:table-cell>
          <table:table-cell office:value-type="float" office:value="3759000">
            <text:p>3759000</text:p>
          </table:table-cell>
          <table:table-cell office:value-type="float" office:value="3733000">
            <text:p>3733000</text:p>
          </table:table-cell>
          <table:table-cell office:value-type="float" office:value="3716000">
            <text:p>3716000</text:p>
          </table:table-cell>
          <table:table-cell office:value-type="float" office:value="3752000">
            <text:p>3752000</text:p>
          </table:table-cell>
          <table:table-cell office:value-type="float" office:value="3756000">
            <text:p>3756000</text:p>
          </table:table-cell>
          <table:table-cell office:value-type="float" office:value="3799000">
            <text:p>3799000</text:p>
          </table:table-cell>
          <table:table-cell office:value-type="float" office:value="3908000">
            <text:p>3908000</text:p>
          </table:table-cell>
          <table:table-cell office:value-type="float" office:value="3716000">
            <text:p>3716000</text:p>
          </table:table-cell>
          <table:table-cell office:value-type="float" office:value="3834000">
            <text:p>3834000</text:p>
          </table:table-cell>
          <table:table-cell office:value-type="float" office:value="3763000">
            <text:p>3763000</text:p>
          </table:table-cell>
          <table:table-cell office:value-type="float" office:value="3705000">
            <text:p>3705000</text:p>
          </table:table-cell>
          <table:table-cell table:number-columns-repeated="2" office:value-type="float" office:value="3756000">
            <text:p>3756000</text:p>
          </table:table-cell>
          <table:table-cell office:value-type="float" office:value="3791000">
            <text:p>3791000</text:p>
          </table:table-cell>
          <table:table-cell office:value-type="float" office:value="3930000">
            <text:p>3930000</text:p>
          </table:table-cell>
          <table:table-cell office:value-type="float" office:value="3891000">
            <text:p>3891000</text:p>
          </table:table-cell>
          <table:table-cell office:value-type="float" office:value="3821000">
            <text:p>3821000</text:p>
          </table:table-cell>
          <table:table-cell office:value-type="float" office:value="3781000">
            <text:p>3781000</text:p>
          </table:table-cell>
          <table:table-cell office:value-type="float" office:value="3919000">
            <text:p>3919000</text:p>
          </table:table-cell>
          <table:table-cell office:value-type="float" office:value="3794000">
            <text:p>3794000</text:p>
          </table:table-cell>
          <table:table-cell office:value-type="float" office:value="3783000">
            <text:p>3783000</text:p>
          </table:table-cell>
          <table:table-cell office:value-type="float" office:value="3756000">
            <text:p>3756000</text:p>
          </table:table-cell>
          <table:table-cell office:value-type="float" office:value="3831000">
            <text:p>3831000</text:p>
          </table:table-cell>
          <table:table-cell table:number-columns-repeated="2"/>
          <table:table-cell office:value-type="float" office:value="46">
            <text:p>46</text:p>
          </table:table-cell>
          <table:table-cell table:formula="of:=AVERAGE([.A43:.AX43])" office:value-type="float" office:value="3818800">
            <text:p>3818800</text:p>
          </table:table-cell>
          <table:table-cell table:formula="of:=[.BB43]/([.BA43]^2)" office:value-type="float" office:value="1804.72589792061">
            <text:p>1804,7258979206</text:p>
          </table:table-cell>
        </table:table-row>
        <table:table-row table:style-name="ro1">
          <table:table-cell office:value-type="float" office:value="3944000">
            <text:p>3944000</text:p>
          </table:table-cell>
          <table:table-cell office:value-type="float" office:value="3947000">
            <text:p>3947000</text:p>
          </table:table-cell>
          <table:table-cell office:value-type="float" office:value="3860000">
            <text:p>3860000</text:p>
          </table:table-cell>
          <table:table-cell office:value-type="float" office:value="4076000">
            <text:p>4076000</text:p>
          </table:table-cell>
          <table:table-cell office:value-type="float" office:value="4075000">
            <text:p>4075000</text:p>
          </table:table-cell>
          <table:table-cell office:value-type="float" office:value="4079000">
            <text:p>4079000</text:p>
          </table:table-cell>
          <table:table-cell office:value-type="float" office:value="4043000">
            <text:p>4043000</text:p>
          </table:table-cell>
          <table:table-cell office:value-type="float" office:value="3869000">
            <text:p>3869000</text:p>
          </table:table-cell>
          <table:table-cell office:value-type="float" office:value="3975000">
            <text:p>3975000</text:p>
          </table:table-cell>
          <table:table-cell office:value-type="float" office:value="3894000">
            <text:p>3894000</text:p>
          </table:table-cell>
          <table:table-cell office:value-type="float" office:value="3870000">
            <text:p>3870000</text:p>
          </table:table-cell>
          <table:table-cell office:value-type="float" office:value="3889000">
            <text:p>3889000</text:p>
          </table:table-cell>
          <table:table-cell office:value-type="float" office:value="4099000">
            <text:p>4099000</text:p>
          </table:table-cell>
          <table:table-cell office:value-type="float" office:value="3939000">
            <text:p>3939000</text:p>
          </table:table-cell>
          <table:table-cell office:value-type="float" office:value="3950000">
            <text:p>3950000</text:p>
          </table:table-cell>
          <table:table-cell office:value-type="float" office:value="3879000">
            <text:p>3879000</text:p>
          </table:table-cell>
          <table:table-cell office:value-type="float" office:value="3971000">
            <text:p>3971000</text:p>
          </table:table-cell>
          <table:table-cell office:value-type="float" office:value="3926000">
            <text:p>3926000</text:p>
          </table:table-cell>
          <table:table-cell office:value-type="float" office:value="3948000">
            <text:p>3948000</text:p>
          </table:table-cell>
          <table:table-cell office:value-type="float" office:value="3917000">
            <text:p>3917000</text:p>
          </table:table-cell>
          <table:table-cell office:value-type="float" office:value="3959000">
            <text:p>3959000</text:p>
          </table:table-cell>
          <table:table-cell office:value-type="float" office:value="3891000">
            <text:p>3891000</text:p>
          </table:table-cell>
          <table:table-cell office:value-type="float" office:value="3915000">
            <text:p>3915000</text:p>
          </table:table-cell>
          <table:table-cell office:value-type="float" office:value="3871000">
            <text:p>3871000</text:p>
          </table:table-cell>
          <table:table-cell office:value-type="float" office:value="3915000">
            <text:p>3915000</text:p>
          </table:table-cell>
          <table:table-cell office:value-type="float" office:value="3920000">
            <text:p>3920000</text:p>
          </table:table-cell>
          <table:table-cell office:value-type="float" office:value="3893000">
            <text:p>3893000</text:p>
          </table:table-cell>
          <table:table-cell office:value-type="float" office:value="3876000">
            <text:p>3876000</text:p>
          </table:table-cell>
          <table:table-cell office:value-type="float" office:value="3877000">
            <text:p>3877000</text:p>
          </table:table-cell>
          <table:table-cell office:value-type="float" office:value="3895000">
            <text:p>3895000</text:p>
          </table:table-cell>
          <table:table-cell office:value-type="float" office:value="4016000">
            <text:p>4016000</text:p>
          </table:table-cell>
          <table:table-cell office:value-type="float" office:value="3912000">
            <text:p>3912000</text:p>
          </table:table-cell>
          <table:table-cell office:value-type="float" office:value="3928000">
            <text:p>3928000</text:p>
          </table:table-cell>
          <table:table-cell office:value-type="float" office:value="3846000">
            <text:p>3846000</text:p>
          </table:table-cell>
          <table:table-cell office:value-type="float" office:value="3911000">
            <text:p>3911000</text:p>
          </table:table-cell>
          <table:table-cell office:value-type="float" office:value="3915000">
            <text:p>3915000</text:p>
          </table:table-cell>
          <table:table-cell office:value-type="float" office:value="3913000">
            <text:p>3913000</text:p>
          </table:table-cell>
          <table:table-cell office:value-type="float" office:value="3886000">
            <text:p>3886000</text:p>
          </table:table-cell>
          <table:table-cell office:value-type="float" office:value="3894000">
            <text:p>3894000</text:p>
          </table:table-cell>
          <table:table-cell office:value-type="float" office:value="4054000">
            <text:p>4054000</text:p>
          </table:table-cell>
          <table:table-cell office:value-type="float" office:value="3917000">
            <text:p>3917000</text:p>
          </table:table-cell>
          <table:table-cell office:value-type="float" office:value="3992000">
            <text:p>3992000</text:p>
          </table:table-cell>
          <table:table-cell office:value-type="float" office:value="4009000">
            <text:p>4009000</text:p>
          </table:table-cell>
          <table:table-cell office:value-type="float" office:value="3881000">
            <text:p>3881000</text:p>
          </table:table-cell>
          <table:table-cell office:value-type="float" office:value="3891000">
            <text:p>3891000</text:p>
          </table:table-cell>
          <table:table-cell office:value-type="float" office:value="3900000">
            <text:p>3900000</text:p>
          </table:table-cell>
          <table:table-cell office:value-type="float" office:value="3944000">
            <text:p>3944000</text:p>
          </table:table-cell>
          <table:table-cell office:value-type="float" office:value="4006000">
            <text:p>4006000</text:p>
          </table:table-cell>
          <table:table-cell office:value-type="float" office:value="3897000">
            <text:p>3897000</text:p>
          </table:table-cell>
          <table:table-cell office:value-type="float" office:value="3959000">
            <text:p>3959000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AVERAGE([.A44:.AX44])" office:value-type="float" office:value="3936660">
            <text:p>3936660</text:p>
          </table:table-cell>
          <table:table-cell table:formula="of:=[.BB44]/([.BA44]^2)" office:value-type="float" office:value="1782.10049796288">
            <text:p>1782,1004979629</text:p>
          </table:table-cell>
        </table:table-row>
        <table:table-row table:style-name="ro1">
          <table:table-cell office:value-type="float" office:value="5505000">
            <text:p>5505000</text:p>
          </table:table-cell>
          <table:table-cell office:value-type="float" office:value="4053000">
            <text:p>4053000</text:p>
          </table:table-cell>
          <table:table-cell office:value-type="float" office:value="4149000">
            <text:p>4149000</text:p>
          </table:table-cell>
          <table:table-cell office:value-type="float" office:value="4072000">
            <text:p>4072000</text:p>
          </table:table-cell>
          <table:table-cell office:value-type="float" office:value="4092000">
            <text:p>4092000</text:p>
          </table:table-cell>
          <table:table-cell office:value-type="float" office:value="4099000">
            <text:p>4099000</text:p>
          </table:table-cell>
          <table:table-cell office:value-type="float" office:value="4064000">
            <text:p>4064000</text:p>
          </table:table-cell>
          <table:table-cell office:value-type="float" office:value="4188000">
            <text:p>4188000</text:p>
          </table:table-cell>
          <table:table-cell office:value-type="float" office:value="4104000">
            <text:p>4104000</text:p>
          </table:table-cell>
          <table:table-cell office:value-type="float" office:value="4179000">
            <text:p>4179000</text:p>
          </table:table-cell>
          <table:table-cell office:value-type="float" office:value="4068000">
            <text:p>4068000</text:p>
          </table:table-cell>
          <table:table-cell office:value-type="float" office:value="4058000">
            <text:p>4058000</text:p>
          </table:table-cell>
          <table:table-cell office:value-type="float" office:value="4075000">
            <text:p>4075000</text:p>
          </table:table-cell>
          <table:table-cell office:value-type="float" office:value="4029000">
            <text:p>4029000</text:p>
          </table:table-cell>
          <table:table-cell office:value-type="float" office:value="4041000">
            <text:p>4041000</text:p>
          </table:table-cell>
          <table:table-cell office:value-type="float" office:value="4242000">
            <text:p>4242000</text:p>
          </table:table-cell>
          <table:table-cell office:value-type="float" office:value="4088000">
            <text:p>4088000</text:p>
          </table:table-cell>
          <table:table-cell office:value-type="float" office:value="4011000">
            <text:p>4011000</text:p>
          </table:table-cell>
          <table:table-cell office:value-type="float" office:value="4077000">
            <text:p>4077000</text:p>
          </table:table-cell>
          <table:table-cell office:value-type="float" office:value="4083000">
            <text:p>4083000</text:p>
          </table:table-cell>
          <table:table-cell office:value-type="float" office:value="4117000">
            <text:p>4117000</text:p>
          </table:table-cell>
          <table:table-cell office:value-type="float" office:value="4083000">
            <text:p>4083000</text:p>
          </table:table-cell>
          <table:table-cell office:value-type="float" office:value="4038000">
            <text:p>4038000</text:p>
          </table:table-cell>
          <table:table-cell office:value-type="float" office:value="4113000">
            <text:p>4113000</text:p>
          </table:table-cell>
          <table:table-cell office:value-type="float" office:value="4041000">
            <text:p>4041000</text:p>
          </table:table-cell>
          <table:table-cell office:value-type="float" office:value="4325000">
            <text:p>4325000</text:p>
          </table:table-cell>
          <table:table-cell office:value-type="float" office:value="4057000">
            <text:p>4057000</text:p>
          </table:table-cell>
          <table:table-cell office:value-type="float" office:value="4121000">
            <text:p>4121000</text:p>
          </table:table-cell>
          <table:table-cell office:value-type="float" office:value="4249000">
            <text:p>4249000</text:p>
          </table:table-cell>
          <table:table-cell office:value-type="float" office:value="4115000">
            <text:p>4115000</text:p>
          </table:table-cell>
          <table:table-cell office:value-type="float" office:value="4013000">
            <text:p>4013000</text:p>
          </table:table-cell>
          <table:table-cell office:value-type="float" office:value="4007000">
            <text:p>4007000</text:p>
          </table:table-cell>
          <table:table-cell office:value-type="float" office:value="4072000">
            <text:p>4072000</text:p>
          </table:table-cell>
          <table:table-cell office:value-type="float" office:value="4075000">
            <text:p>4075000</text:p>
          </table:table-cell>
          <table:table-cell office:value-type="float" office:value="4087000">
            <text:p>4087000</text:p>
          </table:table-cell>
          <table:table-cell office:value-type="float" office:value="4031000">
            <text:p>4031000</text:p>
          </table:table-cell>
          <table:table-cell office:value-type="float" office:value="4092000">
            <text:p>4092000</text:p>
          </table:table-cell>
          <table:table-cell office:value-type="float" office:value="4025000">
            <text:p>4025000</text:p>
          </table:table-cell>
          <table:table-cell office:value-type="float" office:value="4068000">
            <text:p>4068000</text:p>
          </table:table-cell>
          <table:table-cell office:value-type="float" office:value="4035000">
            <text:p>4035000</text:p>
          </table:table-cell>
          <table:table-cell office:value-type="float" office:value="4066000">
            <text:p>4066000</text:p>
          </table:table-cell>
          <table:table-cell office:value-type="float" office:value="4039000">
            <text:p>4039000</text:p>
          </table:table-cell>
          <table:table-cell office:value-type="float" office:value="4284000">
            <text:p>4284000</text:p>
          </table:table-cell>
          <table:table-cell office:value-type="float" office:value="4064000">
            <text:p>4064000</text:p>
          </table:table-cell>
          <table:table-cell office:value-type="float" office:value="4159000">
            <text:p>4159000</text:p>
          </table:table-cell>
          <table:table-cell office:value-type="float" office:value="4247000">
            <text:p>4247000</text:p>
          </table:table-cell>
          <table:table-cell office:value-type="float" office:value="4009000">
            <text:p>4009000</text:p>
          </table:table-cell>
          <table:table-cell office:value-type="float" office:value="4107000">
            <text:p>4107000</text:p>
          </table:table-cell>
          <table:table-cell office:value-type="float" office:value="4108000">
            <text:p>4108000</text:p>
          </table:table-cell>
          <table:table-cell office:value-type="float" office:value="4062000">
            <text:p>4062000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AVERAGE([.A45:.AX45])" office:value-type="float" office:value="4123720">
            <text:p>4123720</text:p>
          </table:table-cell>
          <table:table-cell table:formula="of:=[.BB45]/([.BA45]^2)" office:value-type="float" office:value="1789.80902777778">
            <text:p>1789,8090277778</text:p>
          </table:table-cell>
        </table:table-row>
        <table:table-row table:style-name="ro1">
          <table:table-cell office:value-type="float" office:value="4338000">
            <text:p>4338000</text:p>
          </table:table-cell>
          <table:table-cell office:value-type="float" office:value="4029000">
            <text:p>4029000</text:p>
          </table:table-cell>
          <table:table-cell office:value-type="float" office:value="4229000">
            <text:p>4229000</text:p>
          </table:table-cell>
          <table:table-cell office:value-type="float" office:value="4325000">
            <text:p>4325000</text:p>
          </table:table-cell>
          <table:table-cell office:value-type="float" office:value="4482000">
            <text:p>4482000</text:p>
          </table:table-cell>
          <table:table-cell office:value-type="float" office:value="4191000">
            <text:p>4191000</text:p>
          </table:table-cell>
          <table:table-cell office:value-type="float" office:value="4418000">
            <text:p>4418000</text:p>
          </table:table-cell>
          <table:table-cell office:value-type="float" office:value="4219000">
            <text:p>4219000</text:p>
          </table:table-cell>
          <table:table-cell office:value-type="float" office:value="4255000">
            <text:p>4255000</text:p>
          </table:table-cell>
          <table:table-cell office:value-type="float" office:value="4220000">
            <text:p>4220000</text:p>
          </table:table-cell>
          <table:table-cell office:value-type="float" office:value="4217000">
            <text:p>4217000</text:p>
          </table:table-cell>
          <table:table-cell office:value-type="float" office:value="4255000">
            <text:p>4255000</text:p>
          </table:table-cell>
          <table:table-cell office:value-type="float" office:value="4267000">
            <text:p>4267000</text:p>
          </table:table-cell>
          <table:table-cell office:value-type="float" office:value="4258000">
            <text:p>4258000</text:p>
          </table:table-cell>
          <table:table-cell office:value-type="float" office:value="4324000">
            <text:p>4324000</text:p>
          </table:table-cell>
          <table:table-cell office:value-type="float" office:value="4259000">
            <text:p>4259000</text:p>
          </table:table-cell>
          <table:table-cell office:value-type="float" office:value="4198000">
            <text:p>4198000</text:p>
          </table:table-cell>
          <table:table-cell office:value-type="float" office:value="4205000">
            <text:p>4205000</text:p>
          </table:table-cell>
          <table:table-cell office:value-type="float" office:value="4254000">
            <text:p>4254000</text:p>
          </table:table-cell>
          <table:table-cell office:value-type="float" office:value="4201000">
            <text:p>4201000</text:p>
          </table:table-cell>
          <table:table-cell office:value-type="float" office:value="4282000">
            <text:p>4282000</text:p>
          </table:table-cell>
          <table:table-cell office:value-type="float" office:value="4249000">
            <text:p>4249000</text:p>
          </table:table-cell>
          <table:table-cell office:value-type="float" office:value="4211000">
            <text:p>4211000</text:p>
          </table:table-cell>
          <table:table-cell office:value-type="float" office:value="4191000">
            <text:p>4191000</text:p>
          </table:table-cell>
          <table:table-cell office:value-type="float" office:value="4213000">
            <text:p>4213000</text:p>
          </table:table-cell>
          <table:table-cell office:value-type="float" office:value="4180000">
            <text:p>4180000</text:p>
          </table:table-cell>
          <table:table-cell office:value-type="float" office:value="4202000">
            <text:p>4202000</text:p>
          </table:table-cell>
          <table:table-cell office:value-type="float" office:value="4186000">
            <text:p>4186000</text:p>
          </table:table-cell>
          <table:table-cell office:value-type="float" office:value="4195000">
            <text:p>4195000</text:p>
          </table:table-cell>
          <table:table-cell office:value-type="float" office:value="4226000">
            <text:p>4226000</text:p>
          </table:table-cell>
          <table:table-cell office:value-type="float" office:value="4202000">
            <text:p>4202000</text:p>
          </table:table-cell>
          <table:table-cell office:value-type="float" office:value="4355000">
            <text:p>4355000</text:p>
          </table:table-cell>
          <table:table-cell office:value-type="float" office:value="4542000">
            <text:p>4542000</text:p>
          </table:table-cell>
          <table:table-cell office:value-type="float" office:value="4327000">
            <text:p>4327000</text:p>
          </table:table-cell>
          <table:table-cell office:value-type="float" office:value="4316000">
            <text:p>4316000</text:p>
          </table:table-cell>
          <table:table-cell office:value-type="float" office:value="4222000">
            <text:p>4222000</text:p>
          </table:table-cell>
          <table:table-cell office:value-type="float" office:value="4235000">
            <text:p>4235000</text:p>
          </table:table-cell>
          <table:table-cell office:value-type="float" office:value="4196000">
            <text:p>4196000</text:p>
          </table:table-cell>
          <table:table-cell office:value-type="float" office:value="4435000">
            <text:p>4435000</text:p>
          </table:table-cell>
          <table:table-cell office:value-type="float" office:value="4240000">
            <text:p>4240000</text:p>
          </table:table-cell>
          <table:table-cell office:value-type="float" office:value="4175000">
            <text:p>4175000</text:p>
          </table:table-cell>
          <table:table-cell office:value-type="float" office:value="4185000">
            <text:p>4185000</text:p>
          </table:table-cell>
          <table:table-cell office:value-type="float" office:value="4253000">
            <text:p>4253000</text:p>
          </table:table-cell>
          <table:table-cell office:value-type="float" office:value="4199000">
            <text:p>4199000</text:p>
          </table:table-cell>
          <table:table-cell office:value-type="float" office:value="4254000">
            <text:p>4254000</text:p>
          </table:table-cell>
          <table:table-cell office:value-type="float" office:value="4236000">
            <text:p>4236000</text:p>
          </table:table-cell>
          <table:table-cell office:value-type="float" office:value="4193000">
            <text:p>4193000</text:p>
          </table:table-cell>
          <table:table-cell office:value-type="float" office:value="4181000">
            <text:p>4181000</text:p>
          </table:table-cell>
          <table:table-cell office:value-type="float" office:value="4357000">
            <text:p>4357000</text:p>
          </table:table-cell>
          <table:table-cell office:value-type="float" office:value="4252000">
            <text:p>4252000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AVERAGE([.A46:.AX46])" office:value-type="float" office:value="4252680">
            <text:p>4252680</text:p>
          </table:table-cell>
          <table:table-cell table:formula="of:=[.BB46]/([.BA46]^2)" office:value-type="float" office:value="1771.21199500208">
            <text:p>1771,2119950021</text:p>
          </table:table-cell>
        </table:table-row>
        <table:table-row table:style-name="ro1">
          <table:table-cell office:value-type="float" office:value="4344000">
            <text:p>4344000</text:p>
          </table:table-cell>
          <table:table-cell office:value-type="float" office:value="4377000">
            <text:p>4377000</text:p>
          </table:table-cell>
          <table:table-cell office:value-type="float" office:value="6452000">
            <text:p>6452000</text:p>
          </table:table-cell>
          <table:table-cell office:value-type="float" office:value="4423000">
            <text:p>4423000</text:p>
          </table:table-cell>
          <table:table-cell office:value-type="float" office:value="4462000">
            <text:p>4462000</text:p>
          </table:table-cell>
          <table:table-cell office:value-type="float" office:value="4650000">
            <text:p>4650000</text:p>
          </table:table-cell>
          <table:table-cell office:value-type="float" office:value="4501000">
            <text:p>4501000</text:p>
          </table:table-cell>
          <table:table-cell office:value-type="float" office:value="4413000">
            <text:p>4413000</text:p>
          </table:table-cell>
          <table:table-cell office:value-type="float" office:value="4394000">
            <text:p>4394000</text:p>
          </table:table-cell>
          <table:table-cell office:value-type="float" office:value="4853000">
            <text:p>4853000</text:p>
          </table:table-cell>
          <table:table-cell office:value-type="float" office:value="4331000">
            <text:p>4331000</text:p>
          </table:table-cell>
          <table:table-cell office:value-type="float" office:value="4522000">
            <text:p>4522000</text:p>
          </table:table-cell>
          <table:table-cell office:value-type="float" office:value="4380000">
            <text:p>4380000</text:p>
          </table:table-cell>
          <table:table-cell office:value-type="float" office:value="4417000">
            <text:p>4417000</text:p>
          </table:table-cell>
          <table:table-cell office:value-type="float" office:value="4383000">
            <text:p>4383000</text:p>
          </table:table-cell>
          <table:table-cell office:value-type="float" office:value="4438000">
            <text:p>4438000</text:p>
          </table:table-cell>
          <table:table-cell office:value-type="float" office:value="4357000">
            <text:p>4357000</text:p>
          </table:table-cell>
          <table:table-cell office:value-type="float" office:value="4416000">
            <text:p>4416000</text:p>
          </table:table-cell>
          <table:table-cell office:value-type="float" office:value="4403000">
            <text:p>4403000</text:p>
          </table:table-cell>
          <table:table-cell office:value-type="float" office:value="4442000">
            <text:p>4442000</text:p>
          </table:table-cell>
          <table:table-cell office:value-type="float" office:value="4346000">
            <text:p>4346000</text:p>
          </table:table-cell>
          <table:table-cell office:value-type="float" office:value="4394000">
            <text:p>4394000</text:p>
          </table:table-cell>
          <table:table-cell office:value-type="float" office:value="4331000">
            <text:p>4331000</text:p>
          </table:table-cell>
          <table:table-cell office:value-type="float" office:value="4406000">
            <text:p>4406000</text:p>
          </table:table-cell>
          <table:table-cell office:value-type="float" office:value="4332000">
            <text:p>4332000</text:p>
          </table:table-cell>
          <table:table-cell office:value-type="float" office:value="4415000">
            <text:p>4415000</text:p>
          </table:table-cell>
          <table:table-cell office:value-type="float" office:value="4422000">
            <text:p>4422000</text:p>
          </table:table-cell>
          <table:table-cell office:value-type="float" office:value="4444000">
            <text:p>4444000</text:p>
          </table:table-cell>
          <table:table-cell office:value-type="float" office:value="4671000">
            <text:p>4671000</text:p>
          </table:table-cell>
          <table:table-cell office:value-type="float" office:value="4352000">
            <text:p>4352000</text:p>
          </table:table-cell>
          <table:table-cell office:value-type="float" office:value="4392000">
            <text:p>4392000</text:p>
          </table:table-cell>
          <table:table-cell office:value-type="float" office:value="4382000">
            <text:p>4382000</text:p>
          </table:table-cell>
          <table:table-cell office:value-type="float" office:value="4400000">
            <text:p>4400000</text:p>
          </table:table-cell>
          <table:table-cell office:value-type="float" office:value="4396000">
            <text:p>4396000</text:p>
          </table:table-cell>
          <table:table-cell office:value-type="float" office:value="4389000">
            <text:p>4389000</text:p>
          </table:table-cell>
          <table:table-cell office:value-type="float" office:value="4478000">
            <text:p>4478000</text:p>
          </table:table-cell>
          <table:table-cell office:value-type="float" office:value="4399000">
            <text:p>4399000</text:p>
          </table:table-cell>
          <table:table-cell office:value-type="float" office:value="4519000">
            <text:p>4519000</text:p>
          </table:table-cell>
          <table:table-cell office:value-type="float" office:value="4378000">
            <text:p>4378000</text:p>
          </table:table-cell>
          <table:table-cell office:value-type="float" office:value="4501000">
            <text:p>4501000</text:p>
          </table:table-cell>
          <table:table-cell office:value-type="float" office:value="4480000">
            <text:p>4480000</text:p>
          </table:table-cell>
          <table:table-cell office:value-type="float" office:value="4323000">
            <text:p>4323000</text:p>
          </table:table-cell>
          <table:table-cell office:value-type="float" office:value="4440000">
            <text:p>4440000</text:p>
          </table:table-cell>
          <table:table-cell office:value-type="float" office:value="4360000">
            <text:p>4360000</text:p>
          </table:table-cell>
          <table:table-cell office:value-type="float" office:value="4339000">
            <text:p>4339000</text:p>
          </table:table-cell>
          <table:table-cell office:value-type="float" office:value="4404000">
            <text:p>4404000</text:p>
          </table:table-cell>
          <table:table-cell office:value-type="float" office:value="4449000">
            <text:p>4449000</text:p>
          </table:table-cell>
          <table:table-cell office:value-type="float" office:value="6307000">
            <text:p>6307000</text:p>
          </table:table-cell>
          <table:table-cell office:value-type="float" office:value="4317000">
            <text:p>4317000</text:p>
          </table:table-cell>
          <table:table-cell office:value-type="float" office:value="4661000">
            <text:p>4661000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AVERAGE([.A47:.AX47])" office:value-type="float" office:value="4507700">
            <text:p>4507700</text:p>
          </table:table-cell>
          <table:table-cell table:formula="of:=[.BB47]/([.BA47]^2)" office:value-type="float" office:value="1803.08">
            <text:p>1803,08</text:p>
          </table:table-cell>
        </table:table-row>
        <table:table-row table:style-name="ro1">
          <table:table-cell office:value-type="float" office:value="4595000">
            <text:p>4595000</text:p>
          </table:table-cell>
          <table:table-cell office:value-type="float" office:value="4579000">
            <text:p>4579000</text:p>
          </table:table-cell>
          <table:table-cell office:value-type="float" office:value="4499000">
            <text:p>4499000</text:p>
          </table:table-cell>
          <table:table-cell office:value-type="float" office:value="4526000">
            <text:p>4526000</text:p>
          </table:table-cell>
          <table:table-cell office:value-type="float" office:value="4629000">
            <text:p>4629000</text:p>
          </table:table-cell>
          <table:table-cell office:value-type="float" office:value="5020000">
            <text:p>5020000</text:p>
          </table:table-cell>
          <table:table-cell office:value-type="float" office:value="4532000">
            <text:p>4532000</text:p>
          </table:table-cell>
          <table:table-cell office:value-type="float" office:value="4681000">
            <text:p>4681000</text:p>
          </table:table-cell>
          <table:table-cell office:value-type="float" office:value="4825000">
            <text:p>4825000</text:p>
          </table:table-cell>
          <table:table-cell office:value-type="float" office:value="5031000">
            <text:p>5031000</text:p>
          </table:table-cell>
          <table:table-cell office:value-type="float" office:value="4570000">
            <text:p>4570000</text:p>
          </table:table-cell>
          <table:table-cell office:value-type="float" office:value="4627000">
            <text:p>4627000</text:p>
          </table:table-cell>
          <table:table-cell office:value-type="float" office:value="4565000">
            <text:p>4565000</text:p>
          </table:table-cell>
          <table:table-cell office:value-type="float" office:value="4512000">
            <text:p>4512000</text:p>
          </table:table-cell>
          <table:table-cell office:value-type="float" office:value="4528000">
            <text:p>4528000</text:p>
          </table:table-cell>
          <table:table-cell office:value-type="float" office:value="4575000">
            <text:p>4575000</text:p>
          </table:table-cell>
          <table:table-cell office:value-type="float" office:value="4599000">
            <text:p>4599000</text:p>
          </table:table-cell>
          <table:table-cell office:value-type="float" office:value="4500000">
            <text:p>4500000</text:p>
          </table:table-cell>
          <table:table-cell office:value-type="float" office:value="4551000">
            <text:p>4551000</text:p>
          </table:table-cell>
          <table:table-cell office:value-type="float" office:value="4540000">
            <text:p>4540000</text:p>
          </table:table-cell>
          <table:table-cell office:value-type="float" office:value="4754000">
            <text:p>4754000</text:p>
          </table:table-cell>
          <table:table-cell office:value-type="float" office:value="4567000">
            <text:p>4567000</text:p>
          </table:table-cell>
          <table:table-cell office:value-type="float" office:value="4525000">
            <text:p>4525000</text:p>
          </table:table-cell>
          <table:table-cell office:value-type="float" office:value="4724000">
            <text:p>4724000</text:p>
          </table:table-cell>
          <table:table-cell office:value-type="float" office:value="4525000">
            <text:p>4525000</text:p>
          </table:table-cell>
          <table:table-cell office:value-type="float" office:value="4545000">
            <text:p>4545000</text:p>
          </table:table-cell>
          <table:table-cell office:value-type="float" office:value="4518000">
            <text:p>4518000</text:p>
          </table:table-cell>
          <table:table-cell office:value-type="float" office:value="4943000">
            <text:p>4943000</text:p>
          </table:table-cell>
          <table:table-cell office:value-type="float" office:value="4552000">
            <text:p>4552000</text:p>
          </table:table-cell>
          <table:table-cell office:value-type="float" office:value="4529000">
            <text:p>4529000</text:p>
          </table:table-cell>
          <table:table-cell office:value-type="float" office:value="4588000">
            <text:p>4588000</text:p>
          </table:table-cell>
          <table:table-cell office:value-type="float" office:value="4599000">
            <text:p>4599000</text:p>
          </table:table-cell>
          <table:table-cell table:number-columns-repeated="2" office:value-type="float" office:value="4553000">
            <text:p>4553000</text:p>
          </table:table-cell>
          <table:table-cell office:value-type="float" office:value="4756000">
            <text:p>4756000</text:p>
          </table:table-cell>
          <table:table-cell office:value-type="float" office:value="4539000">
            <text:p>4539000</text:p>
          </table:table-cell>
          <table:table-cell office:value-type="float" office:value="4635000">
            <text:p>4635000</text:p>
          </table:table-cell>
          <table:table-cell office:value-type="float" office:value="4562000">
            <text:p>4562000</text:p>
          </table:table-cell>
          <table:table-cell office:value-type="float" office:value="4527000">
            <text:p>4527000</text:p>
          </table:table-cell>
          <table:table-cell office:value-type="float" office:value="4501000">
            <text:p>4501000</text:p>
          </table:table-cell>
          <table:table-cell office:value-type="float" office:value="4570000">
            <text:p>4570000</text:p>
          </table:table-cell>
          <table:table-cell office:value-type="float" office:value="4609000">
            <text:p>4609000</text:p>
          </table:table-cell>
          <table:table-cell office:value-type="float" office:value="4626000">
            <text:p>4626000</text:p>
          </table:table-cell>
          <table:table-cell office:value-type="float" office:value="4716000">
            <text:p>4716000</text:p>
          </table:table-cell>
          <table:table-cell office:value-type="float" office:value="4761000">
            <text:p>4761000</text:p>
          </table:table-cell>
          <table:table-cell office:value-type="float" office:value="4777000">
            <text:p>4777000</text:p>
          </table:table-cell>
          <table:table-cell office:value-type="float" office:value="4521000">
            <text:p>4521000</text:p>
          </table:table-cell>
          <table:table-cell office:value-type="float" office:value="4540000">
            <text:p>4540000</text:p>
          </table:table-cell>
          <table:table-cell office:value-type="float" office:value="4550000">
            <text:p>4550000</text:p>
          </table:table-cell>
          <table:table-cell office:value-type="float" office:value="4730000">
            <text:p>4730000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AVERAGE([.A48:.AX48])" office:value-type="float" office:value="4617580">
            <text:p>4617580</text:p>
          </table:table-cell>
          <table:table-cell table:formula="of:=[.BB48]/([.BA48]^2)" office:value-type="float" office:value="1775.30949634756">
            <text:p>1775,3094963476</text:p>
          </table:table-cell>
        </table:table-row>
        <table:table-row table:style-name="ro1">
          <table:table-cell office:value-type="float" office:value="4715000">
            <text:p>4715000</text:p>
          </table:table-cell>
          <table:table-cell office:value-type="float" office:value="4400000">
            <text:p>4400000</text:p>
          </table:table-cell>
          <table:table-cell office:value-type="float" office:value="4818000">
            <text:p>4818000</text:p>
          </table:table-cell>
          <table:table-cell office:value-type="float" office:value="4778000">
            <text:p>4778000</text:p>
          </table:table-cell>
          <table:table-cell office:value-type="float" office:value="4725000">
            <text:p>4725000</text:p>
          </table:table-cell>
          <table:table-cell office:value-type="float" office:value="4755000">
            <text:p>4755000</text:p>
          </table:table-cell>
          <table:table-cell office:value-type="float" office:value="4773000">
            <text:p>4773000</text:p>
          </table:table-cell>
          <table:table-cell office:value-type="float" office:value="4801000">
            <text:p>4801000</text:p>
          </table:table-cell>
          <table:table-cell office:value-type="float" office:value="4803000">
            <text:p>4803000</text:p>
          </table:table-cell>
          <table:table-cell office:value-type="float" office:value="4732000">
            <text:p>4732000</text:p>
          </table:table-cell>
          <table:table-cell office:value-type="float" office:value="4752000">
            <text:p>4752000</text:p>
          </table:table-cell>
          <table:table-cell office:value-type="float" office:value="4744000">
            <text:p>4744000</text:p>
          </table:table-cell>
          <table:table-cell office:value-type="float" office:value="4844000">
            <text:p>4844000</text:p>
          </table:table-cell>
          <table:table-cell office:value-type="float" office:value="7158000">
            <text:p>7158000</text:p>
          </table:table-cell>
          <table:table-cell office:value-type="float" office:value="4682000">
            <text:p>4682000</text:p>
          </table:table-cell>
          <table:table-cell office:value-type="float" office:value="4755000">
            <text:p>4755000</text:p>
          </table:table-cell>
          <table:table-cell office:value-type="float" office:value="5225000">
            <text:p>5225000</text:p>
          </table:table-cell>
          <table:table-cell office:value-type="float" office:value="4973000">
            <text:p>4973000</text:p>
          </table:table-cell>
          <table:table-cell office:value-type="float" office:value="4733000">
            <text:p>4733000</text:p>
          </table:table-cell>
          <table:table-cell office:value-type="float" office:value="4758000">
            <text:p>4758000</text:p>
          </table:table-cell>
          <table:table-cell office:value-type="float" office:value="4724000">
            <text:p>4724000</text:p>
          </table:table-cell>
          <table:table-cell office:value-type="float" office:value="4714000">
            <text:p>4714000</text:p>
          </table:table-cell>
          <table:table-cell office:value-type="float" office:value="4820000">
            <text:p>4820000</text:p>
          </table:table-cell>
          <table:table-cell office:value-type="float" office:value="4800000">
            <text:p>4800000</text:p>
          </table:table-cell>
          <table:table-cell office:value-type="float" office:value="4730000">
            <text:p>4730000</text:p>
          </table:table-cell>
          <table:table-cell office:value-type="float" office:value="4793000">
            <text:p>4793000</text:p>
          </table:table-cell>
          <table:table-cell office:value-type="float" office:value="4826000">
            <text:p>4826000</text:p>
          </table:table-cell>
          <table:table-cell office:value-type="float" office:value="4866000">
            <text:p>4866000</text:p>
          </table:table-cell>
          <table:table-cell office:value-type="float" office:value="4722000">
            <text:p>4722000</text:p>
          </table:table-cell>
          <table:table-cell office:value-type="float" office:value="4712000">
            <text:p>4712000</text:p>
          </table:table-cell>
          <table:table-cell office:value-type="float" office:value="4814000">
            <text:p>4814000</text:p>
          </table:table-cell>
          <table:table-cell office:value-type="float" office:value="4951000">
            <text:p>4951000</text:p>
          </table:table-cell>
          <table:table-cell office:value-type="float" office:value="4678000">
            <text:p>4678000</text:p>
          </table:table-cell>
          <table:table-cell office:value-type="float" office:value="4861000">
            <text:p>4861000</text:p>
          </table:table-cell>
          <table:table-cell office:value-type="float" office:value="4802000">
            <text:p>4802000</text:p>
          </table:table-cell>
          <table:table-cell office:value-type="float" office:value="4794000">
            <text:p>4794000</text:p>
          </table:table-cell>
          <table:table-cell office:value-type="float" office:value="4793000">
            <text:p>4793000</text:p>
          </table:table-cell>
          <table:table-cell office:value-type="float" office:value="4681000">
            <text:p>4681000</text:p>
          </table:table-cell>
          <table:table-cell office:value-type="float" office:value="4768000">
            <text:p>4768000</text:p>
          </table:table-cell>
          <table:table-cell office:value-type="float" office:value="4758000">
            <text:p>4758000</text:p>
          </table:table-cell>
          <table:table-cell office:value-type="float" office:value="4985000">
            <text:p>4985000</text:p>
          </table:table-cell>
          <table:table-cell office:value-type="float" office:value="4790000">
            <text:p>4790000</text:p>
          </table:table-cell>
          <table:table-cell office:value-type="float" office:value="4737000">
            <text:p>4737000</text:p>
          </table:table-cell>
          <table:table-cell office:value-type="float" office:value="4752000">
            <text:p>4752000</text:p>
          </table:table-cell>
          <table:table-cell office:value-type="float" office:value="4750000">
            <text:p>4750000</text:p>
          </table:table-cell>
          <table:table-cell office:value-type="float" office:value="4873000">
            <text:p>4873000</text:p>
          </table:table-cell>
          <table:table-cell office:value-type="float" office:value="4819000">
            <text:p>4819000</text:p>
          </table:table-cell>
          <table:table-cell office:value-type="float" office:value="4734000">
            <text:p>4734000</text:p>
          </table:table-cell>
          <table:table-cell office:value-type="float" office:value="4933000">
            <text:p>4933000</text:p>
          </table:table-cell>
          <table:table-cell office:value-type="float" office:value="4733000">
            <text:p>4733000</text:p>
          </table:table-cell>
          <table:table-cell table:number-columns-repeated="2"/>
          <table:table-cell office:value-type="float" office:value="52">
            <text:p>52</text:p>
          </table:table-cell>
          <table:table-cell table:formula="of:=AVERAGE([.A49:.AX49])" office:value-type="float" office:value="4832740">
            <text:p>4832740</text:p>
          </table:table-cell>
          <table:table-cell table:formula="of:=[.BB49]/([.BA49]^2)" office:value-type="float" office:value="1787.25591715976">
            <text:p>1787,2559171598</text:p>
          </table:table-cell>
        </table:table-row>
        <table:table-row table:style-name="ro1">
          <table:table-cell office:value-type="float" office:value="4873000">
            <text:p>4873000</text:p>
          </table:table-cell>
          <table:table-cell office:value-type="float" office:value="4916000">
            <text:p>4916000</text:p>
          </table:table-cell>
          <table:table-cell office:value-type="float" office:value="4910000">
            <text:p>4910000</text:p>
          </table:table-cell>
          <table:table-cell office:value-type="float" office:value="4928000">
            <text:p>4928000</text:p>
          </table:table-cell>
          <table:table-cell office:value-type="float" office:value="4886000">
            <text:p>4886000</text:p>
          </table:table-cell>
          <table:table-cell office:value-type="float" office:value="5063000">
            <text:p>5063000</text:p>
          </table:table-cell>
          <table:table-cell office:value-type="float" office:value="4916000">
            <text:p>4916000</text:p>
          </table:table-cell>
          <table:table-cell office:value-type="float" office:value="4856000">
            <text:p>4856000</text:p>
          </table:table-cell>
          <table:table-cell office:value-type="float" office:value="5115000">
            <text:p>5115000</text:p>
          </table:table-cell>
          <table:table-cell office:value-type="float" office:value="4954000">
            <text:p>4954000</text:p>
          </table:table-cell>
          <table:table-cell office:value-type="float" office:value="4917000">
            <text:p>4917000</text:p>
          </table:table-cell>
          <table:table-cell office:value-type="float" office:value="4922000">
            <text:p>4922000</text:p>
          </table:table-cell>
          <table:table-cell office:value-type="float" office:value="4906000">
            <text:p>4906000</text:p>
          </table:table-cell>
          <table:table-cell office:value-type="float" office:value="4861000">
            <text:p>4861000</text:p>
          </table:table-cell>
          <table:table-cell office:value-type="float" office:value="4855000">
            <text:p>4855000</text:p>
          </table:table-cell>
          <table:table-cell office:value-type="float" office:value="4905000">
            <text:p>4905000</text:p>
          </table:table-cell>
          <table:table-cell office:value-type="float" office:value="5003000">
            <text:p>5003000</text:p>
          </table:table-cell>
          <table:table-cell office:value-type="float" office:value="5013000">
            <text:p>5013000</text:p>
          </table:table-cell>
          <table:table-cell office:value-type="float" office:value="4967000">
            <text:p>4967000</text:p>
          </table:table-cell>
          <table:table-cell office:value-type="float" office:value="5004000">
            <text:p>5004000</text:p>
          </table:table-cell>
          <table:table-cell office:value-type="float" office:value="4934000">
            <text:p>4934000</text:p>
          </table:table-cell>
          <table:table-cell office:value-type="float" office:value="4974000">
            <text:p>4974000</text:p>
          </table:table-cell>
          <table:table-cell office:value-type="float" office:value="4894000">
            <text:p>4894000</text:p>
          </table:table-cell>
          <table:table-cell office:value-type="float" office:value="4927000">
            <text:p>4927000</text:p>
          </table:table-cell>
          <table:table-cell office:value-type="float" office:value="4917000">
            <text:p>4917000</text:p>
          </table:table-cell>
          <table:table-cell office:value-type="float" office:value="4908000">
            <text:p>4908000</text:p>
          </table:table-cell>
          <table:table-cell office:value-type="float" office:value="4903000">
            <text:p>4903000</text:p>
          </table:table-cell>
          <table:table-cell office:value-type="float" office:value="4911000">
            <text:p>4911000</text:p>
          </table:table-cell>
          <table:table-cell office:value-type="float" office:value="4880000">
            <text:p>4880000</text:p>
          </table:table-cell>
          <table:table-cell office:value-type="float" office:value="4908000">
            <text:p>4908000</text:p>
          </table:table-cell>
          <table:table-cell office:value-type="float" office:value="4955000">
            <text:p>4955000</text:p>
          </table:table-cell>
          <table:table-cell office:value-type="float" office:value="4872000">
            <text:p>4872000</text:p>
          </table:table-cell>
          <table:table-cell office:value-type="float" office:value="4882000">
            <text:p>4882000</text:p>
          </table:table-cell>
          <table:table-cell office:value-type="float" office:value="4879000">
            <text:p>4879000</text:p>
          </table:table-cell>
          <table:table-cell office:value-type="float" office:value="4929000">
            <text:p>4929000</text:p>
          </table:table-cell>
          <table:table-cell office:value-type="float" office:value="4898000">
            <text:p>4898000</text:p>
          </table:table-cell>
          <table:table-cell office:value-type="float" office:value="4869000">
            <text:p>4869000</text:p>
          </table:table-cell>
          <table:table-cell office:value-type="float" office:value="4878000">
            <text:p>4878000</text:p>
          </table:table-cell>
          <table:table-cell office:value-type="float" office:value="4981000">
            <text:p>4981000</text:p>
          </table:table-cell>
          <table:table-cell office:value-type="float" office:value="5041000">
            <text:p>5041000</text:p>
          </table:table-cell>
          <table:table-cell office:value-type="float" office:value="5043000">
            <text:p>5043000</text:p>
          </table:table-cell>
          <table:table-cell office:value-type="float" office:value="4889000">
            <text:p>4889000</text:p>
          </table:table-cell>
          <table:table-cell office:value-type="float" office:value="4892000">
            <text:p>4892000</text:p>
          </table:table-cell>
          <table:table-cell office:value-type="float" office:value="4928000">
            <text:p>4928000</text:p>
          </table:table-cell>
          <table:table-cell office:value-type="float" office:value="4885000">
            <text:p>4885000</text:p>
          </table:table-cell>
          <table:table-cell office:value-type="float" office:value="4827000">
            <text:p>4827000</text:p>
          </table:table-cell>
          <table:table-cell office:value-type="float" office:value="5111000">
            <text:p>5111000</text:p>
          </table:table-cell>
          <table:table-cell office:value-type="float" office:value="4876000">
            <text:p>4876000</text:p>
          </table:table-cell>
          <table:table-cell office:value-type="float" office:value="4966000">
            <text:p>4966000</text:p>
          </table:table-cell>
          <table:table-cell office:value-type="float" office:value="4920000">
            <text:p>4920000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AVERAGE([.A50:.AX50])" office:value-type="float" office:value="4928940">
            <text:p>4928940</text:p>
          </table:table-cell>
          <table:table-cell table:formula="of:=[.BB50]/([.BA50]^2)" office:value-type="float" office:value="1754.69562121752">
            <text:p>1754,6956212175</text:p>
          </table:table-cell>
        </table:table-row>
        <table:table-row table:style-name="ro1">
          <table:table-cell office:value-type="float" office:value="5059000">
            <text:p>5059000</text:p>
          </table:table-cell>
          <table:table-cell office:value-type="float" office:value="5043000">
            <text:p>5043000</text:p>
          </table:table-cell>
          <table:table-cell office:value-type="float" office:value="5276000">
            <text:p>5276000</text:p>
          </table:table-cell>
          <table:table-cell office:value-type="float" office:value="5066000">
            <text:p>5066000</text:p>
          </table:table-cell>
          <table:table-cell office:value-type="float" office:value="5200000">
            <text:p>5200000</text:p>
          </table:table-cell>
          <table:table-cell office:value-type="float" office:value="5031000">
            <text:p>5031000</text:p>
          </table:table-cell>
          <table:table-cell office:value-type="float" office:value="5114000">
            <text:p>5114000</text:p>
          </table:table-cell>
          <table:table-cell office:value-type="float" office:value="7103000">
            <text:p>7103000</text:p>
          </table:table-cell>
          <table:table-cell office:value-type="float" office:value="5075000">
            <text:p>5075000</text:p>
          </table:table-cell>
          <table:table-cell office:value-type="float" office:value="5161000">
            <text:p>5161000</text:p>
          </table:table-cell>
          <table:table-cell office:value-type="float" office:value="5137000">
            <text:p>5137000</text:p>
          </table:table-cell>
          <table:table-cell office:value-type="float" office:value="5058000">
            <text:p>5058000</text:p>
          </table:table-cell>
          <table:table-cell office:value-type="float" office:value="5138000">
            <text:p>5138000</text:p>
          </table:table-cell>
          <table:table-cell office:value-type="float" office:value="5038000">
            <text:p>5038000</text:p>
          </table:table-cell>
          <table:table-cell office:value-type="float" office:value="5031000">
            <text:p>5031000</text:p>
          </table:table-cell>
          <table:table-cell office:value-type="float" office:value="5075000">
            <text:p>5075000</text:p>
          </table:table-cell>
          <table:table-cell office:value-type="float" office:value="5011000">
            <text:p>5011000</text:p>
          </table:table-cell>
          <table:table-cell office:value-type="float" office:value="5305000">
            <text:p>5305000</text:p>
          </table:table-cell>
          <table:table-cell office:value-type="float" office:value="5118000">
            <text:p>5118000</text:p>
          </table:table-cell>
          <table:table-cell office:value-type="float" office:value="5069000">
            <text:p>5069000</text:p>
          </table:table-cell>
          <table:table-cell office:value-type="float" office:value="5054000">
            <text:p>5054000</text:p>
          </table:table-cell>
          <table:table-cell office:value-type="float" office:value="5303000">
            <text:p>5303000</text:p>
          </table:table-cell>
          <table:table-cell office:value-type="float" office:value="5106000">
            <text:p>5106000</text:p>
          </table:table-cell>
          <table:table-cell office:value-type="float" office:value="5118000">
            <text:p>5118000</text:p>
          </table:table-cell>
          <table:table-cell office:value-type="float" office:value="5107000">
            <text:p>5107000</text:p>
          </table:table-cell>
          <table:table-cell office:value-type="float" office:value="5103000">
            <text:p>5103000</text:p>
          </table:table-cell>
          <table:table-cell office:value-type="float" office:value="5088000">
            <text:p>5088000</text:p>
          </table:table-cell>
          <table:table-cell office:value-type="float" office:value="5175000">
            <text:p>5175000</text:p>
          </table:table-cell>
          <table:table-cell office:value-type="float" office:value="5108000">
            <text:p>5108000</text:p>
          </table:table-cell>
          <table:table-cell office:value-type="float" office:value="5086000">
            <text:p>5086000</text:p>
          </table:table-cell>
          <table:table-cell office:value-type="float" office:value="5091000">
            <text:p>5091000</text:p>
          </table:table-cell>
          <table:table-cell office:value-type="float" office:value="5084000">
            <text:p>5084000</text:p>
          </table:table-cell>
          <table:table-cell office:value-type="float" office:value="5219000">
            <text:p>5219000</text:p>
          </table:table-cell>
          <table:table-cell office:value-type="float" office:value="5080000">
            <text:p>5080000</text:p>
          </table:table-cell>
          <table:table-cell office:value-type="float" office:value="5045000">
            <text:p>5045000</text:p>
          </table:table-cell>
          <table:table-cell office:value-type="float" office:value="5234000">
            <text:p>5234000</text:p>
          </table:table-cell>
          <table:table-cell office:value-type="float" office:value="5172000">
            <text:p>5172000</text:p>
          </table:table-cell>
          <table:table-cell office:value-type="float" office:value="5105000">
            <text:p>5105000</text:p>
          </table:table-cell>
          <table:table-cell office:value-type="float" office:value="5129000">
            <text:p>5129000</text:p>
          </table:table-cell>
          <table:table-cell office:value-type="float" office:value="5282000">
            <text:p>5282000</text:p>
          </table:table-cell>
          <table:table-cell office:value-type="float" office:value="5120000">
            <text:p>5120000</text:p>
          </table:table-cell>
          <table:table-cell office:value-type="float" office:value="5087000">
            <text:p>5087000</text:p>
          </table:table-cell>
          <table:table-cell office:value-type="float" office:value="5304000">
            <text:p>5304000</text:p>
          </table:table-cell>
          <table:table-cell office:value-type="float" office:value="5101000">
            <text:p>5101000</text:p>
          </table:table-cell>
          <table:table-cell office:value-type="float" office:value="5230000">
            <text:p>5230000</text:p>
          </table:table-cell>
          <table:table-cell office:value-type="float" office:value="5225000">
            <text:p>5225000</text:p>
          </table:table-cell>
          <table:table-cell office:value-type="float" office:value="5077000">
            <text:p>5077000</text:p>
          </table:table-cell>
          <table:table-cell office:value-type="float" office:value="5128000">
            <text:p>5128000</text:p>
          </table:table-cell>
          <table:table-cell office:value-type="float" office:value="5101000">
            <text:p>5101000</text:p>
          </table:table-cell>
          <table:table-cell office:value-type="float" office:value="5098000">
            <text:p>5098000</text:p>
          </table:table-cell>
          <table:table-cell table:number-columns-repeated="2"/>
          <table:table-cell office:value-type="float" office:value="54">
            <text:p>54</text:p>
          </table:table-cell>
          <table:table-cell table:formula="of:=AVERAGE([.A51:.AX51])" office:value-type="float" office:value="5165360">
            <text:p>5165360</text:p>
          </table:table-cell>
          <table:table-cell table:formula="of:=[.BB51]/([.BA51]^2)" office:value-type="float" office:value="1771.38545953361">
            <text:p>1771,3854595336</text:p>
          </table:table-cell>
        </table:table-row>
        <table:table-row table:style-name="ro1">
          <table:table-cell office:value-type="float" office:value="5373000">
            <text:p>5373000</text:p>
          </table:table-cell>
          <table:table-cell office:value-type="float" office:value="5301000">
            <text:p>5301000</text:p>
          </table:table-cell>
          <table:table-cell office:value-type="float" office:value="5475000">
            <text:p>5475000</text:p>
          </table:table-cell>
          <table:table-cell office:value-type="float" office:value="5230000">
            <text:p>5230000</text:p>
          </table:table-cell>
          <table:table-cell office:value-type="float" office:value="5376000">
            <text:p>5376000</text:p>
          </table:table-cell>
          <table:table-cell office:value-type="float" office:value="5289000">
            <text:p>5289000</text:p>
          </table:table-cell>
          <table:table-cell office:value-type="float" office:value="5283000">
            <text:p>5283000</text:p>
          </table:table-cell>
          <table:table-cell office:value-type="float" office:value="5199000">
            <text:p>5199000</text:p>
          </table:table-cell>
          <table:table-cell office:value-type="float" office:value="5476000">
            <text:p>5476000</text:p>
          </table:table-cell>
          <table:table-cell office:value-type="float" office:value="5399000">
            <text:p>5399000</text:p>
          </table:table-cell>
          <table:table-cell office:value-type="float" office:value="5315000">
            <text:p>5315000</text:p>
          </table:table-cell>
          <table:table-cell office:value-type="float" office:value="5253000">
            <text:p>5253000</text:p>
          </table:table-cell>
          <table:table-cell office:value-type="float" office:value="5248000">
            <text:p>5248000</text:p>
          </table:table-cell>
          <table:table-cell office:value-type="float" office:value="5183000">
            <text:p>5183000</text:p>
          </table:table-cell>
          <table:table-cell office:value-type="float" office:value="5334000">
            <text:p>5334000</text:p>
          </table:table-cell>
          <table:table-cell office:value-type="float" office:value="5312000">
            <text:p>5312000</text:p>
          </table:table-cell>
          <table:table-cell office:value-type="float" office:value="5347000">
            <text:p>5347000</text:p>
          </table:table-cell>
          <table:table-cell office:value-type="float" office:value="5252000">
            <text:p>5252000</text:p>
          </table:table-cell>
          <table:table-cell office:value-type="float" office:value="5235000">
            <text:p>5235000</text:p>
          </table:table-cell>
          <table:table-cell office:value-type="float" office:value="5521000">
            <text:p>5521000</text:p>
          </table:table-cell>
          <table:table-cell office:value-type="float" office:value="5240000">
            <text:p>5240000</text:p>
          </table:table-cell>
          <table:table-cell office:value-type="float" office:value="5293000">
            <text:p>5293000</text:p>
          </table:table-cell>
          <table:table-cell office:value-type="float" office:value="5302000">
            <text:p>5302000</text:p>
          </table:table-cell>
          <table:table-cell office:value-type="float" office:value="5251000">
            <text:p>5251000</text:p>
          </table:table-cell>
          <table:table-cell office:value-type="float" office:value="5231000">
            <text:p>5231000</text:p>
          </table:table-cell>
          <table:table-cell office:value-type="float" office:value="5534000">
            <text:p>5534000</text:p>
          </table:table-cell>
          <table:table-cell office:value-type="float" office:value="5202000">
            <text:p>5202000</text:p>
          </table:table-cell>
          <table:table-cell office:value-type="float" office:value="5236000">
            <text:p>5236000</text:p>
          </table:table-cell>
          <table:table-cell office:value-type="float" office:value="5279000">
            <text:p>5279000</text:p>
          </table:table-cell>
          <table:table-cell office:value-type="float" office:value="5252000">
            <text:p>5252000</text:p>
          </table:table-cell>
          <table:table-cell office:value-type="float" office:value="5258000">
            <text:p>5258000</text:p>
          </table:table-cell>
          <table:table-cell office:value-type="float" office:value="5313000">
            <text:p>5313000</text:p>
          </table:table-cell>
          <table:table-cell office:value-type="float" office:value="5239000">
            <text:p>5239000</text:p>
          </table:table-cell>
          <table:table-cell office:value-type="float" office:value="5290000">
            <text:p>5290000</text:p>
          </table:table-cell>
          <table:table-cell office:value-type="float" office:value="5288000">
            <text:p>5288000</text:p>
          </table:table-cell>
          <table:table-cell office:value-type="float" office:value="5279000">
            <text:p>5279000</text:p>
          </table:table-cell>
          <table:table-cell office:value-type="float" office:value="5387000">
            <text:p>5387000</text:p>
          </table:table-cell>
          <table:table-cell office:value-type="float" office:value="5506000">
            <text:p>5506000</text:p>
          </table:table-cell>
          <table:table-cell office:value-type="float" office:value="5266000">
            <text:p>5266000</text:p>
          </table:table-cell>
          <table:table-cell office:value-type="float" office:value="5411000">
            <text:p>5411000</text:p>
          </table:table-cell>
          <table:table-cell office:value-type="float" office:value="5455000">
            <text:p>5455000</text:p>
          </table:table-cell>
          <table:table-cell office:value-type="float" office:value="5313000">
            <text:p>5313000</text:p>
          </table:table-cell>
          <table:table-cell office:value-type="float" office:value="5293000">
            <text:p>5293000</text:p>
          </table:table-cell>
          <table:table-cell office:value-type="float" office:value="5218000">
            <text:p>5218000</text:p>
          </table:table-cell>
          <table:table-cell office:value-type="float" office:value="5272000">
            <text:p>5272000</text:p>
          </table:table-cell>
          <table:table-cell office:value-type="float" office:value="5223000">
            <text:p>5223000</text:p>
          </table:table-cell>
          <table:table-cell office:value-type="float" office:value="5293000">
            <text:p>5293000</text:p>
          </table:table-cell>
          <table:table-cell office:value-type="float" office:value="5214000">
            <text:p>5214000</text:p>
          </table:table-cell>
          <table:table-cell office:value-type="float" office:value="5263000">
            <text:p>5263000</text:p>
          </table:table-cell>
          <table:table-cell office:value-type="float" office:value="7233000">
            <text:p>7233000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AVERAGE([.A52:.AX52])" office:value-type="float" office:value="5344700">
            <text:p>5344700</text:p>
          </table:table-cell>
          <table:table-cell table:formula="of:=[.BB52]/([.BA52]^2)" office:value-type="float" office:value="1766.84297520661">
            <text:p>1766,8429752066</text:p>
          </table:table-cell>
        </table:table-row>
        <table:table-row table:style-name="ro1">
          <table:table-cell office:value-type="float" office:value="5474000">
            <text:p>5474000</text:p>
          </table:table-cell>
          <table:table-cell office:value-type="float" office:value="5478000">
            <text:p>5478000</text:p>
          </table:table-cell>
          <table:table-cell office:value-type="float" office:value="5683000">
            <text:p>5683000</text:p>
          </table:table-cell>
          <table:table-cell office:value-type="float" office:value="5477000">
            <text:p>5477000</text:p>
          </table:table-cell>
          <table:table-cell office:value-type="float" office:value="5366000">
            <text:p>5366000</text:p>
          </table:table-cell>
          <table:table-cell office:value-type="float" office:value="5411000">
            <text:p>5411000</text:p>
          </table:table-cell>
          <table:table-cell office:value-type="float" office:value="5459000">
            <text:p>5459000</text:p>
          </table:table-cell>
          <table:table-cell office:value-type="float" office:value="5381000">
            <text:p>5381000</text:p>
          </table:table-cell>
          <table:table-cell office:value-type="float" office:value="5506000">
            <text:p>5506000</text:p>
          </table:table-cell>
          <table:table-cell office:value-type="float" office:value="5387000">
            <text:p>5387000</text:p>
          </table:table-cell>
          <table:table-cell office:value-type="float" office:value="5420000">
            <text:p>5420000</text:p>
          </table:table-cell>
          <table:table-cell office:value-type="float" office:value="5502000">
            <text:p>5502000</text:p>
          </table:table-cell>
          <table:table-cell office:value-type="float" office:value="5412000">
            <text:p>5412000</text:p>
          </table:table-cell>
          <table:table-cell office:value-type="float" office:value="5542000">
            <text:p>5542000</text:p>
          </table:table-cell>
          <table:table-cell office:value-type="float" office:value="5497000">
            <text:p>5497000</text:p>
          </table:table-cell>
          <table:table-cell office:value-type="float" office:value="5607000">
            <text:p>5607000</text:p>
          </table:table-cell>
          <table:table-cell office:value-type="float" office:value="5442000">
            <text:p>5442000</text:p>
          </table:table-cell>
          <table:table-cell office:value-type="float" office:value="5441000">
            <text:p>5441000</text:p>
          </table:table-cell>
          <table:table-cell office:value-type="float" office:value="5484000">
            <text:p>5484000</text:p>
          </table:table-cell>
          <table:table-cell office:value-type="float" office:value="5544000">
            <text:p>5544000</text:p>
          </table:table-cell>
          <table:table-cell office:value-type="float" office:value="5447000">
            <text:p>5447000</text:p>
          </table:table-cell>
          <table:table-cell office:value-type="float" office:value="5456000">
            <text:p>5456000</text:p>
          </table:table-cell>
          <table:table-cell office:value-type="float" office:value="5450000">
            <text:p>5450000</text:p>
          </table:table-cell>
          <table:table-cell office:value-type="float" office:value="5425000">
            <text:p>5425000</text:p>
          </table:table-cell>
          <table:table-cell office:value-type="float" office:value="5627000">
            <text:p>5627000</text:p>
          </table:table-cell>
          <table:table-cell office:value-type="float" office:value="5645000">
            <text:p>5645000</text:p>
          </table:table-cell>
          <table:table-cell office:value-type="float" office:value="5361000">
            <text:p>5361000</text:p>
          </table:table-cell>
          <table:table-cell office:value-type="float" office:value="5406000">
            <text:p>5406000</text:p>
          </table:table-cell>
          <table:table-cell office:value-type="float" office:value="5474000">
            <text:p>5474000</text:p>
          </table:table-cell>
          <table:table-cell office:value-type="float" office:value="5490000">
            <text:p>5490000</text:p>
          </table:table-cell>
          <table:table-cell office:value-type="float" office:value="5475000">
            <text:p>5475000</text:p>
          </table:table-cell>
          <table:table-cell office:value-type="float" office:value="5627000">
            <text:p>5627000</text:p>
          </table:table-cell>
          <table:table-cell office:value-type="float" office:value="5445000">
            <text:p>5445000</text:p>
          </table:table-cell>
          <table:table-cell office:value-type="float" office:value="5479000">
            <text:p>5479000</text:p>
          </table:table-cell>
          <table:table-cell office:value-type="float" office:value="5437000">
            <text:p>5437000</text:p>
          </table:table-cell>
          <table:table-cell office:value-type="float" office:value="5467000">
            <text:p>5467000</text:p>
          </table:table-cell>
          <table:table-cell office:value-type="float" office:value="5518000">
            <text:p>5518000</text:p>
          </table:table-cell>
          <table:table-cell office:value-type="float" office:value="5474000">
            <text:p>5474000</text:p>
          </table:table-cell>
          <table:table-cell office:value-type="float" office:value="5481000">
            <text:p>5481000</text:p>
          </table:table-cell>
          <table:table-cell office:value-type="float" office:value="5530000">
            <text:p>5530000</text:p>
          </table:table-cell>
          <table:table-cell office:value-type="float" office:value="5484000">
            <text:p>5484000</text:p>
          </table:table-cell>
          <table:table-cell office:value-type="float" office:value="5451000">
            <text:p>5451000</text:p>
          </table:table-cell>
          <table:table-cell office:value-type="float" office:value="5532000">
            <text:p>5532000</text:p>
          </table:table-cell>
          <table:table-cell office:value-type="float" office:value="5394000">
            <text:p>5394000</text:p>
          </table:table-cell>
          <table:table-cell office:value-type="float" office:value="5464000">
            <text:p>5464000</text:p>
          </table:table-cell>
          <table:table-cell office:value-type="float" office:value="7846000">
            <text:p>7846000</text:p>
          </table:table-cell>
          <table:table-cell office:value-type="float" office:value="5459000">
            <text:p>5459000</text:p>
          </table:table-cell>
          <table:table-cell office:value-type="float" office:value="5378000">
            <text:p>5378000</text:p>
          </table:table-cell>
          <table:table-cell office:value-type="float" office:value="5504000">
            <text:p>5504000</text:p>
          </table:table-cell>
          <table:table-cell office:value-type="float" office:value="5607000">
            <text:p>5607000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AVERAGE([.A53:.AX53])" office:value-type="float" office:value="5526920">
            <text:p>5526920</text:p>
          </table:table-cell>
          <table:table-cell table:formula="of:=[.BB53]/([.BA53]^2)" office:value-type="float" office:value="1762.41071428571">
            <text:p>1762,4107142857</text:p>
          </table:table-cell>
        </table:table-row>
        <table:table-row table:style-name="ro1">
          <table:table-cell office:value-type="float" office:value="5705000">
            <text:p>5705000</text:p>
          </table:table-cell>
          <table:table-cell office:value-type="float" office:value="5764000">
            <text:p>5764000</text:p>
          </table:table-cell>
          <table:table-cell office:value-type="float" office:value="5624000">
            <text:p>5624000</text:p>
          </table:table-cell>
          <table:table-cell office:value-type="float" office:value="5597000">
            <text:p>5597000</text:p>
          </table:table-cell>
          <table:table-cell office:value-type="float" office:value="5631000">
            <text:p>5631000</text:p>
          </table:table-cell>
          <table:table-cell office:value-type="float" office:value="5697000">
            <text:p>5697000</text:p>
          </table:table-cell>
          <table:table-cell office:value-type="float" office:value="6272000">
            <text:p>6272000</text:p>
          </table:table-cell>
          <table:table-cell office:value-type="float" office:value="5701000">
            <text:p>5701000</text:p>
          </table:table-cell>
          <table:table-cell office:value-type="float" office:value="5638000">
            <text:p>5638000</text:p>
          </table:table-cell>
          <table:table-cell office:value-type="float" office:value="5576000">
            <text:p>5576000</text:p>
          </table:table-cell>
          <table:table-cell office:value-type="float" office:value="5736000">
            <text:p>5736000</text:p>
          </table:table-cell>
          <table:table-cell office:value-type="float" office:value="5668000">
            <text:p>5668000</text:p>
          </table:table-cell>
          <table:table-cell office:value-type="float" office:value="5594000">
            <text:p>5594000</text:p>
          </table:table-cell>
          <table:table-cell office:value-type="float" office:value="5654000">
            <text:p>5654000</text:p>
          </table:table-cell>
          <table:table-cell office:value-type="float" office:value="5623000">
            <text:p>5623000</text:p>
          </table:table-cell>
          <table:table-cell office:value-type="float" office:value="5563000">
            <text:p>5563000</text:p>
          </table:table-cell>
          <table:table-cell office:value-type="float" office:value="5606000">
            <text:p>5606000</text:p>
          </table:table-cell>
          <table:table-cell office:value-type="float" office:value="5631000">
            <text:p>5631000</text:p>
          </table:table-cell>
          <table:table-cell office:value-type="float" office:value="5566000">
            <text:p>5566000</text:p>
          </table:table-cell>
          <table:table-cell office:value-type="float" office:value="5669000">
            <text:p>5669000</text:p>
          </table:table-cell>
          <table:table-cell office:value-type="float" office:value="5696000">
            <text:p>5696000</text:p>
          </table:table-cell>
          <table:table-cell office:value-type="float" office:value="5705000">
            <text:p>5705000</text:p>
          </table:table-cell>
          <table:table-cell office:value-type="float" office:value="5657000">
            <text:p>5657000</text:p>
          </table:table-cell>
          <table:table-cell office:value-type="float" office:value="5716000">
            <text:p>5716000</text:p>
          </table:table-cell>
          <table:table-cell office:value-type="float" office:value="5700000">
            <text:p>5700000</text:p>
          </table:table-cell>
          <table:table-cell office:value-type="float" office:value="5611000">
            <text:p>5611000</text:p>
          </table:table-cell>
          <table:table-cell office:value-type="float" office:value="5726000">
            <text:p>5726000</text:p>
          </table:table-cell>
          <table:table-cell office:value-type="float" office:value="5583000">
            <text:p>5583000</text:p>
          </table:table-cell>
          <table:table-cell office:value-type="float" office:value="5645000">
            <text:p>5645000</text:p>
          </table:table-cell>
          <table:table-cell office:value-type="float" office:value="5661000">
            <text:p>5661000</text:p>
          </table:table-cell>
          <table:table-cell office:value-type="float" office:value="5606000">
            <text:p>5606000</text:p>
          </table:table-cell>
          <table:table-cell office:value-type="float" office:value="5678000">
            <text:p>5678000</text:p>
          </table:table-cell>
          <table:table-cell office:value-type="float" office:value="5595000">
            <text:p>5595000</text:p>
          </table:table-cell>
          <table:table-cell office:value-type="float" office:value="5628000">
            <text:p>5628000</text:p>
          </table:table-cell>
          <table:table-cell office:value-type="float" office:value="5803000">
            <text:p>5803000</text:p>
          </table:table-cell>
          <table:table-cell office:value-type="float" office:value="5759000">
            <text:p>5759000</text:p>
          </table:table-cell>
          <table:table-cell office:value-type="float" office:value="5662000">
            <text:p>5662000</text:p>
          </table:table-cell>
          <table:table-cell office:value-type="float" office:value="5638000">
            <text:p>5638000</text:p>
          </table:table-cell>
          <table:table-cell office:value-type="float" office:value="5605000">
            <text:p>5605000</text:p>
          </table:table-cell>
          <table:table-cell office:value-type="float" office:value="5577000">
            <text:p>5577000</text:p>
          </table:table-cell>
          <table:table-cell office:value-type="float" office:value="7822000">
            <text:p>7822000</text:p>
          </table:table-cell>
          <table:table-cell office:value-type="float" office:value="5603000">
            <text:p>5603000</text:p>
          </table:table-cell>
          <table:table-cell office:value-type="float" office:value="5625000">
            <text:p>5625000</text:p>
          </table:table-cell>
          <table:table-cell office:value-type="float" office:value="5802000">
            <text:p>5802000</text:p>
          </table:table-cell>
          <table:table-cell office:value-type="float" office:value="5636000">
            <text:p>5636000</text:p>
          </table:table-cell>
          <table:table-cell office:value-type="float" office:value="5651000">
            <text:p>5651000</text:p>
          </table:table-cell>
          <table:table-cell office:value-type="float" office:value="5630000">
            <text:p>5630000</text:p>
          </table:table-cell>
          <table:table-cell office:value-type="float" office:value="5813000">
            <text:p>5813000</text:p>
          </table:table-cell>
          <table:table-cell office:value-type="float" office:value="5924000">
            <text:p>5924000</text:p>
          </table:table-cell>
          <table:table-cell office:value-type="float" office:value="5636000">
            <text:p>5636000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AVERAGE([.A54:.AX54])" office:value-type="float" office:value="5718160">
            <text:p>5718160</text:p>
          </table:table-cell>
          <table:table-cell table:formula="of:=[.BB54]/([.BA54]^2)" office:value-type="float" office:value="1759.97537703909">
            <text:p>1759,9753770391</text:p>
          </table:table-cell>
        </table:table-row>
        <table:table-row table:style-name="ro1">
          <table:table-cell office:value-type="float" office:value="5825000">
            <text:p>5825000</text:p>
          </table:table-cell>
          <table:table-cell office:value-type="float" office:value="5775000">
            <text:p>5775000</text:p>
          </table:table-cell>
          <table:table-cell office:value-type="float" office:value="5898000">
            <text:p>5898000</text:p>
          </table:table-cell>
          <table:table-cell office:value-type="float" office:value="5777000">
            <text:p>5777000</text:p>
          </table:table-cell>
          <table:table-cell office:value-type="float" office:value="5778000">
            <text:p>5778000</text:p>
          </table:table-cell>
          <table:table-cell office:value-type="float" office:value="5825000">
            <text:p>5825000</text:p>
          </table:table-cell>
          <table:table-cell office:value-type="float" office:value="5778000">
            <text:p>5778000</text:p>
          </table:table-cell>
          <table:table-cell office:value-type="float" office:value="5767000">
            <text:p>5767000</text:p>
          </table:table-cell>
          <table:table-cell office:value-type="float" office:value="5818000">
            <text:p>5818000</text:p>
          </table:table-cell>
          <table:table-cell office:value-type="float" office:value="5885000">
            <text:p>5885000</text:p>
          </table:table-cell>
          <table:table-cell office:value-type="float" office:value="6134000">
            <text:p>6134000</text:p>
          </table:table-cell>
          <table:table-cell table:number-columns-repeated="2" office:value-type="float" office:value="6080000">
            <text:p>6080000</text:p>
          </table:table-cell>
          <table:table-cell office:value-type="float" office:value="6001000">
            <text:p>6001000</text:p>
          </table:table-cell>
          <table:table-cell office:value-type="float" office:value="5999000">
            <text:p>5999000</text:p>
          </table:table-cell>
          <table:table-cell office:value-type="float" office:value="5821000">
            <text:p>5821000</text:p>
          </table:table-cell>
          <table:table-cell office:value-type="float" office:value="5803000">
            <text:p>5803000</text:p>
          </table:table-cell>
          <table:table-cell office:value-type="float" office:value="5837000">
            <text:p>5837000</text:p>
          </table:table-cell>
          <table:table-cell office:value-type="float" office:value="5846000">
            <text:p>5846000</text:p>
          </table:table-cell>
          <table:table-cell office:value-type="float" office:value="6122000">
            <text:p>6122000</text:p>
          </table:table-cell>
          <table:table-cell office:value-type="float" office:value="5856000">
            <text:p>5856000</text:p>
          </table:table-cell>
          <table:table-cell office:value-type="float" office:value="5848000">
            <text:p>5848000</text:p>
          </table:table-cell>
          <table:table-cell office:value-type="float" office:value="5858000">
            <text:p>5858000</text:p>
          </table:table-cell>
          <table:table-cell office:value-type="float" office:value="5768000">
            <text:p>5768000</text:p>
          </table:table-cell>
          <table:table-cell office:value-type="float" office:value="6394000">
            <text:p>6394000</text:p>
          </table:table-cell>
          <table:table-cell office:value-type="float" office:value="5854000">
            <text:p>5854000</text:p>
          </table:table-cell>
          <table:table-cell office:value-type="float" office:value="5748000">
            <text:p>5748000</text:p>
          </table:table-cell>
          <table:table-cell office:value-type="float" office:value="5789000">
            <text:p>5789000</text:p>
          </table:table-cell>
          <table:table-cell office:value-type="float" office:value="6118000">
            <text:p>6118000</text:p>
          </table:table-cell>
          <table:table-cell office:value-type="float" office:value="5777000">
            <text:p>5777000</text:p>
          </table:table-cell>
          <table:table-cell office:value-type="float" office:value="5853000">
            <text:p>5853000</text:p>
          </table:table-cell>
          <table:table-cell office:value-type="float" office:value="5760000">
            <text:p>5760000</text:p>
          </table:table-cell>
          <table:table-cell office:value-type="float" office:value="5848000">
            <text:p>5848000</text:p>
          </table:table-cell>
          <table:table-cell office:value-type="float" office:value="5748000">
            <text:p>5748000</text:p>
          </table:table-cell>
          <table:table-cell office:value-type="float" office:value="5830000">
            <text:p>5830000</text:p>
          </table:table-cell>
          <table:table-cell office:value-type="float" office:value="5937000">
            <text:p>5937000</text:p>
          </table:table-cell>
          <table:table-cell office:value-type="float" office:value="5855000">
            <text:p>5855000</text:p>
          </table:table-cell>
          <table:table-cell office:value-type="float" office:value="5841000">
            <text:p>5841000</text:p>
          </table:table-cell>
          <table:table-cell office:value-type="float" office:value="6336000">
            <text:p>6336000</text:p>
          </table:table-cell>
          <table:table-cell office:value-type="float" office:value="5817000">
            <text:p>5817000</text:p>
          </table:table-cell>
          <table:table-cell office:value-type="float" office:value="5853000">
            <text:p>5853000</text:p>
          </table:table-cell>
          <table:table-cell office:value-type="float" office:value="5755000">
            <text:p>5755000</text:p>
          </table:table-cell>
          <table:table-cell office:value-type="float" office:value="5814000">
            <text:p>5814000</text:p>
          </table:table-cell>
          <table:table-cell office:value-type="float" office:value="5817000">
            <text:p>5817000</text:p>
          </table:table-cell>
          <table:table-cell office:value-type="float" office:value="5916000">
            <text:p>5916000</text:p>
          </table:table-cell>
          <table:table-cell office:value-type="float" office:value="5940000">
            <text:p>5940000</text:p>
          </table:table-cell>
          <table:table-cell office:value-type="float" office:value="5949000">
            <text:p>5949000</text:p>
          </table:table-cell>
          <table:table-cell office:value-type="float" office:value="5777000">
            <text:p>5777000</text:p>
          </table:table-cell>
          <table:table-cell office:value-type="float" office:value="5789000">
            <text:p>5789000</text:p>
          </table:table-cell>
          <table:table-cell office:value-type="float" office:value="5769000">
            <text:p>5769000</text:p>
          </table:table-cell>
          <table:table-cell table:number-columns-repeated="2"/>
          <table:table-cell office:value-type="float" office:value="58">
            <text:p>58</text:p>
          </table:table-cell>
          <table:table-cell table:formula="of:=AVERAGE([.A55:.AX55])" office:value-type="float" office:value="5881260">
            <text:p>5881260</text:p>
          </table:table-cell>
          <table:table-cell table:formula="of:=[.BB55]/([.BA55]^2)" office:value-type="float" office:value="1748.2936979786">
            <text:p>1748,2936979786</text:p>
          </table:table-cell>
        </table:table-row>
        <table:table-row table:style-name="ro1">
          <table:table-cell office:value-type="float" office:value="6034000">
            <text:p>6034000</text:p>
          </table:table-cell>
          <table:table-cell office:value-type="float" office:value="6083000">
            <text:p>6083000</text:p>
          </table:table-cell>
          <table:table-cell office:value-type="float" office:value="6011000">
            <text:p>6011000</text:p>
          </table:table-cell>
          <table:table-cell office:value-type="float" office:value="6063000">
            <text:p>6063000</text:p>
          </table:table-cell>
          <table:table-cell office:value-type="float" office:value="6122000">
            <text:p>6122000</text:p>
          </table:table-cell>
          <table:table-cell office:value-type="float" office:value="5958000">
            <text:p>5958000</text:p>
          </table:table-cell>
          <table:table-cell office:value-type="float" office:value="6021000">
            <text:p>6021000</text:p>
          </table:table-cell>
          <table:table-cell office:value-type="float" office:value="5971000">
            <text:p>5971000</text:p>
          </table:table-cell>
          <table:table-cell office:value-type="float" office:value="6127000">
            <text:p>6127000</text:p>
          </table:table-cell>
          <table:table-cell office:value-type="float" office:value="6034000">
            <text:p>6034000</text:p>
          </table:table-cell>
          <table:table-cell office:value-type="float" office:value="6146000">
            <text:p>6146000</text:p>
          </table:table-cell>
          <table:table-cell office:value-type="float" office:value="6001000">
            <text:p>6001000</text:p>
          </table:table-cell>
          <table:table-cell office:value-type="float" office:value="6096000">
            <text:p>6096000</text:p>
          </table:table-cell>
          <table:table-cell office:value-type="float" office:value="6078000">
            <text:p>6078000</text:p>
          </table:table-cell>
          <table:table-cell office:value-type="float" office:value="6060000">
            <text:p>6060000</text:p>
          </table:table-cell>
          <table:table-cell office:value-type="float" office:value="7084000">
            <text:p>7084000</text:p>
          </table:table-cell>
          <table:table-cell office:value-type="float" office:value="6015000">
            <text:p>6015000</text:p>
          </table:table-cell>
          <table:table-cell office:value-type="float" office:value="6178000">
            <text:p>6178000</text:p>
          </table:table-cell>
          <table:table-cell office:value-type="float" office:value="5944000">
            <text:p>5944000</text:p>
          </table:table-cell>
          <table:table-cell office:value-type="float" office:value="6152000">
            <text:p>6152000</text:p>
          </table:table-cell>
          <table:table-cell office:value-type="float" office:value="5989000">
            <text:p>5989000</text:p>
          </table:table-cell>
          <table:table-cell office:value-type="float" office:value="6368000">
            <text:p>6368000</text:p>
          </table:table-cell>
          <table:table-cell office:value-type="float" office:value="5901000">
            <text:p>5901000</text:p>
          </table:table-cell>
          <table:table-cell office:value-type="float" office:value="6026000">
            <text:p>6026000</text:p>
          </table:table-cell>
          <table:table-cell office:value-type="float" office:value="6210000">
            <text:p>6210000</text:p>
          </table:table-cell>
          <table:table-cell office:value-type="float" office:value="6223000">
            <text:p>6223000</text:p>
          </table:table-cell>
          <table:table-cell office:value-type="float" office:value="6236000">
            <text:p>6236000</text:p>
          </table:table-cell>
          <table:table-cell office:value-type="float" office:value="5903000">
            <text:p>5903000</text:p>
          </table:table-cell>
          <table:table-cell office:value-type="float" office:value="6017000">
            <text:p>6017000</text:p>
          </table:table-cell>
          <table:table-cell office:value-type="float" office:value="8104000">
            <text:p>8104000</text:p>
          </table:table-cell>
          <table:table-cell office:value-type="float" office:value="6011000">
            <text:p>6011000</text:p>
          </table:table-cell>
          <table:table-cell office:value-type="float" office:value="5963000">
            <text:p>5963000</text:p>
          </table:table-cell>
          <table:table-cell office:value-type="float" office:value="6013000">
            <text:p>6013000</text:p>
          </table:table-cell>
          <table:table-cell office:value-type="float" office:value="6033000">
            <text:p>6033000</text:p>
          </table:table-cell>
          <table:table-cell office:value-type="float" office:value="6557000">
            <text:p>6557000</text:p>
          </table:table-cell>
          <table:table-cell office:value-type="float" office:value="5947000">
            <text:p>5947000</text:p>
          </table:table-cell>
          <table:table-cell office:value-type="float" office:value="6205000">
            <text:p>6205000</text:p>
          </table:table-cell>
          <table:table-cell office:value-type="float" office:value="6046000">
            <text:p>6046000</text:p>
          </table:table-cell>
          <table:table-cell office:value-type="float" office:value="6210000">
            <text:p>6210000</text:p>
          </table:table-cell>
          <table:table-cell office:value-type="float" office:value="6672000">
            <text:p>6672000</text:p>
          </table:table-cell>
          <table:table-cell office:value-type="float" office:value="6015000">
            <text:p>6015000</text:p>
          </table:table-cell>
          <table:table-cell office:value-type="float" office:value="6256000">
            <text:p>6256000</text:p>
          </table:table-cell>
          <table:table-cell office:value-type="float" office:value="7592000">
            <text:p>7592000</text:p>
          </table:table-cell>
          <table:table-cell office:value-type="float" office:value="5987000">
            <text:p>5987000</text:p>
          </table:table-cell>
          <table:table-cell office:value-type="float" office:value="6051000">
            <text:p>6051000</text:p>
          </table:table-cell>
          <table:table-cell office:value-type="float" office:value="6109000">
            <text:p>6109000</text:p>
          </table:table-cell>
          <table:table-cell office:value-type="float" office:value="5974000">
            <text:p>5974000</text:p>
          </table:table-cell>
          <table:table-cell office:value-type="float" office:value="6010000">
            <text:p>6010000</text:p>
          </table:table-cell>
          <table:table-cell office:value-type="float" office:value="6060000">
            <text:p>6060000</text:p>
          </table:table-cell>
          <table:table-cell office:value-type="float" office:value="6058000">
            <text:p>6058000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AVERAGE([.A56:.AX56])" office:value-type="float" office:value="6178480">
            <text:p>6178480</text:p>
          </table:table-cell>
          <table:table-cell table:formula="of:=[.BB56]/([.BA56]^2)" office:value-type="float" office:value="1774.91525423729">
            <text:p>1774,9152542373</text:p>
          </table:table-cell>
        </table:table-row>
        <table:table-row table:style-name="ro1">
          <table:table-cell office:value-type="float" office:value="6252000">
            <text:p>6252000</text:p>
          </table:table-cell>
          <table:table-cell office:value-type="float" office:value="6184000">
            <text:p>6184000</text:p>
          </table:table-cell>
          <table:table-cell office:value-type="float" office:value="6407000">
            <text:p>6407000</text:p>
          </table:table-cell>
          <table:table-cell office:value-type="float" office:value="6249000">
            <text:p>6249000</text:p>
          </table:table-cell>
          <table:table-cell office:value-type="float" office:value="6196000">
            <text:p>6196000</text:p>
          </table:table-cell>
          <table:table-cell office:value-type="float" office:value="6293000">
            <text:p>6293000</text:p>
          </table:table-cell>
          <table:table-cell office:value-type="float" office:value="6230000">
            <text:p>6230000</text:p>
          </table:table-cell>
          <table:table-cell office:value-type="float" office:value="6229000">
            <text:p>6229000</text:p>
          </table:table-cell>
          <table:table-cell office:value-type="float" office:value="6652000">
            <text:p>6652000</text:p>
          </table:table-cell>
          <table:table-cell office:value-type="float" office:value="6269000">
            <text:p>6269000</text:p>
          </table:table-cell>
          <table:table-cell office:value-type="float" office:value="6550000">
            <text:p>6550000</text:p>
          </table:table-cell>
          <table:table-cell office:value-type="float" office:value="6206000">
            <text:p>6206000</text:p>
          </table:table-cell>
          <table:table-cell office:value-type="float" office:value="6168000">
            <text:p>6168000</text:p>
          </table:table-cell>
          <table:table-cell office:value-type="float" office:value="6291000">
            <text:p>6291000</text:p>
          </table:table-cell>
          <table:table-cell office:value-type="float" office:value="6266000">
            <text:p>6266000</text:p>
          </table:table-cell>
          <table:table-cell office:value-type="float" office:value="6242000">
            <text:p>6242000</text:p>
          </table:table-cell>
          <table:table-cell office:value-type="float" office:value="6241000">
            <text:p>6241000</text:p>
          </table:table-cell>
          <table:table-cell office:value-type="float" office:value="6158000">
            <text:p>6158000</text:p>
          </table:table-cell>
          <table:table-cell office:value-type="float" office:value="6300000">
            <text:p>6300000</text:p>
          </table:table-cell>
          <table:table-cell office:value-type="float" office:value="6245000">
            <text:p>6245000</text:p>
          </table:table-cell>
          <table:table-cell office:value-type="float" office:value="6125000">
            <text:p>6125000</text:p>
          </table:table-cell>
          <table:table-cell office:value-type="float" office:value="6560000">
            <text:p>6560000</text:p>
          </table:table-cell>
          <table:table-cell office:value-type="float" office:value="6219000">
            <text:p>6219000</text:p>
          </table:table-cell>
          <table:table-cell office:value-type="float" office:value="8616000">
            <text:p>8616000</text:p>
          </table:table-cell>
          <table:table-cell office:value-type="float" office:value="6257000">
            <text:p>6257000</text:p>
          </table:table-cell>
          <table:table-cell office:value-type="float" office:value="6273000">
            <text:p>6273000</text:p>
          </table:table-cell>
          <table:table-cell office:value-type="float" office:value="6214000">
            <text:p>6214000</text:p>
          </table:table-cell>
          <table:table-cell office:value-type="float" office:value="6232000">
            <text:p>6232000</text:p>
          </table:table-cell>
          <table:table-cell office:value-type="float" office:value="6437000">
            <text:p>6437000</text:p>
          </table:table-cell>
          <table:table-cell office:value-type="float" office:value="6194000">
            <text:p>6194000</text:p>
          </table:table-cell>
          <table:table-cell office:value-type="float" office:value="6251000">
            <text:p>6251000</text:p>
          </table:table-cell>
          <table:table-cell office:value-type="float" office:value="6255000">
            <text:p>6255000</text:p>
          </table:table-cell>
          <table:table-cell table:number-columns-repeated="2" office:value-type="float" office:value="6197000">
            <text:p>6197000</text:p>
          </table:table-cell>
          <table:table-cell office:value-type="float" office:value="6245000">
            <text:p>6245000</text:p>
          </table:table-cell>
          <table:table-cell office:value-type="float" office:value="6237000">
            <text:p>6237000</text:p>
          </table:table-cell>
          <table:table-cell office:value-type="float" office:value="6218000">
            <text:p>6218000</text:p>
          </table:table-cell>
          <table:table-cell office:value-type="float" office:value="6200000">
            <text:p>6200000</text:p>
          </table:table-cell>
          <table:table-cell office:value-type="float" office:value="6262000">
            <text:p>6262000</text:p>
          </table:table-cell>
          <table:table-cell office:value-type="float" office:value="6171000">
            <text:p>6171000</text:p>
          </table:table-cell>
          <table:table-cell office:value-type="float" office:value="6222000">
            <text:p>6222000</text:p>
          </table:table-cell>
          <table:table-cell office:value-type="float" office:value="6220000">
            <text:p>6220000</text:p>
          </table:table-cell>
          <table:table-cell office:value-type="float" office:value="6226000">
            <text:p>6226000</text:p>
          </table:table-cell>
          <table:table-cell office:value-type="float" office:value="6193000">
            <text:p>6193000</text:p>
          </table:table-cell>
          <table:table-cell office:value-type="float" office:value="6249000">
            <text:p>6249000</text:p>
          </table:table-cell>
          <table:table-cell office:value-type="float" office:value="6227000">
            <text:p>6227000</text:p>
          </table:table-cell>
          <table:table-cell office:value-type="float" office:value="6219000">
            <text:p>6219000</text:p>
          </table:table-cell>
          <table:table-cell office:value-type="float" office:value="6166000">
            <text:p>6166000</text:p>
          </table:table-cell>
          <table:table-cell office:value-type="float" office:value="6556000">
            <text:p>6556000</text:p>
          </table:table-cell>
          <table:table-cell office:value-type="float" office:value="6214000">
            <text:p>6214000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AVERAGE([.A57:.AX57])" office:value-type="float" office:value="6309600">
            <text:p>6309600</text:p>
          </table:table-cell>
          <table:table-cell table:formula="of:=[.BB57]/([.BA57]^2)" office:value-type="float" office:value="1752.66666666667">
            <text:p>1752,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13:24:25</dc:date>
    <dc:creator>negri franco</dc:creator>
    <meta:document-statistic meta:table-count="1" meta:cell-count="3021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13cm" svg:height="12.039cm" xlink:href=".." xlink:type="simple" chart:class="chart:line" chart:style-name="ch1">
        <chart:title svg:x="6.62cm" svg:y="0.376cm" chart:style-name="ch2">
          <text:p>Grafo completo vs tiempo</text:p>
        </chart:title>
        <chart:plot-area chart:style-name="ch3" table:cell-range-address="Hoja1.BA1:Hoja1.BB57" chart:data-source-has-labels="column" svg:x="0.82cm" svg:y="1.875cm" svg:width="16.953cm" svg:height="9.504cm">
          <chartooo:coordinate-region svg:x="2.367cm" svg:y="2.074cm" svg:width="15.219cm" svg:height="8.26cm"/>
          <chart:axis chart:dimension="x" chart:name="primary-x" chart:style-name="ch4" chartooo:axis-type="auto">
            <chartooo:date-scale/>
            <chart:categories table:cell-range-address="Hoja1.BA1:Hoja1.B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B1:Hoja1.BB57" chart:class="chart:line"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B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BA1:Hoja1.BA57</svg:desc>
                </draw:g>
              </table:table-cell>
              <table:table-cell office:value-type="float" office:value="201080">
                <text:p>201080</text:p>
                <draw:g>
                  <svg:desc>Hoja1.BB1:Hoja1.BB5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6300">
                <text:p>2363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4760">
                <text:p>25476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5900">
                <text:p>2659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1200">
                <text:p>2912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9140">
                <text:p>3391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2420">
                <text:p>3524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11400">
                <text:p>4114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3460">
                <text:p>4334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5120">
                <text:p>4951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9980">
                <text:p>5399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2220">
                <text:p>5722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9220">
                <text:p>6292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9360">
                <text:p>69936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0420">
                <text:p>76042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5260">
                <text:p>8052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64100">
                <text:p>8641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3780">
                <text:p>96378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14460">
                <text:p>101446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00260">
                <text:p>110026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81020">
                <text:p>118102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47520">
                <text:p>12475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60100">
                <text:p>136010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44320">
                <text:p>14443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05400">
                <text:p>1505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32460">
                <text:p>16324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1100">
                <text:p>172110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27940">
                <text:p>18279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2700">
                <text:p>195270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45380">
                <text:p>204538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177160">
                <text:p>21771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05460">
                <text:p>230546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24100">
                <text:p>24241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23220">
                <text:p>252322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670140">
                <text:p>267014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17720">
                <text:p>28177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9360">
                <text:p>291936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67980">
                <text:p>306798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209520">
                <text:p>320952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54740">
                <text:p>33547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515920">
                <text:p>351592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638400">
                <text:p>36384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18800">
                <text:p>381880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36660">
                <text:p>393666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123720">
                <text:p>41237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252680">
                <text:p>42526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07700">
                <text:p>450770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617580">
                <text:p>461758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32740">
                <text:p>48327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928940">
                <text:p>492894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165360">
                <text:p>516536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344700">
                <text:p>534470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26920">
                <text:p>55269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18160">
                <text:p>571816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81260">
                <text:p>588126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178480">
                <text:p>61784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09600">
                <text:p>6309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72cm" svg:height="11.901cm" xlink:href=".." xlink:type="simple" chart:class="chart:line" chart:style-name="ch1">
        <chart:title svg:x="7.361cm" svg:y="0.374cm" chart:style-name="ch2">
          <text:p>Tiempos grafo completo/n^2</text:p>
        </chart:title>
        <chart:plot-area chart:style-name="ch3" table:cell-range-address="Hoja1.BA1:Hoja1.BA57 Hoja1.BC1:Hoja1.BC57" chart:data-source-has-labels="column" svg:x="0.859cm" svg:y="1.867cm" svg:width="18.795cm" svg:height="9.376cm">
          <chartooo:coordinate-region svg:x="2.036cm" svg:y="2.066cm" svg:width="17.431cm" svg:height="8.132cm"/>
          <chart:axis chart:dimension="x" chart:name="primary-x" chart:style-name="ch4" chartooo:axis-type="auto">
            <chartooo:date-scale/>
            <chart:categories table:cell-range-address="Hoja1.BA1:Hoja1.B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C1:Hoja1.BC57" chart:class="chart:line"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C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BA1:Hoja1.BA57</svg:desc>
                </draw:g>
              </table:table-cell>
              <table:table-cell office:value-type="float" office:value="12567.5">
                <text:p>12567.5</text:p>
                <draw:g>
                  <svg:desc>Hoja1.BC1:Hoja1.BC5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452">
                <text:p>94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076.66666666667">
                <text:p>7076.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26.5306122449">
                <text:p>5426.53061224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186.91358024691">
                <text:p>4186.91358024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24.2">
                <text:p>3524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0.13888888889">
                <text:p>3010.138888888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29.70414201183">
                <text:p>2929.704142011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43.2">
                <text:p>25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57.890625">
                <text:p>2457.890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419.93079584775">
                <text:p>2419.930795847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46.97530864198">
                <text:p>2346.975308641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30.63711911357">
                <text:p>2230.637119113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60.25">
                <text:p>2160.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85.44217687075">
                <text:p>2185.442176870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95.99173553719">
                <text:p>2095.991735537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79.88657844991">
                <text:p>2079.886578449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50.38194444444">
                <text:p>2050.381944444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96.032">
                <text:p>1996.0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11.98224852071">
                <text:p>2011.9822485207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81.23456790123">
                <text:p>1981.234567901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20.15306122449">
                <text:p>1920.1530612244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41.09393579073">
                <text:p>1941.093935790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12.33333333333">
                <text:p>1912.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902.12278876171">
                <text:p>1902.122788761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06.93359375">
                <text:p>1906.933593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78.21854912764">
                <text:p>1878.218549127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83.35640138408">
                <text:p>1883.3564013840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82.00816326531">
                <text:p>1882.0081632653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70.4475308642">
                <text:p>1870.447530864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43.11176040906">
                <text:p>1843.1117604090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849.12742382271">
                <text:p>1849.1274238227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52.54437869822">
                <text:p>1852.544378698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24.6">
                <text:p>182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25.09220701963">
                <text:p>1825.092207019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819.45578231293">
                <text:p>1819.4557823129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814.35370470525">
                <text:p>1814.353704705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816.07438016529">
                <text:p>1816.0743801652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96.74074074074">
                <text:p>1796.7407407407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804.72589792061">
                <text:p>1804.725897920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82.10049796288">
                <text:p>1782.1004979628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89.80902777778">
                <text:p>1789.809027777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71.21199500208">
                <text:p>1771.211995002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03.08">
                <text:p>1803.0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75.30949634756">
                <text:p>1775.3094963475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87.25591715976">
                <text:p>1787.2559171597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54.69562121752">
                <text:p>1754.6956212175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771.38545953361">
                <text:p>1771.385459533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766.84297520661">
                <text:p>1766.84297520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62.41071428571">
                <text:p>1762.4107142857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59.97537703909">
                <text:p>1759.9753770390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48.2936979786">
                <text:p>1748.293697978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74.91525423729">
                <text:p>1774.91525423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52.66666666667">
                <text:p>1752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